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2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3.57cm"/>
    </style:style>
    <style:style style:name="co4" style:family="table-column">
      <style:table-column-properties fo:break-before="auto" style:column-width="5.052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2.096cm"/>
    </style:style>
    <style:style style:name="co10" style:family="table-column">
      <style:table-column-properties fo:break-before="auto" style:column-width="2.75cm"/>
    </style:style>
    <style:style style:name="co11" style:family="table-column">
      <style:table-column-properties fo:break-before="auto" style:column-width="1.1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5cm"/>
    </style:style>
    <style:style style:name="co14" style:family="table-column">
      <style:table-column-properties fo:break-before="auto" style:column-width="3.785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866cm"/>
    </style:style>
    <style:style style:name="co18" style:family="table-column">
      <style:table-column-properties fo:break-before="auto" style:column-width="0.665cm"/>
    </style:style>
    <style:style style:name="co19" style:family="table-column">
      <style:table-column-properties fo:break-before="auto" style:column-width="2.48cm"/>
    </style:style>
    <style:style style:name="co20" style:family="table-column">
      <style:table-column-properties fo:break-before="auto" style:column-width="6.02cm"/>
    </style:style>
    <style:style style:name="co21" style:family="table-column">
      <style:table-column-properties fo:break-before="auto" style:column-width="3.52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12cm"/>
    </style:style>
    <style:style style:name="co24" style:family="table-column">
      <style:table-column-properties fo:break-before="auto" style:column-width="1.057cm"/>
    </style:style>
    <style:style style:name="co25" style:family="table-column">
      <style:table-column-properties fo:break-before="auto" style:column-width="1.249cm"/>
    </style:style>
    <style:style style:name="co26" style:family="table-column">
      <style:table-column-properties fo:break-before="auto" style:column-width="1.185cm"/>
    </style:style>
    <style:style style:name="co27" style:family="table-column">
      <style:table-column-properties fo:break-before="auto" style:column-width="3.298cm"/>
    </style:style>
    <style:style style:name="co28" style:family="table-column">
      <style:table-column-properties fo:break-before="auto" style:column-width="6.888cm"/>
    </style:style>
    <style:style style:name="co29" style:family="table-column">
      <style:table-column-properties fo:break-before="auto" style:column-width="2.85cm"/>
    </style:style>
    <style:style style:name="co30" style:family="table-column">
      <style:table-column-properties fo:break-before="auto" style:column-width="0.707cm"/>
    </style:style>
    <style:style style:name="co31" style:family="table-column">
      <style:table-column-properties fo:break-before="auto" style:column-width="6.209cm"/>
    </style:style>
    <style:style style:name="co32" style:family="table-column">
      <style:table-column-properties fo:break-before="auto" style:column-width="0.979cm"/>
    </style:style>
    <style:style style:name="co33" style:family="table-column">
      <style:table-column-properties fo:break-before="auto" style:column-width="1.007cm"/>
    </style:style>
    <style:style style:name="co34" style:family="table-column">
      <style:table-column-properties fo:break-before="auto" style:column-width="0.871cm"/>
    </style:style>
    <style:style style:name="co35" style:family="table-column">
      <style:table-column-properties fo:break-before="auto" style:column-width="3.5cm"/>
    </style:style>
    <style:style style:name="co36" style:family="table-column">
      <style:table-column-properties fo:break-before="auto" style:column-width="2.831cm"/>
    </style:style>
    <style:style style:name="co37" style:family="table-column">
      <style:table-column-properties fo:break-before="auto" style:column-width="10.02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818cm" fo:break-before="auto" style:use-optimal-row-height="fals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684cm" fo:break-before="auto" style:use-optimal-row-height="false"/>
    </style:style>
    <style:style style:name="ro5" style:family="table-row">
      <style:table-row-properties style:row-height="0.631cm" fo:break-before="auto" style:use-optimal-row-height="false"/>
    </style:style>
    <style:style style:name="ro6" style:family="table-row">
      <style:table-row-properties style:row-height="0.658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642cm" fo:break-before="auto" style:use-optimal-row-height="false"/>
    </style:style>
    <style:style style:name="ro9" style:family="table-row">
      <style:table-row-properties style:row-height="0.672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1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6cm" fo:break-before="auto" style:use-optimal-row-height="false"/>
    </style:style>
    <style:style style:name="ro13" style:family="table-row">
      <style:table-row-properties style:row-height="0.75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0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302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04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0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07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08" style:family="table-cell" style:parent-style-name="Default" style:data-style-name="N100"/>
    <style:style style:name="ce30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310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2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1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14" style:family="table-cell" style:parent-style-name="Default" style:data-style-name="N0"/>
    <style:style style:name="ce3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16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1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19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3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22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324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326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328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329" style:family="table-cell" style:parent-style-name="Default">
      <style:table-cell-properties fo:background-color="transparent"/>
    </style:style>
    <style:style style:name="ce330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331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332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5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36" style:family="table-cell" style:parent-style-name="Default">
      <style:table-cell-properties style:vertical-align="middle"/>
    </style:style>
    <style:style style:name="ce337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38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39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0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41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2" style:family="table-cell" style:parent-style-name="Default" style:data-style-name="N100">
      <style:table-cell-properties fo:background-color="transparent"/>
    </style:style>
    <style:style style:name="ce343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4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345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4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48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352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35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356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7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35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59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60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363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36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365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366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67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8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6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70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1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373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374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5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377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378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379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83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384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85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86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7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8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89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39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92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393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4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395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7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399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0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1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2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3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4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40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406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407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8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09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4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4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4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413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5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16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7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8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419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21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42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424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425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42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4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428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42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39" style:family="table-cell" style:parent-style-name="Default">
      <style:table-cell-properties fo:border-bottom="0.06pt solid #000000" fo:border-left="none" fo:border-right="none" fo:border-top="none"/>
    </style:style>
    <style:style style:name="ce4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3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Default">
      <style:table-cell-properties fo:border-bottom="none" fo:border-left="none" fo:border-right="0.06pt solid #000000" fo:border-top="none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3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4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4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47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0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5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5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53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/>
    <style:style style:name="ce155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</style:style>
    <style:style style:name="ce156" style:family="table-cell" style:parent-style-name="Default" style:data-style-name="N0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5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61" style:family="table-cell" style:parent-style-name="Default" style:data-style-name="N0"/>
    <style:style style:name="ce1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63" style:family="table-cell" style:parent-style-name="Default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66" style:family="table-cell" style:parent-style-name="Default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69" style:family="table-cell" style:parent-style-name="Default">
      <style:table-cell-properties fo:border-bottom="none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71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17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73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transparent"/>
    </style:style>
    <style:style style:name="ce177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2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83" style:family="table-cell" style:parent-style-name="Default">
      <style:table-cell-properties style:vertical-align="middle"/>
    </style:style>
    <style:style style:name="ce184" style:family="table-cell" style:parent-style-name="Default">
      <style:table-cell-properties fo:border-bottom="non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85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86" style:family="table-cell" style:parent-style-name="Default">
      <style:table-cell-properties fo:border-bottom="none" fo:background-color="#ffd8ce" style:text-align-source="fix" style:repeat-content="false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87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89" style:family="table-cell" style:parent-style-name="Default" style:data-style-name="N100">
      <style:table-cell-properties fo:background-color="transparent"/>
    </style:style>
    <style:style style:name="ce190" style:family="table-cell" style:parent-style-name="Default" style:data-style-name="N100">
      <style:table-cell-properties fo:background-color="#ffbf00" style:text-align-source="fix" style:repeat-content="false" fo:border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1" style:family="table-cell" style:parent-style-name="Default" style:data-style-name="N100">
      <style:table-cell-properties fo:background-color="#ffd8ce" style:text-align-source="fix" style:repeat-content="false" fo:border="0.06pt solid #000000" style:vertical-align="middle"/>
      <style:paragraph-properties fo:text-align="center" fo:margin-left="0cm"/>
    </style:style>
    <style:style style:name="ce192" style:family="table-cell" style:parent-style-name="Default" style:data-style-name="N100">
      <style:table-cell-properties fo:border-bottom="none" fo:background-color="#ffd8c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193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95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style:font-size-asian="11pt" style:font-size-complex="11pt"/>
    </style:style>
    <style:style style:name="ce199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14pt" fo:font-weight="bold" style:font-size-asian="14pt" style:font-weight-asian="bold" style:font-size-complex="14pt" style:font-weight-complex="bold"/>
    </style:style>
    <style:style style:name="ce20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2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03" style:family="table-cell" style:parent-style-name="Default" style:data-style-name="N100">
      <style:table-cell-properties fo:border-bottom="none" fo:background-color="#dee6ef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04" style:family="table-cell" style:parent-style-name="Default" style:data-style-name="N100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  <style:style style:name="ce205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06" style:family="table-cell" style:parent-style-name="Default" style:data-style-name="N100">
      <style:table-cell-properties fo:border-bottom="none" fo:background-color="#dde8cb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07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208" style:family="table-cell" style:parent-style-name="Default" style:data-style-name="N100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9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10" style:family="table-cell" style:parent-style-name="Default" style:data-style-name="N100">
      <style:table-cell-properties fo:border-bottom="none" style:text-align-source="fix" style:repeat-content="false" fo:background-color="transparent" fo:border-left="0.06pt solid #000000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12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</style:style>
    <style:style style:name="ce213" style:family="table-cell" style:parent-style-name="Default" style:data-style-name="N0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214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215" style:family="table-cell" style:parent-style-name="Default">
      <style:table-cell-properties fo:border-bottom="none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216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217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18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19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220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</style:style>
    <style:style style:name="ce221" style:family="table-cell" style:parent-style-name="Default">
      <style:table-cell-properties fo:border-bottom="none" fo:background-color="#dde8cb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22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24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</style:style>
    <style:style style:name="ce225" style:family="table-cell" style:parent-style-name="Default">
      <style:table-cell-properties fo:border-bottom="none" fo:background-color="#fff5ce" style:text-align-source="fix" style:repeat-content="false" fo:border-left="0.06pt solid #ff0000" fo:border-right="none" fo:border-top="0.06pt solid #ff0000" style:vertical-align="middle"/>
      <style:paragraph-properties fo:text-align="center" fo:margin-left="0cm"/>
    </style:style>
    <style:style style:name="ce226" style:family="table-cell" style:parent-style-name="Default">
      <style:table-cell-properties fo:border-bottom="none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227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none" fo:border-top="none" style:vertical-align="middle"/>
      <style:paragraph-properties fo:text-align="center" fo:margin-left="0cm"/>
    </style:style>
    <style:style style:name="ce2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ff0000" style:vertical-align="middle"/>
      <style:paragraph-properties fo:text-align="center" fo:margin-left="0cm"/>
    </style:style>
    <style:style style:name="ce231" style:family="table-cell" style:parent-style-name="Default">
      <style:table-cell-properties fo:border-bottom="0.06pt solid #ff0000" fo:background-color="#ffd7d7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2" style:family="table-cell" style:parent-style-name="Default">
      <style:table-cell-properties fo:border-bottom="none" fo:background-color="#ffd7d7" style:text-align-source="fix" style:repeat-content="false" fo:border-left="none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33" style:family="table-cell" style:parent-style-name="Default">
      <style:table-cell-properties fo:border-bottom="none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234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235" style:family="table-cell" style:parent-style-name="Default">
      <style:table-cell-properties fo:border-bottom="0.06pt solid #ff0000" fo:background-color="#ffd7d7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ff0000" fo:background-color="#dedce6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3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39" style:family="table-cell" style:parent-style-name="Default">
      <style:table-cell-properties fo:border-bottom="none" fo:background-color="#fff5ce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240" style:family="table-cell" style:parent-style-name="Default">
      <style:table-cell-properties fo:border-bottom="none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241" style:family="table-cell" style:parent-style-name="Default">
      <style:table-cell-properties fo:border-bottom="0.06pt solid #ff0000" fo:background-color="#dedce6" style:text-align-source="fix" style:repeat-content="false" fo:border-left="none" fo:border-right="0.06pt solid #ff0000" fo:border-top="none" style:vertical-align="middle"/>
      <style:paragraph-properties fo:text-align="center" fo:margin-left="0cm"/>
    </style:style>
    <style:style style:name="ce242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243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44" style:family="table-cell" style:parent-style-name="Default">
      <style:table-cell-properties fo:border-bottom="0.06pt solid #ff0000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45" style:family="table-cell" style:parent-style-name="Default">
      <style:table-cell-properties fo:border-bottom="none" fo:background-color="#dde8cb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46" style:family="table-cell" style:parent-style-name="Default">
      <style:table-cell-properties fo:border-bottom="none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47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249" style:family="table-cell" style:parent-style-name="Default">
      <style:table-cell-properties fo:border-bottom="none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50" style:family="table-cell" style:parent-style-name="Default">
      <style:table-cell-properties fo:border-bottom="0.06pt solid #ff0000" fo:background-color="#dedce6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51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</style:style>
    <style:style style:name="ce252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</style:style>
    <style:style style:name="ce253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0.06pt solid #ff0000" style:vertical-align="middle"/>
      <style:paragraph-properties fo:text-align="center" fo:margin-left="0cm"/>
      <style:text-properties style:use-window-font-color="true"/>
    </style:style>
    <style:style style:name="ce254" style:family="table-cell" style:parent-style-name="Default">
      <style:table-cell-properties fo:border-bottom="none" fo:background-color="#fff5ce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255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256" style:family="table-cell" style:parent-style-name="Default">
      <style:table-cell-properties fo:border-bottom="0.06pt solid #ff0000" fo:background-color="#ffd7d7" style:text-align-source="fix" style:repeat-content="false" fo:border-left="0.06pt solid #ff0000" fo:border-right="0.06pt solid #ff0000" fo:border-top="none" style:vertical-align="middle"/>
      <style:paragraph-properties fo:text-align="center" fo:margin-left="0cm"/>
      <style:text-properties style:use-window-font-color="true"/>
    </style:style>
    <style:style style:name="ce25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5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260" style:family="table-cell" style:parent-style-name="Default">
      <style:table-cell-properties fo:border-bottom="none" fo:background-color="#ffd7d7" style:text-align-source="fix" style:repeat-content="false" fo:border-left="0.06pt solid #ff0000" fo:border-right="0.06pt solid #ff0000" fo:border-top="2.35pt double #ff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61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62" style:family="table-cell" style:parent-style-name="Default">
      <style:table-cell-properties fo:background-color="#ffd7d7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63" style:family="table-cell" style:parent-style-name="Default">
      <style:table-cell-properties fo:border-bottom="none" fo:background-color="#ffd7d7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64" style:family="table-cell" style:parent-style-name="Default">
      <style:table-cell-properties fo:border-bottom="none" style:text-align-source="fix" style:repeat-content="false" fo:background-color="transparent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65" style:family="table-cell" style:parent-style-name="Default">
      <style:table-cell-properties fo:border-bottom="none" fo:background-color="#dedce6" style:text-align-source="fix" style:repeat-content="false" fo:border-left="none" fo:border-right="none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66" style:family="table-cell" style:parent-style-name="Default">
      <style:table-cell-properties fo:background-color="#dedc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67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268" style:family="table-cell" style:parent-style-name="Default">
      <style:table-cell-properties fo:border-bottom="0.06pt solid #ff0000" fo:background-color="#dde8cb" style:text-align-source="fix" style:repeat-content="false" fo:border-left="0.06pt solid #ff0000" fo:border-right="none" fo:border-top="0.06pt solid #ff0000" style:vertical-align="middle"/>
      <style:paragraph-properties fo:text-align="center" fo:margin-left="0cm"/>
      <style:text-properties style:use-window-font-color="true"/>
    </style:style>
    <style:style style:name="ce26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/>
    </style:style>
    <style:style style:name="ce27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271" style:family="table-cell" style:parent-style-name="Default">
      <style:table-cell-properties fo:border-bottom="none" fo:background-color="#ffd7d7" style:text-align-source="fix" style:repeat-content="false" fo:border-left="2.35pt double #ff0000" style:border-line-width-left="0.026cm 0.004cm 0.053cm" fo:border-right="2.35pt double #ff0000" style:border-line-width-right="0.026cm 0.004cm 0.053cm" fo:border-top="2.35pt double #000000" style:border-line-width-top="0.026cm 0.004cm 0.053cm" style:vertical-align="middle"/>
      <style:paragraph-properties fo:text-align="center" fo:margin-left="0cm"/>
    </style:style>
    <style:style style:name="ce272" style:family="table-cell" style:parent-style-name="Default">
      <style:table-cell-properties fo:border-bottom="0.06pt solid #ff0000" fo:background-color="#dde8cb" style:text-align-source="fix" style:repeat-content="false" fo:border-left="none" fo:border-right="0.06pt solid #ff0000" fo:border-top="0.06pt solid #ff0000" style:vertical-align="middle"/>
      <style:paragraph-properties fo:text-align="center" fo:margin-left="0cm"/>
    </style:style>
    <style:style style:name="ce27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74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06pt solid #000000" fo:border-right="none" fo:border-top="2.35pt double #000000" style:border-line-width-top="0.026cm 0.004cm 0.053cm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none" fo:border-left="none" fo:border-right="0.06pt solid #000000" fo:border-top="none"/>
    </style:style>
    <style:style style:name="ce28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9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9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00" style:family="table-cell" style:parent-style-name="Default">
      <style:table-cell-properties fo:border-bottom="0.06pt solid #000000" fo:border-left="none" fo:border-right="none" fo:border-top="none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Liberation Sans1" style:font-name-asian="Liberation Sans1" style:font-name-complex="Liberation Sans1"/>
    </style:style>
    <style:style style:name="ce44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47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</style:style>
    <style:style style:name="ce2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/>
    </style:style>
    <style:style style:name="ce28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/>
    </style:style>
    <style:style style:name="ce28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2.35pt double #000000" style:border-line-width-top="0.026cm 0.004cm 0.053cm" style:vertical-align="middle"/>
      <style:paragraph-properties fo:text-align="center" fo:margin-left="0cm"/>
      <style:text-properties fo:font-size="10pt" style:font-size-asian="10pt" style:font-size-complex="10pt"/>
    </style:style>
    <style:style style:name="ce29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29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4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9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2.35pt double #000000" style:border-line-width-top="0.026cm 0.004cm 0.053cm" style:vertical-align="middle"/>
      <style:paragraph-properties fo:text-align="start" fo:margin-left="0cm"/>
      <style:text-properties style:use-window-font-color="true" fo:font-size="10pt" style:font-size-asian="10pt" style:font-size-complex="10pt"/>
    </style:style>
    <style:style style:name="ce296" style:family="table-cell" style:parent-style-name="Default">
      <style:text-properties style:font-name="Liberation Serif" style:font-name-asian="Liberation Serif" style:font-name-complex="Liberation Seri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alues M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4"/>
        <table:table-column table:style-name="co3" table:default-cell-style-name="ce161"/>
        <table:table-column table:style-name="co4" table:default-cell-style-name="Default"/>
        <table:table-column table:style-name="co5" table:default-cell-style-name="Default"/>
        <table:table-column table:style-name="co6" table:default-cell-style-name="ce183"/>
        <table:table-column table:style-name="co7" table:default-cell-style-name="Default"/>
        <table:table-column table:style-name="co8" table:default-cell-style-name="Default"/>
        <table:table-column table:style-name="co2" table:default-cell-style-name="ce154"/>
        <table:table-column table:style-name="co9" table:default-cell-style-name="ce154"/>
        <table:table-column table:style-name="co10" table:default-cell-style-name="ce154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154"/>
        <table:table-column table:style-name="co11" table:default-cell-style-name="ce181"/>
        <table:table-column table:style-name="co12" table:number-columns-repeated="2" table:default-cell-style-name="Default"/>
        <table:table-row table:style-name="ro1">
          <table:table-cell/>
          <table:table-cell table:style-name="ce147"/>
          <table:table-cell table:style-name="ce155"/>
          <table:table-cell table:style-name="ce162" table:number-columns-repeated="4"/>
          <table:table-cell/>
          <table:table-cell table:style-name="Default"/>
          <table:table-cell table:style-name="ce147" table:number-columns-repeated="2"/>
          <table:table-cell table:number-columns-repeated="7"/>
        </table:table-row>
        <table:table-row table:style-name="ro2">
          <table:table-cell/>
          <table:table-cell table:style-name="ce147"/>
          <table:table-cell table:style-name="ce155"/>
          <table:table-cell table:style-name="ce163" office:value-type="string" calcext:value-type="string">
            <text:p>KONAMI</text:p>
          </table:table-cell>
          <table:table-cell table:style-name="ce162" table:number-columns-repeated="3"/>
          <table:table-cell/>
          <table:table-cell table:style-name="Default"/>
          <table:table-cell table:style-name="ce190" office:value-type="string" calcext:value-type="string">
            <text:p>M6809</text:p>
          </table:table-cell>
          <table:table-cell table:number-columns-repeated="3"/>
          <table:table-cell table:style-name="ce193" office:value-type="string" calcext:value-type="string">
            <text:p>HITACHI</text:p>
          </table:table-cell>
          <table:table-cell table:number-columns-repeated="4"/>
        </table:table-row>
        <table:table-row table:style-name="ro1">
          <table:table-cell/>
          <table:table-cell table:style-name="ce147"/>
          <table:table-cell table:style-name="ce155"/>
          <table:table-cell table:style-name="ce162" table:number-columns-repeated="4"/>
          <table:table-cell/>
          <table:table-cell table:style-name="Default"/>
          <table:table-cell table:style-name="ce147" table:number-columns-repeated="2"/>
          <table:table-cell table:number-columns-repeated="7"/>
        </table:table-row>
        <table:table-row table:style-name="ro3">
          <table:table-cell/>
          <table:table-cell table:style-name="ce148" office:value-type="string" calcext:value-type="string">
            <text:p>OP</text:p>
          </table:table-cell>
          <table:table-cell table:style-name="ce156"/>
          <table:table-cell table:style-name="ce164" office:value-type="string" calcext:value-type="string">
            <text:p>Mnem</text:p>
          </table:table-cell>
          <table:table-cell table:style-name="ce164" office:value-type="string" calcext:value-type="string">
            <text:p>Mode</text:p>
          </table:table-cell>
          <table:table-cell table:style-name="ce164" office:value-type="string" calcext:value-type="string">
            <text:p>~ cycles</text:p>
          </table:table-cell>
          <table:table-cell table:style-name="ce164" office:value-type="string" calcext:value-type="string">
            <text:p># bytes</text:p>
          </table:table-cell>
          <table:table-cell/>
          <table:table-cell table:style-name="ce148" office:value-type="string" calcext:value-type="string">
            <text:p>OP</text:p>
          </table:table-cell>
          <table:table-cell table:style-name="ce148" office:value-type="string" calcext:value-type="string">
            <text:p>~ cycles</text:p>
          </table:table-cell>
          <table:table-cell table:style-name="ce148" office:value-type="string" calcext:value-type="string">
            <text:p># bytes</text:p>
          </table:table-cell>
          <table:table-cell/>
          <table:table-cell table:style-name="ce148" office:value-type="string" calcext:value-type="string">
            <text:p>OP</text:p>
          </table:table-cell>
          <table:table-cell table:style-name="ce148" office:value-type="string" calcext:value-type="string">
            <text:p>~ cycles</text:p>
          </table:table-cell>
          <table:table-cell table:style-name="ce148" office:value-type="string" calcext:value-type="string">
            <text:p># bytes</text:p>
          </table:table-cell>
          <table:table-cell table:number-columns-repeated="3"/>
        </table:table-row>
        <table:table-row table:style-name="ro4">
          <table:table-cell/>
          <table:table-cell table:style-name="ce149" office:value-type="string" calcext:value-type="string">
            <text:p>08</text:p>
          </table:table-cell>
          <table:table-cell table:style-name="ce157" table:formula="of:=HEX2BIN([.B5];8)" office:value-type="string" office:string-value="00001000" calcext:value-type="string">
            <text:p>00001000</text:p>
          </table:table-cell>
          <table:table-cell table:style-name="ce165" office:value-type="string" calcext:value-type="string">
            <text:p>LEAX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float" office:value="30" calcext:value-type="float">
            <text:p>30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5">
          <table:table-cell/>
          <table:table-cell table:style-name="ce149" office:value-type="string" calcext:value-type="string">
            <text:p>09</text:p>
          </table:table-cell>
          <table:table-cell table:style-name="ce157" table:formula="of:=HEX2BIN([.B6];8)" office:value-type="string" office:string-value="00001001" calcext:value-type="string">
            <text:p>00001001</text:p>
          </table:table-cell>
          <table:table-cell table:style-name="ce165" office:value-type="string" calcext:value-type="string">
            <text:p>LEAY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float" office:value="31" calcext:value-type="float">
            <text:p>31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6">
          <table:table-cell/>
          <table:table-cell table:style-name="ce149" office:value-type="string" calcext:value-type="string">
            <text:p>0A</text:p>
          </table:table-cell>
          <table:table-cell table:style-name="ce157" table:formula="of:=HEX2BIN([.B7];8)" office:value-type="string" office:string-value="00001010" calcext:value-type="string">
            <text:p>00001010</text:p>
          </table:table-cell>
          <table:table-cell table:style-name="ce165" office:value-type="string" calcext:value-type="string">
            <text:p>LEAU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float" office:value="33" calcext:value-type="float">
            <text:p>33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0B</text:p>
          </table:table-cell>
          <table:table-cell table:style-name="ce157" table:formula="of:=HEX2BIN([.B8];8)" office:value-type="string" office:string-value="00001011" calcext:value-type="string">
            <text:p>00001011</text:p>
          </table:table-cell>
          <table:table-cell table:style-name="ce165" office:value-type="string" calcext:value-type="string">
            <text:p>LEAS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float" office:value="32" calcext:value-type="float">
            <text:p>32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0C</text:p>
          </table:table-cell>
          <table:table-cell table:style-name="ce157" table:formula="of:=HEX2BIN([.B9];8)" office:value-type="string" office:string-value="00001100" calcext:value-type="string">
            <text:p>00001100</text:p>
          </table:table-cell>
          <table:table-cell table:style-name="ce165" office:value-type="string" calcext:value-type="string">
            <text:p>PUSHS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string" calcext:value-type="string">
            <text:p>6-7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34" calcext:value-type="float">
            <text:p>34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0D</text:p>
          </table:table-cell>
          <table:table-cell table:style-name="ce157" table:formula="of:=HEX2BIN([.B10];8)" office:value-type="string" office:string-value="00001101" calcext:value-type="string">
            <text:p>00001101</text:p>
          </table:table-cell>
          <table:table-cell table:style-name="ce165" office:value-type="string" calcext:value-type="string">
            <text:p>PUSHU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36" calcext:value-type="float">
            <text:p>36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0E</text:p>
          </table:table-cell>
          <table:table-cell table:style-name="ce157" table:formula="of:=HEX2BIN([.B11];8)" office:value-type="string" office:string-value="00001110" calcext:value-type="string">
            <text:p>00001110</text:p>
          </table:table-cell>
          <table:table-cell table:style-name="ce165" office:value-type="string" calcext:value-type="string">
            <text:p>PULLS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string" calcext:value-type="string">
            <text:p>6-7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35" calcext:value-type="float">
            <text:p>35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0F</text:p>
          </table:table-cell>
          <table:table-cell table:style-name="ce157" table:formula="of:=HEX2BIN([.B12];8)" office:value-type="string" office:string-value="00001111" calcext:value-type="string">
            <text:p>00001111</text:p>
          </table:table-cell>
          <table:table-cell table:style-name="ce165" office:value-type="string" calcext:value-type="string">
            <text:p>PULLU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37" calcext:value-type="float">
            <text:p>37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10</text:p>
          </table:table-cell>
          <table:table-cell table:style-name="ce159" table:formula="of:=HEX2BIN([.B13];8)" office:value-type="string" office:string-value="00010000" calcext:value-type="string">
            <text:p>00010000</text:p>
          </table:table-cell>
          <table:table-cell table:style-name="ce166" office:value-type="string" calcext:value-type="string">
            <text:p>LDA</text:p>
          </table:table-cell>
          <table:table-cell table:style-name="ce169" office:value-type="string" calcext:value-type="string">
            <text:p>IMM</text:p>
          </table:table-cell>
          <table:table-cell table:style-name="ce16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52" office:value-type="float" office:value="86" calcext:value-type="float">
            <text:p>86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52" office:value-type="float" office:value="86" calcext:value-type="float">
            <text:p>86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1</text:p>
          </table:table-cell>
          <table:table-cell table:style-name="ce157" table:formula="of:=HEX2BIN([.B14];8)" office:value-type="string" office:string-value="00010001" calcext:value-type="string">
            <text:p>00010001</text:p>
          </table:table-cell>
          <table:table-cell table:style-name="ce165" office:value-type="string" calcext:value-type="string">
            <text:p>LD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6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6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2</text:p>
          </table:table-cell>
          <table:table-cell table:style-name="ce157" table:formula="of:=HEX2BIN([.B15];8)" office:value-type="string" office:string-value="00010010" calcext:value-type="string">
            <text:p>00010010</text:p>
          </table:table-cell>
          <table:table-cell table:style-name="ce165" office:value-type="string" calcext:value-type="string">
            <text:p>LD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4-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6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6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3</text:p>
          </table:table-cell>
          <table:table-cell table:style-name="ce157" table:formula="of:=HEX2BIN([.B16];8)" office:value-type="string" office:string-value="00010011" calcext:value-type="string">
            <text:p>00010011</text:p>
          </table:table-cell>
          <table:table-cell table:style-name="ce165" office:value-type="string" calcext:value-type="string">
            <text:p>LD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4-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6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6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4</text:p>
          </table:table-cell>
          <table:table-cell table:style-name="ce157" table:formula="of:=HEX2BIN([.B17];8)" office:value-type="string" office:string-value="00010100" calcext:value-type="string">
            <text:p>00010100</text:p>
          </table:table-cell>
          <table:table-cell table:style-name="ce165" office:value-type="string" calcext:value-type="string">
            <text:p>ADD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8B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8B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5</text:p>
          </table:table-cell>
          <table:table-cell table:style-name="ce157" table:formula="of:=HEX2BIN([.B18];8)" office:value-type="string" office:string-value="00010101" calcext:value-type="string">
            <text:p>00010101</text:p>
          </table:table-cell>
          <table:table-cell table:style-name="ce165" office:value-type="string" calcext:value-type="string">
            <text:p>ADD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B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B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6</text:p>
          </table:table-cell>
          <table:table-cell table:style-name="ce157" table:formula="of:=HEX2BIN([.B19];8)" office:value-type="string" office:string-value="00010110" calcext:value-type="string">
            <text:p>00010110</text:p>
          </table:table-cell>
          <table:table-cell table:style-name="ce165" office:value-type="string" calcext:value-type="string">
            <text:p>ADD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B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B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7</text:p>
          </table:table-cell>
          <table:table-cell table:style-name="ce157" table:formula="of:=HEX2BIN([.B20];8)" office:value-type="string" office:string-value="00010111" calcext:value-type="string">
            <text:p>00010111</text:p>
          </table:table-cell>
          <table:table-cell table:style-name="ce165" office:value-type="string" calcext:value-type="string">
            <text:p>ADD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B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B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8</text:p>
          </table:table-cell>
          <table:table-cell table:style-name="ce157" table:formula="of:=HEX2BIN([.B21];8)" office:value-type="string" office:string-value="00011000" calcext:value-type="string">
            <text:p>00011000</text:p>
          </table:table-cell>
          <table:table-cell table:style-name="ce165" office:value-type="string" calcext:value-type="string">
            <text:p>ADC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89" calcext:value-type="float">
            <text:p>8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9</text:p>
          </table:table-cell>
          <table:table-cell table:style-name="ce157" table:formula="of:=HEX2BIN([.B22];8)" office:value-type="string" office:string-value="00011001" calcext:value-type="string">
            <text:p>00011001</text:p>
          </table:table-cell>
          <table:table-cell table:style-name="ce165" office:value-type="string" calcext:value-type="string">
            <text:p>ADC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A</text:p>
          </table:table-cell>
          <table:table-cell table:style-name="ce157" table:formula="of:=HEX2BIN([.B23];8)" office:value-type="string" office:string-value="00011010" calcext:value-type="string">
            <text:p>00011010</text:p>
          </table:table-cell>
          <table:table-cell table:style-name="ce165" office:value-type="string" calcext:value-type="string">
            <text:p>ADC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9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9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B</text:p>
          </table:table-cell>
          <table:table-cell table:style-name="ce157" table:formula="of:=HEX2BIN([.B24];8)" office:value-type="string" office:string-value="00011011" calcext:value-type="string">
            <text:p>00011011</text:p>
          </table:table-cell>
          <table:table-cell table:style-name="ce165" office:value-type="string" calcext:value-type="string">
            <text:p>ADC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9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9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C</text:p>
          </table:table-cell>
          <table:table-cell table:style-name="ce157" table:formula="of:=HEX2BIN([.B25];8)" office:value-type="string" office:string-value="00011100" calcext:value-type="string">
            <text:p>00011100</text:p>
          </table:table-cell>
          <table:table-cell table:style-name="ce165" office:value-type="string" calcext:value-type="string">
            <text:p>SUB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80" calcext:value-type="float">
            <text:p>8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D</text:p>
          </table:table-cell>
          <table:table-cell table:style-name="ce157" table:formula="of:=HEX2BIN([.B26];8)" office:value-type="string" office:string-value="00011101" calcext:value-type="string">
            <text:p>00011101</text:p>
          </table:table-cell>
          <table:table-cell table:style-name="ce165" office:value-type="string" calcext:value-type="string">
            <text:p>SUB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E</text:p>
          </table:table-cell>
          <table:table-cell table:style-name="ce157" table:formula="of:=HEX2BIN([.B27];8)" office:value-type="string" office:string-value="00011110" calcext:value-type="string">
            <text:p>00011110</text:p>
          </table:table-cell>
          <table:table-cell table:style-name="ce165" office:value-type="string" calcext:value-type="string">
            <text:p>SUB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0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0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1F</text:p>
          </table:table-cell>
          <table:table-cell table:style-name="ce157" table:formula="of:=HEX2BIN([.B28];8)" office:value-type="string" office:string-value="00011111" calcext:value-type="string">
            <text:p>00011111</text:p>
          </table:table-cell>
          <table:table-cell table:style-name="ce165" office:value-type="string" calcext:value-type="string">
            <text:p>SUB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0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0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20</text:p>
          </table:table-cell>
          <table:table-cell table:style-name="ce160" table:formula="of:=HEX2BIN([.B29];8)" office:value-type="string" office:string-value="00100000" calcext:value-type="string">
            <text:p>00100000</text:p>
          </table:table-cell>
          <table:table-cell table:style-name="ce166" office:value-type="string" calcext:value-type="string">
            <text:p>SBCA</text:p>
          </table:table-cell>
          <table:table-cell table:style-name="ce169" office:value-type="string" calcext:value-type="string">
            <text:p>IMM</text:p>
          </table:table-cell>
          <table:table-cell table:style-name="ce16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52" office:value-type="float" office:value="82" calcext:value-type="float">
            <text:p>82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52" office:value-type="float" office:value="82" calcext:value-type="float">
            <text:p>82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3"/>
        </table:table-row>
        <table:table-row table:style-name="ro5">
          <table:table-cell/>
          <table:table-cell table:style-name="ce149" office:value-type="string" calcext:value-type="string">
            <text:p>21</text:p>
          </table:table-cell>
          <table:table-cell table:style-name="ce157" table:formula="of:=HEX2BIN([.B30];8)" office:value-type="string" office:string-value="00100001" calcext:value-type="string">
            <text:p>00100001</text:p>
          </table:table-cell>
          <table:table-cell table:style-name="ce165" office:value-type="string" calcext:value-type="string">
            <text:p>SBC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2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2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2</text:p>
          </table:table-cell>
          <table:table-cell table:style-name="ce157" table:formula="of:=HEX2BIN([.B31];8)" office:value-type="string" office:string-value="00100010" calcext:value-type="string">
            <text:p>00100010</text:p>
          </table:table-cell>
          <table:table-cell table:style-name="ce165" office:value-type="string" calcext:value-type="string">
            <text:p>SBC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2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2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3</text:p>
          </table:table-cell>
          <table:table-cell table:style-name="ce157" table:formula="of:=HEX2BIN([.B32];8)" office:value-type="string" office:string-value="00100011" calcext:value-type="string">
            <text:p>00100011</text:p>
          </table:table-cell>
          <table:table-cell table:style-name="ce165" office:value-type="string" calcext:value-type="string">
            <text:p>SBC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2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2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4</text:p>
          </table:table-cell>
          <table:table-cell table:style-name="ce157" table:formula="of:=HEX2BIN([.B33];8)" office:value-type="string" office:string-value="00100100" calcext:value-type="string">
            <text:p>00100100</text:p>
          </table:table-cell>
          <table:table-cell table:style-name="ce165" office:value-type="string" calcext:value-type="string">
            <text:p>AND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84" calcext:value-type="float">
            <text:p>8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5</text:p>
          </table:table-cell>
          <table:table-cell table:style-name="ce157" table:formula="of:=HEX2BIN([.B34];8)" office:value-type="string" office:string-value="00100101" calcext:value-type="string">
            <text:p>00100101</text:p>
          </table:table-cell>
          <table:table-cell table:style-name="ce165" office:value-type="string" calcext:value-type="string">
            <text:p>AND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6</text:p>
          </table:table-cell>
          <table:table-cell table:style-name="ce157" table:formula="of:=HEX2BIN([.B35];8)" office:value-type="string" office:string-value="00100110" calcext:value-type="string">
            <text:p>00100110</text:p>
          </table:table-cell>
          <table:table-cell table:style-name="ce165" office:value-type="string" calcext:value-type="string">
            <text:p>AND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4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4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7</text:p>
          </table:table-cell>
          <table:table-cell table:style-name="ce157" table:formula="of:=HEX2BIN([.B36];8)" office:value-type="string" office:string-value="00100111" calcext:value-type="string">
            <text:p>00100111</text:p>
          </table:table-cell>
          <table:table-cell table:style-name="ce165" office:value-type="string" calcext:value-type="string">
            <text:p>AND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4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4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8</text:p>
          </table:table-cell>
          <table:table-cell table:style-name="ce157" table:formula="of:=HEX2BIN([.B37];8)" office:value-type="string" office:string-value="00101000" calcext:value-type="string">
            <text:p>00101000</text:p>
          </table:table-cell>
          <table:table-cell table:style-name="ce165" office:value-type="string" calcext:value-type="string">
            <text:p>BIT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85" calcext:value-type="float">
            <text:p>85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9</text:p>
          </table:table-cell>
          <table:table-cell table:style-name="ce157" table:formula="of:=HEX2BIN([.B38];8)" office:value-type="string" office:string-value="00101001" calcext:value-type="string">
            <text:p>00101001</text:p>
          </table:table-cell>
          <table:table-cell table:style-name="ce165" office:value-type="string" calcext:value-type="string">
            <text:p>BIT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5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5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A</text:p>
          </table:table-cell>
          <table:table-cell table:style-name="ce157" table:formula="of:=HEX2BIN([.B39];8)" office:value-type="string" office:string-value="00101010" calcext:value-type="string">
            <text:p>00101010</text:p>
          </table:table-cell>
          <table:table-cell table:style-name="ce165" office:value-type="string" calcext:value-type="string">
            <text:p>BIT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5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5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B</text:p>
          </table:table-cell>
          <table:table-cell table:style-name="ce157" table:formula="of:=HEX2BIN([.B40];8)" office:value-type="string" office:string-value="00101011" calcext:value-type="string">
            <text:p>00101011</text:p>
          </table:table-cell>
          <table:table-cell table:style-name="ce165" office:value-type="string" calcext:value-type="string">
            <text:p>BIT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5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5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C</text:p>
          </table:table-cell>
          <table:table-cell table:style-name="ce157" table:formula="of:=HEX2BIN([.B41];8)" office:value-type="string" office:string-value="00101100" calcext:value-type="string">
            <text:p>00101100</text:p>
          </table:table-cell>
          <table:table-cell table:style-name="ce165" office:value-type="string" calcext:value-type="string">
            <text:p>EOR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float" office:value="88" calcext:value-type="float">
            <text:p>8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D</text:p>
          </table:table-cell>
          <table:table-cell table:style-name="ce157" table:formula="of:=HEX2BIN([.B42];8)" office:value-type="string" office:string-value="00101101" calcext:value-type="string">
            <text:p>00101101</text:p>
          </table:table-cell>
          <table:table-cell table:style-name="ce165" office:value-type="string" calcext:value-type="string">
            <text:p>EOR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E</text:p>
          </table:table-cell>
          <table:table-cell table:style-name="ce157" table:formula="of:=HEX2BIN([.B43];8)" office:value-type="string" office:string-value="00101110" calcext:value-type="string">
            <text:p>00101110</text:p>
          </table:table-cell>
          <table:table-cell table:style-name="ce165" office:value-type="string" calcext:value-type="string">
            <text:p>EOR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8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8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2F</text:p>
          </table:table-cell>
          <table:table-cell table:style-name="ce157" table:formula="of:=HEX2BIN([.B44];8)" office:value-type="string" office:string-value="00101111" calcext:value-type="string">
            <text:p>00101111</text:p>
          </table:table-cell>
          <table:table-cell table:style-name="ce165" office:value-type="string" calcext:value-type="string">
            <text:p>EOR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8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8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30</text:p>
          </table:table-cell>
          <table:table-cell table:style-name="ce160" table:formula="of:=HEX2BIN([.B45];8)" office:value-type="string" office:string-value="00110000" calcext:value-type="string">
            <text:p>00110000</text:p>
          </table:table-cell>
          <table:table-cell table:style-name="ce166" office:value-type="string" calcext:value-type="string">
            <text:p>ORA</text:p>
          </table:table-cell>
          <table:table-cell table:style-name="ce169" office:value-type="string" calcext:value-type="string">
            <text:p>IMM</text:p>
          </table:table-cell>
          <table:table-cell table:style-name="ce16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52" office:value-type="string" calcext:value-type="string">
            <text:p>8A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52" office:value-type="string" calcext:value-type="string">
            <text:p>8A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1</text:p>
          </table:table-cell>
          <table:table-cell table:style-name="ce157" table:formula="of:=HEX2BIN([.B46];8)" office:value-type="string" office:string-value="00110001" calcext:value-type="string">
            <text:p>00110001</text:p>
          </table:table-cell>
          <table:table-cell table:style-name="ce165" office:value-type="string" calcext:value-type="string">
            <text:p>OR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A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A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2</text:p>
          </table:table-cell>
          <table:table-cell table:style-name="ce157" table:formula="of:=HEX2BIN([.B47];8)" office:value-type="string" office:string-value="00110010" calcext:value-type="string">
            <text:p>00110010</text:p>
          </table:table-cell>
          <table:table-cell table:style-name="ce165" office:value-type="string" calcext:value-type="string">
            <text:p>OR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A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A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3</text:p>
          </table:table-cell>
          <table:table-cell table:style-name="ce157" table:formula="of:=HEX2BIN([.B48];8)" office:value-type="string" office:string-value="00110011" calcext:value-type="string">
            <text:p>00110011</text:p>
          </table:table-cell>
          <table:table-cell table:style-name="ce165" office:value-type="string" calcext:value-type="string">
            <text:p>OR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4-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A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A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4</text:p>
          </table:table-cell>
          <table:table-cell table:style-name="ce157" table:formula="of:=HEX2BIN([.B49];8)" office:value-type="string" office:string-value="00110100" calcext:value-type="string">
            <text:p>00110100</text:p>
          </table:table-cell>
          <table:table-cell table:style-name="ce165" office:value-type="string" calcext:value-type="string">
            <text:p>CMPA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81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81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5</text:p>
          </table:table-cell>
          <table:table-cell table:style-name="ce157" table:formula="of:=HEX2BIN([.B50];8)" office:value-type="string" office:string-value="00110101" calcext:value-type="string">
            <text:p>00110101</text:p>
          </table:table-cell>
          <table:table-cell table:style-name="ce165" office:value-type="string" calcext:value-type="string">
            <text:p>CMPB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1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C1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6</text:p>
          </table:table-cell>
          <table:table-cell table:style-name="ce157" table:formula="of:=HEX2BIN([.B51];8)" office:value-type="string" office:string-value="00110110" calcext:value-type="string">
            <text:p>00110110</text:p>
          </table:table-cell>
          <table:table-cell table:style-name="ce165" office:value-type="string" calcext:value-type="string">
            <text:p>CMP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1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1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7</text:p>
          </table:table-cell>
          <table:table-cell table:style-name="ce157" table:formula="of:=HEX2BIN([.B52];8)" office:value-type="string" office:string-value="00110111" calcext:value-type="string">
            <text:p>00110111</text:p>
          </table:table-cell>
          <table:table-cell table:style-name="ce165" office:value-type="string" calcext:value-type="string">
            <text:p>CMP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1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1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8</text:p>
          </table:table-cell>
          <table:table-cell table:style-name="ce157" table:formula="of:=HEX2BIN([.B53];8)" office:value-type="string" office:string-value="00111000" calcext:value-type="string">
            <text:p>00111000</text:p>
          </table:table-cell>
          <table:table-cell table:style-name="ce167" office:value-type="string" calcext:value-type="string">
            <text:p>SETLINES</text:p>
          </table:table-cell>
          <table:table-cell table:style-name="ce165" office:value-type="string" calcext:value-type="string">
            <text:p>IMM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9</text:p>
          </table:table-cell>
          <table:table-cell table:style-name="ce157" table:formula="of:=HEX2BIN([.B54];8)" office:value-type="string" office:string-value="00111001" calcext:value-type="string">
            <text:p>00111001</text:p>
          </table:table-cell>
          <table:table-cell table:style-name="ce167" office:value-type="string" calcext:value-type="string">
            <text:p>SETLINES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A</text:p>
          </table:table-cell>
          <table:table-cell table:style-name="ce157" table:formula="of:=HEX2BIN([.B55];8)" office:value-type="string" office:string-value="00111010" calcext:value-type="string">
            <text:p>00111010</text:p>
          </table:table-cell>
          <table:table-cell table:style-name="ce165" office:value-type="string" calcext:value-type="string">
            <text:p>STA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3-4-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7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7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B</text:p>
          </table:table-cell>
          <table:table-cell table:style-name="ce157" table:formula="of:=HEX2BIN([.B56];8)" office:value-type="string" office:string-value="00111011" calcext:value-type="string">
            <text:p>00111011</text:p>
          </table:table-cell>
          <table:table-cell table:style-name="ce165" office:value-type="string" calcext:value-type="string">
            <text:p>STB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4-5-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7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7</text:p>
          </table:table-cell>
          <table:table-cell table:style-name="ce149" office:value-type="string" calcext:value-type="string">
            <text:p>4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C</text:p>
          </table:table-cell>
          <table:table-cell table:style-name="ce157" table:formula="of:=HEX2BIN([.B57];8)" office:value-type="string" office:string-value="00111100" calcext:value-type="string">
            <text:p>00111100</text:p>
          </table:table-cell>
          <table:table-cell table:style-name="ce165" office:value-type="string" calcext:value-type="string">
            <text:p>ANDCC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C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C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D</text:p>
          </table:table-cell>
          <table:table-cell table:style-name="ce157" table:formula="of:=HEX2BIN([.B58];8)" office:value-type="string" office:string-value="00111101" calcext:value-type="string">
            <text:p>00111101</text:p>
          </table:table-cell>
          <table:table-cell table:style-name="ce165" office:value-type="string" calcext:value-type="string">
            <text:p>ORCC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A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A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E</text:p>
          </table:table-cell>
          <table:table-cell table:style-name="ce157" table:formula="of:=HEX2BIN([.B59];8)" office:value-type="string" office:string-value="00111110" calcext:value-type="string">
            <text:p>00111110</text:p>
          </table:table-cell>
          <table:table-cell table:style-name="ce165" office:value-type="string" calcext:value-type="string">
            <text:p>EXG</text:p>
          </table:table-cell>
          <table:table-cell table:style-name="ce168" office:value-type="string" calcext:value-type="string">
            <text:p>IMM_RR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E</text:p>
          </table:table-cell>
          <table:table-cell table:style-name="ce149" office:value-type="string" calcext:value-type="string">
            <text:p>8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E</text:p>
          </table:table-cell>
          <table:table-cell table:style-name="ce149" office:value-type="string" calcext:value-type="string">
            <text:p>8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3F</text:p>
          </table:table-cell>
          <table:table-cell table:style-name="ce157" table:formula="of:=HEX2BIN([.B60];8)" office:value-type="string" office:string-value="00111111" calcext:value-type="string">
            <text:p>00111111</text:p>
          </table:table-cell>
          <table:table-cell table:style-name="ce165" office:value-type="string" calcext:value-type="string">
            <text:p>TFR</text:p>
          </table:table-cell>
          <table:table-cell table:style-name="ce168" office:value-type="string" calcext:value-type="string">
            <text:p>IMM_RR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F</text:p>
          </table:table-cell>
          <table:table-cell table:style-name="ce149" office:value-type="string" calcext:value-type="string">
            <text:p>6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1F</text:p>
          </table:table-cell>
          <table:table-cell table:style-name="ce149" office:value-type="string" calcext:value-type="string">
            <text:p>6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40</text:p>
          </table:table-cell>
          <table:table-cell table:style-name="ce160" table:formula="of:=HEX2BIN([.B61];8)" office:value-type="string" office:string-value="01000000" calcext:value-type="string">
            <text:p>01000000</text:p>
          </table:table-cell>
          <table:table-cell table:style-name="ce166" office:value-type="string" calcext:value-type="string">
            <text:p>LDD</text:p>
          </table:table-cell>
          <table:table-cell table:style-name="ce169" office:value-type="string" calcext:value-type="string">
            <text:p>IMM</text:p>
          </table:table-cell>
          <table:table-cell table:style-name="ce166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/>
          <table:table-cell table:style-name="ce152" office:value-type="string" calcext:value-type="string">
            <text:p>CC</text:p>
          </table:table-cell>
          <table:table-cell table:style-name="ce152" office:value-type="string" calcext:value-type="string">
            <text:p>3</text:p>
          </table:table-cell>
          <table:table-cell table:style-name="ce152" office:value-type="float" office:value="3" calcext:value-type="float">
            <text:p>3</text:p>
          </table:table-cell>
          <table:table-cell/>
          <table:table-cell table:style-name="ce152" office:value-type="string" calcext:value-type="string">
            <text:p>CC</text:p>
          </table:table-cell>
          <table:table-cell table:style-name="ce152" office:value-type="string" calcext:value-type="string">
            <text:p>3</text:p>
          </table:table-cell>
          <table:table-cell table:style-name="ce152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1</text:p>
          </table:table-cell>
          <table:table-cell table:style-name="ce157" table:formula="of:=HEX2BIN([.B62];8)" office:value-type="string" office:string-value="01000001" calcext:value-type="string">
            <text:p>01000001</text:p>
          </table:table-cell>
          <table:table-cell table:style-name="ce165" office:value-type="string" calcext:value-type="string">
            <text:p>LDD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4-6-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C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C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2</text:p>
          </table:table-cell>
          <table:table-cell table:style-name="ce157" table:formula="of:=HEX2BIN([.B63];8)" office:value-type="string" office:string-value="01000010" calcext:value-type="string">
            <text:p>01000010</text:p>
          </table:table-cell>
          <table:table-cell table:style-name="ce165" office:value-type="string" calcext:value-type="string">
            <text:p>LDX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8E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8E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3</text:p>
          </table:table-cell>
          <table:table-cell table:style-name="ce157" table:formula="of:=HEX2BIN([.B64];8)" office:value-type="string" office:string-value="01000011" calcext:value-type="string">
            <text:p>01000011</text:p>
          </table:table-cell>
          <table:table-cell table:style-name="ce165" office:value-type="string" calcext:value-type="string">
            <text:p>LDX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E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E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4</text:p>
          </table:table-cell>
          <table:table-cell table:style-name="ce157" table:formula="of:=HEX2BIN([.B65];8)" office:value-type="string" office:string-value="01000100" calcext:value-type="string">
            <text:p>01000100</text:p>
          </table:table-cell>
          <table:table-cell table:style-name="ce165" office:value-type="string" calcext:value-type="string">
            <text:p>LDY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8E</text:p>
          </table:table-cell>
          <table:table-cell table:style-name="ce149" office:value-type="string" calcext:value-type="string">
            <text:p>4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8E</text:p>
          </table:table-cell>
          <table:table-cell table:style-name="ce149" office:value-type="string" calcext:value-type="string">
            <text:p>4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5</text:p>
          </table:table-cell>
          <table:table-cell table:style-name="ce157" table:formula="of:=HEX2BIN([.B66];8)" office:value-type="string" office:string-value="01000101" calcext:value-type="string">
            <text:p>01000101</text:p>
          </table:table-cell>
          <table:table-cell table:style-name="ce165" office:value-type="string" calcext:value-type="string">
            <text:p>LDY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5-6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0AE</text:p>
          </table:table-cell>
          <table:table-cell table:style-name="ce149" office:value-type="string" calcext:value-type="string">
            <text:p>6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0AE</text:p>
          </table:table-cell>
          <table:table-cell table:style-name="ce149" office:value-type="string" calcext:value-type="string">
            <text:p>6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6</text:p>
          </table:table-cell>
          <table:table-cell table:style-name="ce157" table:formula="of:=HEX2BIN([.B67];8)" office:value-type="string" office:string-value="01000110" calcext:value-type="string">
            <text:p>01000110</text:p>
          </table:table-cell>
          <table:table-cell table:style-name="ce165" office:value-type="string" calcext:value-type="string">
            <text:p>LDU</text:p>
          </table:table-cell>
          <table:table-cell table:style-name="ce165" office:value-type="string" calcext:value-type="string">
            <text:p>IMM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CE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CE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7</text:p>
          </table:table-cell>
          <table:table-cell table:style-name="ce157" table:formula="of:=HEX2BIN([.B68];8)" office:value-type="string" office:string-value="01000111" calcext:value-type="string">
            <text:p>01000111</text:p>
          </table:table-cell>
          <table:table-cell table:style-name="ce165" office:value-type="string" calcext:value-type="string">
            <text:p>LDU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E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E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8</text:p>
          </table:table-cell>
          <table:table-cell table:style-name="ce157" table:formula="of:=HEX2BIN([.B69];8)" office:value-type="string" office:string-value="01001000" calcext:value-type="string">
            <text:p>01001000</text:p>
          </table:table-cell>
          <table:table-cell table:style-name="ce165" office:value-type="string" calcext:value-type="string">
            <text:p>LDS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CE</text:p>
          </table:table-cell>
          <table:table-cell table:style-name="ce149" office:value-type="string" calcext:value-type="string">
            <text:p>4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CE</text:p>
          </table:table-cell>
          <table:table-cell table:style-name="ce149" office:value-type="string" calcext:value-type="string">
            <text:p>4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9</text:p>
          </table:table-cell>
          <table:table-cell table:style-name="ce157" table:formula="of:=HEX2BIN([.B70];8)" office:value-type="string" office:string-value="01001001" calcext:value-type="string">
            <text:p>01001001</text:p>
          </table:table-cell>
          <table:table-cell table:style-name="ce165" office:value-type="string" calcext:value-type="string">
            <text:p>LDS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0EE</text:p>
          </table:table-cell>
          <table:table-cell table:style-name="ce149" office:value-type="string" calcext:value-type="string">
            <text:p>6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0EE</text:p>
          </table:table-cell>
          <table:table-cell table:style-name="ce149" office:value-type="string" calcext:value-type="string">
            <text:p>6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A</text:p>
          </table:table-cell>
          <table:table-cell table:style-name="ce157" table:formula="of:=HEX2BIN([.B71];8)" office:value-type="string" office:string-value="01001010" calcext:value-type="string">
            <text:p>01001010</text:p>
          </table:table-cell>
          <table:table-cell table:style-name="ce165" office:value-type="string" calcext:value-type="string">
            <text:p>CMPD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83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83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B</text:p>
          </table:table-cell>
          <table:table-cell table:style-name="ce157" table:formula="of:=HEX2BIN([.B72];8)" office:value-type="string" office:string-value="01001011" calcext:value-type="string">
            <text:p>01001011</text:p>
          </table:table-cell>
          <table:table-cell table:style-name="ce165" office:value-type="string" calcext:value-type="string">
            <text:p>CMPD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4-7-8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0A3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0A3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C</text:p>
          </table:table-cell>
          <table:table-cell table:style-name="ce157" table:formula="of:=HEX2BIN([.B73];8)" office:value-type="string" office:string-value="01001100" calcext:value-type="string">
            <text:p>01001100</text:p>
          </table:table-cell>
          <table:table-cell table:style-name="ce165" office:value-type="string" calcext:value-type="string">
            <text:p>CMPX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8C</text:p>
          </table:table-cell>
          <table:table-cell table:style-name="ce149" office:value-type="string" calcext:value-type="string">
            <text:p>4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8C</text:p>
          </table:table-cell>
          <table:table-cell table:style-name="ce149" office:value-type="string" calcext:value-type="string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D</text:p>
          </table:table-cell>
          <table:table-cell table:style-name="ce157" table:formula="of:=HEX2BIN([.B74];8)" office:value-type="string" office:string-value="01001101" calcext:value-type="string">
            <text:p>01001101</text:p>
          </table:table-cell>
          <table:table-cell table:style-name="ce165" office:value-type="string" calcext:value-type="string">
            <text:p>CMPX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C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C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E</text:p>
          </table:table-cell>
          <table:table-cell table:style-name="ce157" table:formula="of:=HEX2BIN([.B75];8)" office:value-type="string" office:string-value="01001110" calcext:value-type="string">
            <text:p>01001110</text:p>
          </table:table-cell>
          <table:table-cell table:style-name="ce165" office:value-type="string" calcext:value-type="string">
            <text:p>CMPY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4" calcext:value-type="float">
            <text:p>4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8C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8C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4F</text:p>
          </table:table-cell>
          <table:table-cell table:style-name="ce157" table:formula="of:=HEX2BIN([.B76];8)" office:value-type="string" office:string-value="01001111" calcext:value-type="string">
            <text:p>01001111</text:p>
          </table:table-cell>
          <table:table-cell table:style-name="ce165" office:value-type="string" calcext:value-type="string">
            <text:p>CMPY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0AC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0AC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50</text:p>
          </table:table-cell>
          <table:table-cell table:style-name="ce160" table:formula="of:=HEX2BIN([.B77];8)" office:value-type="string" office:string-value="01010000" calcext:value-type="string">
            <text:p>01010000</text:p>
          </table:table-cell>
          <table:table-cell table:style-name="ce166" office:value-type="string" calcext:value-type="string">
            <text:p>CMPU</text:p>
          </table:table-cell>
          <table:table-cell table:style-name="ce169" office:value-type="string" calcext:value-type="string">
            <text:p>IMM</text:p>
          </table:table-cell>
          <table:table-cell table:style-name="ce166" office:value-type="float" office:value="5" calcext:value-type="float">
            <text:p>5</text:p>
          </table:table-cell>
          <table:table-cell table:style-name="ce186" office:value-type="float" office:value="3" calcext:value-type="float">
            <text:p>3</text:p>
          </table:table-cell>
          <table:table-cell/>
          <table:table-cell table:style-name="ce152" office:value-type="string" calcext:value-type="string">
            <text:p>1183</text:p>
          </table:table-cell>
          <table:table-cell table:style-name="ce152" office:value-type="string" calcext:value-type="string">
            <text:p>5</text:p>
          </table:table-cell>
          <table:table-cell table:style-name="ce192" office:value-type="float" office:value="4" calcext:value-type="float">
            <text:p>4</text:p>
          </table:table-cell>
          <table:table-cell/>
          <table:table-cell table:style-name="ce152" office:value-type="string" calcext:value-type="string">
            <text:p>1183</text:p>
          </table:table-cell>
          <table:table-cell table:style-name="ce152" office:value-type="string" calcext:value-type="string">
            <text:p>5</text:p>
          </table:table-cell>
          <table:table-cell table:style-name="ce19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1</text:p>
          </table:table-cell>
          <table:table-cell table:style-name="ce157" table:formula="of:=HEX2BIN([.B78];8)" office:value-type="string" office:string-value="01010001" calcext:value-type="string">
            <text:p>01010001</text:p>
          </table:table-cell>
          <table:table-cell table:style-name="ce165" office:value-type="string" calcext:value-type="string">
            <text:p>CMPU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7" calcext:value-type="float">
            <text:p>7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1A3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1A3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2</text:p>
          </table:table-cell>
          <table:table-cell table:style-name="ce157" table:formula="of:=HEX2BIN([.B79];8)" office:value-type="string" office:string-value="01010010" calcext:value-type="string">
            <text:p>01010010</text:p>
          </table:table-cell>
          <table:table-cell table:style-name="ce165" office:value-type="string" calcext:value-type="string">
            <text:p>CMPS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18C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18C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3</text:p>
          </table:table-cell>
          <table:table-cell table:style-name="ce157" table:formula="of:=HEX2BIN([.B80];8)" office:value-type="string" office:string-value="01010011" calcext:value-type="string">
            <text:p>01010011</text:p>
          </table:table-cell>
          <table:table-cell table:style-name="ce165" office:value-type="string" calcext:value-type="string">
            <text:p>CMPS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7" calcext:value-type="float">
            <text:p>7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1AC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1AC</text:p>
          </table:table-cell>
          <table:table-cell table:style-name="ce149" office:value-type="string" calcext:value-type="string">
            <text:p>7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4</text:p>
          </table:table-cell>
          <table:table-cell table:style-name="ce157" table:formula="of:=HEX2BIN([.B81];8)" office:value-type="string" office:string-value="01010100" calcext:value-type="string">
            <text:p>01010100</text:p>
          </table:table-cell>
          <table:table-cell table:style-name="ce165" office:value-type="string" calcext:value-type="string">
            <text:p>ADDD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C3</text:p>
          </table:table-cell>
          <table:table-cell table:style-name="ce149" office:value-type="string" calcext:value-type="string">
            <text:p>4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C3</text:p>
          </table:table-cell>
          <table:table-cell table:style-name="ce149" office:value-type="string" calcext:value-type="string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5</text:p>
          </table:table-cell>
          <table:table-cell table:style-name="ce157" table:formula="of:=HEX2BIN([.B82];8)" office:value-type="string" office:string-value="01010101" calcext:value-type="string">
            <text:p>01010101</text:p>
          </table:table-cell>
          <table:table-cell table:style-name="ce165" office:value-type="string" calcext:value-type="string">
            <text:p>ADDD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6-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3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3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6</text:p>
          </table:table-cell>
          <table:table-cell table:style-name="ce157" table:formula="of:=HEX2BIN([.B83];8)" office:value-type="string" office:string-value="01010110" calcext:value-type="string">
            <text:p>01010110</text:p>
          </table:table-cell>
          <table:table-cell table:style-name="ce165" office:value-type="string" calcext:value-type="string">
            <text:p>SUBD</text:p>
          </table:table-cell>
          <table:table-cell table:style-name="ce165" office:value-type="string" calcext:value-type="string">
            <text:p>IMM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83</text:p>
          </table:table-cell>
          <table:table-cell table:style-name="ce149" office:value-type="string" calcext:value-type="string">
            <text:p>4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83</text:p>
          </table:table-cell>
          <table:table-cell table:style-name="ce149" office:value-type="string" calcext:value-type="string">
            <text:p>4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7</text:p>
          </table:table-cell>
          <table:table-cell table:style-name="ce157" table:formula="of:=HEX2BIN([.B84];8)" office:value-type="string" office:string-value="01010111" calcext:value-type="string">
            <text:p>01010111</text:p>
          </table:table-cell>
          <table:table-cell table:style-name="ce165" office:value-type="string" calcext:value-type="string">
            <text:p>SUBD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6-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3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3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8</text:p>
          </table:table-cell>
          <table:table-cell table:style-name="ce157" table:formula="of:=HEX2BIN([.B85];8)" office:value-type="string" office:string-value="01011000" calcext:value-type="string">
            <text:p>01011000</text:p>
          </table:table-cell>
          <table:table-cell table:style-name="ce165" office:value-type="string" calcext:value-type="string">
            <text:p>STD</text:p>
          </table:table-cell>
          <table:table-cell table:style-name="ce165" office:value-type="string" calcext:value-type="string">
            <text:p>IDX</text:p>
          </table:table-cell>
          <table:table-cell table:style-name="ce182" office:value-type="string" calcext:value-type="string">
            <text:p>5 – 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D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D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9</text:p>
          </table:table-cell>
          <table:table-cell table:style-name="ce157" table:formula="of:=HEX2BIN([.B86];8)" office:value-type="string" office:string-value="01011001" calcext:value-type="string">
            <text:p>01011001</text:p>
          </table:table-cell>
          <table:table-cell table:style-name="ce165" office:value-type="string" calcext:value-type="string">
            <text:p>STX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F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F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A</text:p>
          </table:table-cell>
          <table:table-cell table:style-name="ce157" table:formula="of:=HEX2BIN([.B87];8)" office:value-type="string" office:string-value="01011010" calcext:value-type="string">
            <text:p>01011010</text:p>
          </table:table-cell>
          <table:table-cell table:style-name="ce165" office:value-type="string" calcext:value-type="string">
            <text:p>STY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0AF</text:p>
          </table:table-cell>
          <table:table-cell table:style-name="ce149" office:value-type="string" calcext:value-type="string">
            <text:p>6+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0AF</text:p>
          </table:table-cell>
          <table:table-cell table:style-name="ce149" office:value-type="string" calcext:value-type="string">
            <text:p>6+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B</text:p>
          </table:table-cell>
          <table:table-cell table:style-name="ce157" table:formula="of:=HEX2BIN([.B88];8)" office:value-type="string" office:string-value="01011011" calcext:value-type="string">
            <text:p>01011011</text:p>
          </table:table-cell>
          <table:table-cell table:style-name="ce165" office:value-type="string" calcext:value-type="string">
            <text:p>STU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EF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EF</text:p>
          </table:table-cell>
          <table:table-cell table:style-name="ce149" office:value-type="string" calcext:value-type="string">
            <text:p>5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C</text:p>
          </table:table-cell>
          <table:table-cell table:style-name="ce157" table:formula="of:=HEX2BIN([.B89];8)" office:value-type="string" office:string-value="01011100" calcext:value-type="string">
            <text:p>01011100</text:p>
          </table:table-cell>
          <table:table-cell table:style-name="ce165" office:value-type="string" calcext:value-type="string">
            <text:p>STS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8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10EF</text:p>
          </table:table-cell>
          <table:table-cell table:style-name="ce149" office:value-type="string" calcext:value-type="string">
            <text:p>6</text:p>
          </table:table-cell>
          <table:table-cell table:style-name="ce191" office:value-type="string" calcext:value-type="string">
            <text:p>3+</text:p>
          </table:table-cell>
          <table:table-cell/>
          <table:table-cell table:style-name="ce149" office:value-type="string" calcext:value-type="string">
            <text:p>10EF</text:p>
          </table:table-cell>
          <table:table-cell table:style-name="ce149" office:value-type="string" calcext:value-type="string">
            <text:p>6</text:p>
          </table:table-cell>
          <table:table-cell table:style-name="ce191" office:value-type="string" calcext:value-type="string">
            <text:p>3+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D</text:p>
          </table:table-cell>
          <table:table-cell table:style-name="ce157" table:formula="of:=HEX2BIN([.B90];8)" office:value-type="string" office:string-value="01011101" calcext:value-type="string">
            <text:p>01011101</text:p>
          </table:table-cell>
          <table:table-cell table:number-columns-repeated="4" table:style-name="ce165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E</text:p>
          </table:table-cell>
          <table:table-cell table:style-name="ce157" table:formula="of:=HEX2BIN([.B91];8)" office:value-type="string" office:string-value="01011110" calcext:value-type="string">
            <text:p>01011110</text:p>
          </table:table-cell>
          <table:table-cell table:number-columns-repeated="4" table:style-name="ce165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5F</text:p>
          </table:table-cell>
          <table:table-cell table:style-name="ce157" table:formula="of:=HEX2BIN([.B92];8)" office:value-type="string" office:string-value="01011111" calcext:value-type="string">
            <text:p>01011111</text:p>
          </table:table-cell>
          <table:table-cell table:number-columns-repeated="4" table:style-name="ce165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60</text:p>
          </table:table-cell>
          <table:table-cell table:style-name="ce160" table:formula="of:=HEX2BIN([.B93];8)" office:value-type="string" office:string-value="01100000" calcext:value-type="string">
            <text:p>01100000</text:p>
          </table:table-cell>
          <table:table-cell table:style-name="ce166" office:value-type="string" calcext:value-type="string">
            <text:p>BRA</text:p>
          </table:table-cell>
          <table:table-cell table:style-name="ce169" office:value-type="string" calcext:value-type="string">
            <text:p>REL</text:p>
          </table:table-cell>
          <table:table-cell table:style-name="ce166" office:value-type="float" office:value="3" calcext:value-type="float">
            <text:p>3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52" office:value-type="string" calcext:value-type="string">
            <text:p>20</text:p>
          </table:table-cell>
          <table:table-cell table:style-name="ce152" office:value-type="string" calcext:value-type="string">
            <text:p>3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52" office:value-type="string" calcext:value-type="string">
            <text:p>20</text:p>
          </table:table-cell>
          <table:table-cell table:style-name="ce152" office:value-type="string" calcext:value-type="string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1</text:p>
          </table:table-cell>
          <table:table-cell table:style-name="ce157" table:formula="of:=HEX2BIN([.B94];8)" office:value-type="string" office:string-value="01100001" calcext:value-type="string">
            <text:p>01100001</text:p>
          </table:table-cell>
          <table:table-cell table:style-name="ce165" office:value-type="string" calcext:value-type="string">
            <text:p>BHI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2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2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2</text:p>
          </table:table-cell>
          <table:table-cell table:style-name="ce157" table:formula="of:=HEX2BIN([.B95];8)" office:value-type="string" office:string-value="01100010" calcext:value-type="string">
            <text:p>01100010</text:p>
          </table:table-cell>
          <table:table-cell table:style-name="ce165" office:value-type="string" calcext:value-type="string">
            <text:p>BCC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4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4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3</text:p>
          </table:table-cell>
          <table:table-cell table:style-name="ce157" table:formula="of:=HEX2BIN([.B96];8)" office:value-type="string" office:string-value="01100011" calcext:value-type="string">
            <text:p>01100011</text:p>
          </table:table-cell>
          <table:table-cell table:style-name="ce165" office:value-type="string" calcext:value-type="string">
            <text:p>BNE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6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6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4</text:p>
          </table:table-cell>
          <table:table-cell table:style-name="ce157" table:formula="of:=HEX2BIN([.B97];8)" office:value-type="string" office:string-value="01100100" calcext:value-type="string">
            <text:p>01100100</text:p>
          </table:table-cell>
          <table:table-cell table:style-name="ce165" office:value-type="string" calcext:value-type="string">
            <text:p>BVC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8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8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5</text:p>
          </table:table-cell>
          <table:table-cell table:style-name="ce157" table:formula="of:=HEX2BIN([.B98];8)" office:value-type="string" office:string-value="01100101" calcext:value-type="string">
            <text:p>01100101</text:p>
          </table:table-cell>
          <table:table-cell table:style-name="ce165" office:value-type="string" calcext:value-type="string">
            <text:p>BPL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A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A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6</text:p>
          </table:table-cell>
          <table:table-cell table:style-name="ce157" table:formula="of:=HEX2BIN([.B99];8)" office:value-type="string" office:string-value="01100110" calcext:value-type="string">
            <text:p>01100110</text:p>
          </table:table-cell>
          <table:table-cell table:style-name="ce165" office:value-type="string" calcext:value-type="string">
            <text:p>BGE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C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C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7</text:p>
          </table:table-cell>
          <table:table-cell table:style-name="ce157" table:formula="of:=HEX2BIN([.B100];8)" office:value-type="string" office:string-value="01100111" calcext:value-type="string">
            <text:p>01100111</text:p>
          </table:table-cell>
          <table:table-cell table:style-name="ce165" office:value-type="string" calcext:value-type="string">
            <text:p>BGT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E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E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8</text:p>
          </table:table-cell>
          <table:table-cell table:style-name="ce157" table:formula="of:=HEX2BIN([.B101];8)" office:value-type="string" office:string-value="01101000" calcext:value-type="string">
            <text:p>01101000</text:p>
          </table:table-cell>
          <table:table-cell table:style-name="ce165" office:value-type="string" calcext:value-type="string">
            <text:p>LBRA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6</text:p>
          </table:table-cell>
          <table:table-cell table:style-name="ce149" office:value-type="string" calcext:value-type="string">
            <text:p>5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6</text:p>
          </table:table-cell>
          <table:table-cell table:style-name="ce149" office:value-type="string" calcext:value-type="string">
            <text:p>5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9</text:p>
          </table:table-cell>
          <table:table-cell table:style-name="ce157" table:formula="of:=HEX2BIN([.B102];8)" office:value-type="string" office:string-value="01101001" calcext:value-type="string">
            <text:p>01101001</text:p>
          </table:table-cell>
          <table:table-cell table:style-name="ce165" office:value-type="string" calcext:value-type="string">
            <text:p>LBHI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2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2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A</text:p>
          </table:table-cell>
          <table:table-cell table:style-name="ce157" table:formula="of:=HEX2BIN([.B103];8)" office:value-type="string" office:string-value="01101010" calcext:value-type="string">
            <text:p>01101010</text:p>
          </table:table-cell>
          <table:table-cell table:style-name="ce165" office:value-type="string" calcext:value-type="string">
            <text:p>LBCC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string" calcext:value-type="string">
            <text:p>4-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4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4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B</text:p>
          </table:table-cell>
          <table:table-cell table:style-name="ce157" table:formula="of:=HEX2BIN([.B104];8)" office:value-type="string" office:string-value="01101011" calcext:value-type="string">
            <text:p>01101011</text:p>
          </table:table-cell>
          <table:table-cell table:style-name="ce165" office:value-type="string" calcext:value-type="string">
            <text:p>LBNE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6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6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C</text:p>
          </table:table-cell>
          <table:table-cell table:style-name="ce157" table:formula="of:=HEX2BIN([.B105];8)" office:value-type="string" office:string-value="01101100" calcext:value-type="string">
            <text:p>01101100</text:p>
          </table:table-cell>
          <table:table-cell table:style-name="ce165" office:value-type="string" calcext:value-type="string">
            <text:p>LBVC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8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8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D</text:p>
          </table:table-cell>
          <table:table-cell table:style-name="ce157" table:formula="of:=HEX2BIN([.B106];8)" office:value-type="string" office:string-value="01101101" calcext:value-type="string">
            <text:p>01101101</text:p>
          </table:table-cell>
          <table:table-cell table:style-name="ce165" office:value-type="string" calcext:value-type="string">
            <text:p>LBPL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A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A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E</text:p>
          </table:table-cell>
          <table:table-cell table:style-name="ce157" table:formula="of:=HEX2BIN([.B107];8)" office:value-type="string" office:string-value="01101110" calcext:value-type="string">
            <text:p>01101110</text:p>
          </table:table-cell>
          <table:table-cell table:style-name="ce165" office:value-type="string" calcext:value-type="string">
            <text:p>LBGE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C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C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6F</text:p>
          </table:table-cell>
          <table:table-cell table:style-name="ce157" table:formula="of:=HEX2BIN([.B108];8)" office:value-type="string" office:string-value="01101111" calcext:value-type="string">
            <text:p>01101111</text:p>
          </table:table-cell>
          <table:table-cell table:style-name="ce165" office:value-type="string" calcext:value-type="string">
            <text:p>LBGT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E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E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70</text:p>
          </table:table-cell>
          <table:table-cell table:style-name="ce160" table:formula="of:=HEX2BIN([.B109];8)" office:value-type="string" office:string-value="01110000" calcext:value-type="string">
            <text:p>01110000</text:p>
          </table:table-cell>
          <table:table-cell table:style-name="ce166" office:value-type="string" calcext:value-type="string">
            <text:p>BRN</text:p>
          </table:table-cell>
          <table:table-cell table:style-name="ce169" office:value-type="string" calcext:value-type="string">
            <text:p>REL</text:p>
          </table:table-cell>
          <table:table-cell table:style-name="ce166" office:value-type="float" office:value="3" calcext:value-type="float">
            <text:p>3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52" office:value-type="string" calcext:value-type="string">
            <text:p>21</text:p>
          </table:table-cell>
          <table:table-cell table:style-name="ce152" office:value-type="string" calcext:value-type="string">
            <text:p>3</text:p>
          </table:table-cell>
          <table:table-cell table:style-name="ce152" office:value-type="float" office:value="2" calcext:value-type="float">
            <text:p>2</text:p>
          </table:table-cell>
          <table:table-cell/>
          <table:table-cell table:style-name="ce152" office:value-type="string" calcext:value-type="string">
            <text:p>21</text:p>
          </table:table-cell>
          <table:table-cell table:style-name="ce152" office:value-type="string" calcext:value-type="string">
            <text:p>3</text:p>
          </table:table-cell>
          <table:table-cell table:style-name="ce152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1</text:p>
          </table:table-cell>
          <table:table-cell table:style-name="ce157" table:formula="of:=HEX2BIN([.B110];8)" office:value-type="string" office:string-value="01110001" calcext:value-type="string">
            <text:p>01110001</text:p>
          </table:table-cell>
          <table:table-cell table:style-name="ce165" office:value-type="string" calcext:value-type="string">
            <text:p>BLS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3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3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2</text:p>
          </table:table-cell>
          <table:table-cell table:style-name="ce157" table:formula="of:=HEX2BIN([.B111];8)" office:value-type="string" office:string-value="01110010" calcext:value-type="string">
            <text:p>01110010</text:p>
          </table:table-cell>
          <table:table-cell table:style-name="ce165" office:value-type="string" calcext:value-type="string">
            <text:p>BCS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5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5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3</text:p>
          </table:table-cell>
          <table:table-cell table:style-name="ce157" table:formula="of:=HEX2BIN([.B112];8)" office:value-type="string" office:string-value="01110011" calcext:value-type="string">
            <text:p>01110011</text:p>
          </table:table-cell>
          <table:table-cell table:style-name="ce165" office:value-type="string" calcext:value-type="string">
            <text:p>BEQ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7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7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4</text:p>
          </table:table-cell>
          <table:table-cell table:style-name="ce157" table:formula="of:=HEX2BIN([.B113];8)" office:value-type="string" office:string-value="01110100" calcext:value-type="string">
            <text:p>01110100</text:p>
          </table:table-cell>
          <table:table-cell table:style-name="ce165" office:value-type="string" calcext:value-type="string">
            <text:p>BVS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9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9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5</text:p>
          </table:table-cell>
          <table:table-cell table:style-name="ce157" table:formula="of:=HEX2BIN([.B114];8)" office:value-type="string" office:string-value="01110101" calcext:value-type="string">
            <text:p>01110101</text:p>
          </table:table-cell>
          <table:table-cell table:style-name="ce165" office:value-type="string" calcext:value-type="string">
            <text:p>BMI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B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B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6</text:p>
          </table:table-cell>
          <table:table-cell table:style-name="ce157" table:formula="of:=HEX2BIN([.B115];8)" office:value-type="string" office:string-value="01110110" calcext:value-type="string">
            <text:p>01110110</text:p>
          </table:table-cell>
          <table:table-cell table:style-name="ce165" office:value-type="string" calcext:value-type="string">
            <text:p>BLT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D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D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7</text:p>
          </table:table-cell>
          <table:table-cell table:style-name="ce157" table:formula="of:=HEX2BIN([.B116];8)" office:value-type="string" office:string-value="01110111" calcext:value-type="string">
            <text:p>01110111</text:p>
          </table:table-cell>
          <table:table-cell table:style-name="ce165" office:value-type="string" calcext:value-type="string">
            <text:p>BLE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F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2F</text:p>
          </table:table-cell>
          <table:table-cell table:style-name="ce149" office:value-type="string" calcext:value-type="string">
            <text:p>3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8</text:p>
          </table:table-cell>
          <table:table-cell table:style-name="ce157" table:formula="of:=HEX2BIN([.B117];8)" office:value-type="string" office:string-value="01111000" calcext:value-type="string">
            <text:p>01111000</text:p>
          </table:table-cell>
          <table:table-cell table:style-name="ce165" office:value-type="string" calcext:value-type="string">
            <text:p>LBRN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1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1</text:p>
          </table:table-cell>
          <table:table-cell table:style-name="ce149" office:value-type="string" calcext:value-type="string">
            <text:p>5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9</text:p>
          </table:table-cell>
          <table:table-cell table:style-name="ce157" table:formula="of:=HEX2BIN([.B118];8)" office:value-type="string" office:string-value="01111001" calcext:value-type="string">
            <text:p>01111001</text:p>
          </table:table-cell>
          <table:table-cell table:style-name="ce165" office:value-type="string" calcext:value-type="string">
            <text:p>LBLS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3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3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A</text:p>
          </table:table-cell>
          <table:table-cell table:style-name="ce157" table:formula="of:=HEX2BIN([.B119];8)" office:value-type="string" office:string-value="01111010" calcext:value-type="string">
            <text:p>01111010</text:p>
          </table:table-cell>
          <table:table-cell table:style-name="ce165" office:value-type="string" calcext:value-type="string">
            <text:p>LBCS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5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5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B</text:p>
          </table:table-cell>
          <table:table-cell table:style-name="ce157" table:formula="of:=HEX2BIN([.B120];8)" office:value-type="string" office:string-value="01111011" calcext:value-type="string">
            <text:p>01111011</text:p>
          </table:table-cell>
          <table:table-cell table:style-name="ce165" office:value-type="string" calcext:value-type="string">
            <text:p>LBEQ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string" calcext:value-type="string">
            <text:p>4-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7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7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C</text:p>
          </table:table-cell>
          <table:table-cell table:style-name="ce157" table:formula="of:=HEX2BIN([.B121];8)" office:value-type="string" office:string-value="01111100" calcext:value-type="string">
            <text:p>01111100</text:p>
          </table:table-cell>
          <table:table-cell table:style-name="ce165" office:value-type="string" calcext:value-type="string">
            <text:p>LBVS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9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9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D</text:p>
          </table:table-cell>
          <table:table-cell table:style-name="ce157" table:formula="of:=HEX2BIN([.B122];8)" office:value-type="string" office:string-value="01111101" calcext:value-type="string">
            <text:p>01111101</text:p>
          </table:table-cell>
          <table:table-cell table:style-name="ce165" office:value-type="string" calcext:value-type="string">
            <text:p>LBMI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string" calcext:value-type="string">
            <text:p>4-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B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B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E</text:p>
          </table:table-cell>
          <table:table-cell table:style-name="ce157" table:formula="of:=HEX2BIN([.B123];8)" office:value-type="string" office:string-value="01111110" calcext:value-type="string">
            <text:p>01111110</text:p>
          </table:table-cell>
          <table:table-cell table:style-name="ce165" office:value-type="string" calcext:value-type="string">
            <text:p>LBLT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D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D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7F</text:p>
          </table:table-cell>
          <table:table-cell table:style-name="ce157" table:formula="of:=HEX2BIN([.B124];8)" office:value-type="string" office:string-value="01111111" calcext:value-type="string">
            <text:p>01111111</text:p>
          </table:table-cell>
          <table:table-cell table:style-name="ce165" office:value-type="string" calcext:value-type="string">
            <text:p>LBLE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5" calcext:value-type="float">
            <text:p>5</text:p>
          </table:table-cell>
          <table:table-cell table:style-name="ce18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02F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/>
          <table:table-cell table:style-name="ce149" office:value-type="string" calcext:value-type="string">
            <text:p>102F</text:p>
          </table:table-cell>
          <table:table-cell table:style-name="ce149" office:value-type="string" calcext:value-type="string">
            <text:p>5(6)</text:p>
          </table:table-cell>
          <table:table-cell table:style-name="ce191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80</text:p>
          </table:table-cell>
          <table:table-cell table:style-name="ce160" table:formula="of:=HEX2BIN([.B125];8)" office:value-type="string" office:string-value="10000000" calcext:value-type="string">
            <text:p>10000000</text:p>
          </table:table-cell>
          <table:table-cell table:style-name="ce166" office:value-type="string" calcext:value-type="string">
            <text:p>CLRA</text:p>
          </table:table-cell>
          <table:table-cell table:style-name="ce169" office:value-type="string" calcext:value-type="string">
            <text:p>INH</text:p>
          </table:table-cell>
          <table:table-cell table:style-name="ce166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4F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4F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1</text:p>
          </table:table-cell>
          <table:table-cell table:style-name="ce157" table:formula="of:=HEX2BIN([.B126];8)" office:value-type="string" office:string-value="10000001" calcext:value-type="string">
            <text:p>10000001</text:p>
          </table:table-cell>
          <table:table-cell table:style-name="ce165" office:value-type="string" calcext:value-type="string">
            <text:p>CLR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F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F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2</text:p>
          </table:table-cell>
          <table:table-cell table:style-name="ce157" table:formula="of:=HEX2BIN([.B127];8)" office:value-type="string" office:string-value="10000010" calcext:value-type="string">
            <text:p>10000010</text:p>
          </table:table-cell>
          <table:table-cell table:style-name="ce165" office:value-type="string" calcext:value-type="string">
            <text:p>CLR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6-7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F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F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3</text:p>
          </table:table-cell>
          <table:table-cell table:style-name="ce157" table:formula="of:=HEX2BIN([.B128];8)" office:value-type="string" office:string-value="10000011" calcext:value-type="string">
            <text:p>10000011</text:p>
          </table:table-cell>
          <table:table-cell table:style-name="ce165" office:value-type="string" calcext:value-type="string">
            <text:p>COM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3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3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4</text:p>
          </table:table-cell>
          <table:table-cell table:style-name="ce157" table:formula="of:=HEX2BIN([.B129];8)" office:value-type="string" office:string-value="10000100" calcext:value-type="string">
            <text:p>10000100</text:p>
          </table:table-cell>
          <table:table-cell table:style-name="ce165" office:value-type="string" calcext:value-type="string">
            <text:p>COM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3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3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5</text:p>
          </table:table-cell>
          <table:table-cell table:style-name="ce157" table:formula="of:=HEX2BIN([.B130];8)" office:value-type="string" office:string-value="10000101" calcext:value-type="string">
            <text:p>10000101</text:p>
          </table:table-cell>
          <table:table-cell table:style-name="ce165" office:value-type="string" calcext:value-type="string">
            <text:p>COM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3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3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6</text:p>
          </table:table-cell>
          <table:table-cell table:style-name="ce157" table:formula="of:=HEX2BIN([.B131];8)" office:value-type="string" office:string-value="10000110" calcext:value-type="string">
            <text:p>10000110</text:p>
          </table:table-cell>
          <table:table-cell table:style-name="ce165" office:value-type="string" calcext:value-type="string">
            <text:p>NEG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7</text:p>
          </table:table-cell>
          <table:table-cell table:style-name="ce157" table:formula="of:=HEX2BIN([.B132];8)" office:value-type="string" office:string-value="10000111" calcext:value-type="string">
            <text:p>10000111</text:p>
          </table:table-cell>
          <table:table-cell table:style-name="ce165" office:value-type="string" calcext:value-type="string">
            <text:p>NEG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0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8</text:p>
          </table:table-cell>
          <table:table-cell table:style-name="ce157" table:formula="of:=HEX2BIN([.B133];8)" office:value-type="string" office:string-value="10001000" calcext:value-type="string">
            <text:p>10001000</text:p>
          </table:table-cell>
          <table:table-cell table:style-name="ce165" office:value-type="string" calcext:value-type="string">
            <text:p>NEG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0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0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9</text:p>
          </table:table-cell>
          <table:table-cell table:style-name="ce157" table:formula="of:=HEX2BIN([.B134];8)" office:value-type="string" office:string-value="10001001" calcext:value-type="string">
            <text:p>10001001</text:p>
          </table:table-cell>
          <table:table-cell table:style-name="ce165" office:value-type="string" calcext:value-type="string">
            <text:p>INC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C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C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A</text:p>
          </table:table-cell>
          <table:table-cell table:style-name="ce157" table:formula="of:=HEX2BIN([.B135];8)" office:value-type="string" office:string-value="10001010" calcext:value-type="string">
            <text:p>10001010</text:p>
          </table:table-cell>
          <table:table-cell table:style-name="ce165" office:value-type="string" calcext:value-type="string">
            <text:p>INC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C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C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B</text:p>
          </table:table-cell>
          <table:table-cell table:style-name="ce157" table:formula="of:=HEX2BIN([.B136];8)" office:value-type="string" office:string-value="10001011" calcext:value-type="string">
            <text:p>10001011</text:p>
          </table:table-cell>
          <table:table-cell table:style-name="ce165" office:value-type="string" calcext:value-type="string">
            <text:p>INC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C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C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C</text:p>
          </table:table-cell>
          <table:table-cell table:style-name="ce157" table:formula="of:=HEX2BIN([.B137];8)" office:value-type="string" office:string-value="10001100" calcext:value-type="string">
            <text:p>10001100</text:p>
          </table:table-cell>
          <table:table-cell table:style-name="ce165" office:value-type="string" calcext:value-type="string">
            <text:p>DEC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A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A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D</text:p>
          </table:table-cell>
          <table:table-cell table:style-name="ce157" table:formula="of:=HEX2BIN([.B138];8)" office:value-type="string" office:string-value="10001101" calcext:value-type="string">
            <text:p>10001101</text:p>
          </table:table-cell>
          <table:table-cell table:style-name="ce165" office:value-type="string" calcext:value-type="string">
            <text:p>DEC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A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A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E</text:p>
          </table:table-cell>
          <table:table-cell table:style-name="ce157" table:formula="of:=HEX2BIN([.B139];8)" office:value-type="string" office:string-value="10001110" calcext:value-type="string">
            <text:p>10001110</text:p>
          </table:table-cell>
          <table:table-cell table:style-name="ce165" office:value-type="string" calcext:value-type="string">
            <text:p>DEC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5-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A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A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8F</text:p>
          </table:table-cell>
          <table:table-cell table:style-name="ce157" table:formula="of:=HEX2BIN([.B140];8)" office:value-type="string" office:string-value="10001111" calcext:value-type="string">
            <text:p>10001111</text:p>
          </table:table-cell>
          <table:table-cell table:style-name="ce165" office:value-type="string" calcext:value-type="string">
            <text:p>RTS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39</text:p>
          </table:table-cell>
          <table:table-cell table:style-name="ce149" office:value-type="string" calcext:value-type="string">
            <text:p>5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39</text:p>
          </table:table-cell>
          <table:table-cell table:style-name="ce149" office:value-type="string" calcext:value-type="string">
            <text:p>5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90</text:p>
          </table:table-cell>
          <table:table-cell table:style-name="ce160" table:formula="of:=HEX2BIN([.B141];8)" office:value-type="string" office:string-value="10010000" calcext:value-type="string">
            <text:p>10010000</text:p>
          </table:table-cell>
          <table:table-cell table:style-name="ce166" office:value-type="string" calcext:value-type="string">
            <text:p>TSTA</text:p>
          </table:table-cell>
          <table:table-cell table:style-name="ce169" office:value-type="string" calcext:value-type="string">
            <text:p>INH</text:p>
          </table:table-cell>
          <table:table-cell table:style-name="ce166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4D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4D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1</text:p>
          </table:table-cell>
          <table:table-cell table:style-name="ce157" table:formula="of:=HEX2BIN([.B142];8)" office:value-type="string" office:string-value="10010001" calcext:value-type="string">
            <text:p>10010001</text:p>
          </table:table-cell>
          <table:table-cell table:style-name="ce165" office:value-type="string" calcext:value-type="string">
            <text:p>TST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D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D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2</text:p>
          </table:table-cell>
          <table:table-cell table:style-name="ce157" table:formula="of:=HEX2BIN([.B143];8)" office:value-type="string" office:string-value="10010010" calcext:value-type="string">
            <text:p>10010010</text:p>
          </table:table-cell>
          <table:table-cell table:style-name="ce165" office:value-type="string" calcext:value-type="string">
            <text:p>TST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5-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D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D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3</text:p>
          </table:table-cell>
          <table:table-cell table:style-name="ce157" table:formula="of:=HEX2BIN([.B144];8)" office:value-type="string" office:string-value="10010011" calcext:value-type="string">
            <text:p>10010011</text:p>
          </table:table-cell>
          <table:table-cell table:style-name="ce165" office:value-type="string" calcext:value-type="string">
            <text:p>LSR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4</text:p>
          </table:table-cell>
          <table:table-cell table:style-name="ce157" table:formula="of:=HEX2BIN([.B145];8)" office:value-type="string" office:string-value="10010100" calcext:value-type="string">
            <text:p>10010100</text:p>
          </table:table-cell>
          <table:table-cell table:style-name="ce165" office:value-type="string" calcext:value-type="string">
            <text:p>LSR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4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5</text:p>
          </table:table-cell>
          <table:table-cell table:style-name="ce157" table:formula="of:=HEX2BIN([.B146];8)" office:value-type="string" office:string-value="10010101" calcext:value-type="string">
            <text:p>10010101</text:p>
          </table:table-cell>
          <table:table-cell table:style-name="ce165" office:value-type="string" calcext:value-type="string">
            <text:p>LSR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4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4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6</text:p>
          </table:table-cell>
          <table:table-cell table:style-name="ce157" table:formula="of:=HEX2BIN([.B147];8)" office:value-type="string" office:string-value="10010110" calcext:value-type="string">
            <text:p>10010110</text:p>
          </table:table-cell>
          <table:table-cell table:style-name="ce165" office:value-type="string" calcext:value-type="string">
            <text:p>ROR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6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6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7</text:p>
          </table:table-cell>
          <table:table-cell table:style-name="ce157" table:formula="of:=HEX2BIN([.B148];8)" office:value-type="string" office:string-value="10010111" calcext:value-type="string">
            <text:p>10010111</text:p>
          </table:table-cell>
          <table:table-cell table:style-name="ce165" office:value-type="string" calcext:value-type="string">
            <text:p>ROR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6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6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8</text:p>
          </table:table-cell>
          <table:table-cell table:style-name="ce157" table:formula="of:=HEX2BIN([.B149];8)" office:value-type="string" office:string-value="10011000" calcext:value-type="string">
            <text:p>10011000</text:p>
          </table:table-cell>
          <table:table-cell table:style-name="ce165" office:value-type="string" calcext:value-type="string">
            <text:p>ROR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6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6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9</text:p>
          </table:table-cell>
          <table:table-cell table:style-name="ce157" table:formula="of:=HEX2BIN([.B150];8)" office:value-type="string" office:string-value="10011001" calcext:value-type="string">
            <text:p>10011001</text:p>
          </table:table-cell>
          <table:table-cell table:style-name="ce165" office:value-type="string" calcext:value-type="string">
            <text:p>ASR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7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7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A</text:p>
          </table:table-cell>
          <table:table-cell table:style-name="ce157" table:formula="of:=HEX2BIN([.B151];8)" office:value-type="string" office:string-value="10011010" calcext:value-type="string">
            <text:p>10011010</text:p>
          </table:table-cell>
          <table:table-cell table:style-name="ce165" office:value-type="string" calcext:value-type="string">
            <text:p>ASR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7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7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B</text:p>
          </table:table-cell>
          <table:table-cell table:style-name="ce157" table:formula="of:=HEX2BIN([.B152];8)" office:value-type="string" office:string-value="10011011" calcext:value-type="string">
            <text:p>10011011</text:p>
          </table:table-cell>
          <table:table-cell table:style-name="ce165" office:value-type="string" calcext:value-type="string">
            <text:p>ASR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7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7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C</text:p>
          </table:table-cell>
          <table:table-cell table:style-name="ce157" table:formula="of:=HEX2BIN([.B153];8)" office:value-type="string" office:string-value="10011100" calcext:value-type="string">
            <text:p>10011100</text:p>
          </table:table-cell>
          <table:table-cell table:style-name="ce165" office:value-type="string" calcext:value-type="string">
            <text:p>ASL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4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D</text:p>
          </table:table-cell>
          <table:table-cell table:style-name="ce157" table:formula="of:=HEX2BIN([.B154];8)" office:value-type="string" office:string-value="10011101" calcext:value-type="string">
            <text:p>10011101</text:p>
          </table:table-cell>
          <table:table-cell table:style-name="ce165" office:value-type="string" calcext:value-type="string">
            <text:p>ASL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8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E</text:p>
          </table:table-cell>
          <table:table-cell table:style-name="ce157" table:formula="of:=HEX2BIN([.B155];8)" office:value-type="string" office:string-value="10011110" calcext:value-type="string">
            <text:p>10011110</text:p>
          </table:table-cell>
          <table:table-cell table:style-name="ce165" office:value-type="string" calcext:value-type="string">
            <text:p>ASL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8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8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9F</text:p>
          </table:table-cell>
          <table:table-cell table:style-name="ce157" table:formula="of:=HEX2BIN([.B156];8)" office:value-type="string" office:string-value="10011111" calcext:value-type="string">
            <text:p>10011111</text:p>
          </table:table-cell>
          <table:table-cell table:style-name="ce165" office:value-type="string" calcext:value-type="string">
            <text:p>RTI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15" calcext:value-type="float">
            <text:p>15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3B</text:p>
          </table:table-cell>
          <table:table-cell table:style-name="ce149" office:value-type="string" calcext:value-type="string">
            <text:p>6/15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3B</text:p>
          </table:table-cell>
          <table:table-cell table:style-name="ce149" office:value-type="string" calcext:value-type="string">
            <text:p>6/15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50" office:value-type="string" calcext:value-type="string">
            <text:p>A0</text:p>
          </table:table-cell>
          <table:table-cell table:style-name="ce160" table:formula="of:=HEX2BIN([.B157];8)" office:value-type="string" office:string-value="10100000" calcext:value-type="string">
            <text:p>10100000</text:p>
          </table:table-cell>
          <table:table-cell table:style-name="ce166" office:value-type="string" calcext:value-type="string">
            <text:p>ROLA</text:p>
          </table:table-cell>
          <table:table-cell table:style-name="ce179" office:value-type="string" calcext:value-type="string">
            <text:p>INH</text:p>
          </table:table-cell>
          <table:table-cell table:style-name="ce166" office:value-type="float" office:value="2" calcext:value-type="float">
            <text:p>2</text:p>
          </table:table-cell>
          <table:table-cell table:style-name="ce184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49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49</text:p>
          </table:table-cell>
          <table:table-cell table:style-name="ce152" office:value-type="string" calcext:value-type="string">
            <text:p>2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1</text:p>
          </table:table-cell>
          <table:table-cell table:style-name="ce157" table:formula="of:=HEX2BIN([.B158];8)" office:value-type="string" office:string-value="10100001" calcext:value-type="string">
            <text:p>10100001</text:p>
          </table:table-cell>
          <table:table-cell table:style-name="ce165" office:value-type="string" calcext:value-type="string">
            <text:p>ROLB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5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2</text:p>
          </table:table-cell>
          <table:table-cell table:style-name="ce157" table:formula="of:=HEX2BIN([.B159];8)" office:value-type="string" office:string-value="10100010" calcext:value-type="string">
            <text:p>10100010</text:p>
          </table:table-cell>
          <table:table-cell table:style-name="ce165" office:value-type="string" calcext:value-type="string">
            <text:p>ROL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9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9</text:p>
          </table:table-cell>
          <table:table-cell table:style-name="ce149" office:value-type="string" calcext:value-type="string">
            <text:p>6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3</text:p>
          </table:table-cell>
          <table:table-cell table:style-name="ce157" table:formula="of:=HEX2BIN([.B160];8)" office:value-type="string" office:string-value="10100011" calcext:value-type="string">
            <text:p>10100011</text:p>
          </table:table-cell>
          <table:table-cell table:style-name="ce167" office:value-type="string" calcext:value-type="string">
            <text:p>LSR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A4</text:p>
          </table:table-cell>
          <table:table-cell table:style-name="ce157" table:formula="of:=HEX2BIN([.B161];8)" office:value-type="string" office:string-value="10100100" calcext:value-type="string">
            <text:p>10100100</text:p>
          </table:table-cell>
          <table:table-cell table:style-name="ce167" office:value-type="string" calcext:value-type="string">
            <text:p>ROR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A5</text:p>
          </table:table-cell>
          <table:table-cell table:style-name="ce157" table:formula="of:=HEX2BIN([.B162];8)" office:value-type="string" office:string-value="10100101" calcext:value-type="string">
            <text:p>10100101</text:p>
          </table:table-cell>
          <table:table-cell table:style-name="ce167" office:value-type="string" calcext:value-type="string">
            <text:p>ASR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6</text:p>
          </table:table-cell>
          <table:table-cell table:style-name="ce157" table:formula="of:=HEX2BIN([.B163];8)" office:value-type="string" office:string-value="10100110" calcext:value-type="string">
            <text:p>10100110</text:p>
          </table:table-cell>
          <table:table-cell table:style-name="ce167" office:value-type="string" calcext:value-type="string">
            <text:p>ASL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7</text:p>
          </table:table-cell>
          <table:table-cell table:style-name="ce157" table:formula="of:=HEX2BIN([.B164];8)" office:value-type="string" office:string-value="10100111" calcext:value-type="string">
            <text:p>10100111</text:p>
          </table:table-cell>
          <table:table-cell table:style-name="ce167" office:value-type="string" calcext:value-type="string">
            <text:p>ROL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A8</text:p>
          </table:table-cell>
          <table:table-cell table:style-name="ce157" table:formula="of:=HEX2BIN([.B165];8)" office:value-type="string" office:string-value="10101000" calcext:value-type="string">
            <text:p>10101000</text:p>
          </table:table-cell>
          <table:table-cell table:style-name="ce165" office:value-type="string" calcext:value-type="string">
            <text:p>JMP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6E</text:p>
          </table:table-cell>
          <table:table-cell table:style-name="ce149" office:value-type="string" calcext:value-type="string">
            <text:p>3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6E</text:p>
          </table:table-cell>
          <table:table-cell table:style-name="ce149" office:value-type="string" calcext:value-type="string">
            <text:p>3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9</text:p>
          </table:table-cell>
          <table:table-cell table:style-name="ce157" table:formula="of:=HEX2BIN([.B166];8)" office:value-type="string" office:string-value="10101001" calcext:value-type="string">
            <text:p>10101001</text:p>
          </table:table-cell>
          <table:table-cell table:style-name="ce165" office:value-type="string" calcext:value-type="string">
            <text:p>JSR</text:p>
          </table:table-cell>
          <table:table-cell table:style-name="ce165" office:value-type="string" calcext:value-type="string">
            <text:p>IDX</text:p>
          </table:table-cell>
          <table:table-cell table:style-name="ce165" office:value-type="string" calcext:value-type="string">
            <text:p>8-9</text:p>
          </table:table-cell>
          <table:table-cell table:style-name="ce165" office:value-type="string" calcext:value-type="string">
            <text:p>2-4</text:p>
          </table:table-cell>
          <table:table-cell/>
          <table:table-cell table:style-name="ce149" office:value-type="string" calcext:value-type="string">
            <text:p>AD</text:p>
          </table:table-cell>
          <table:table-cell table:style-name="ce149" office:value-type="string" calcext:value-type="string">
            <text:p>7+</text:p>
          </table:table-cell>
          <table:table-cell table:style-name="ce149" office:value-type="string" calcext:value-type="string">
            <text:p>2+</text:p>
          </table:table-cell>
          <table:table-cell/>
          <table:table-cell table:style-name="ce149" office:value-type="string" calcext:value-type="string">
            <text:p>AD</text:p>
          </table:table-cell>
          <table:table-cell table:style-name="ce149" office:value-type="string" calcext:value-type="string">
            <text:p>7+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A</text:p>
          </table:table-cell>
          <table:table-cell table:style-name="ce157" table:formula="of:=HEX2BIN([.B167];8)" office:value-type="string" office:string-value="10101010" calcext:value-type="string">
            <text:p>10101010</text:p>
          </table:table-cell>
          <table:table-cell table:style-name="ce165" office:value-type="string" calcext:value-type="string">
            <text:p>BSR</text:p>
          </table:table-cell>
          <table:table-cell table:style-name="ce165" office:value-type="string" calcext:value-type="string">
            <text:p>REL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8D</text:p>
          </table:table-cell>
          <table:table-cell table:style-name="ce149" office:value-type="string" calcext:value-type="string">
            <text:p>7</text:p>
          </table:table-cell>
          <table:table-cell table:style-name="ce149" office:value-type="float" office:value="2" calcext:value-type="float">
            <text:p>2</text:p>
          </table:table-cell>
          <table:table-cell/>
          <table:table-cell table:style-name="ce149" office:value-type="string" calcext:value-type="string">
            <text:p>8D</text:p>
          </table:table-cell>
          <table:table-cell table:style-name="ce149" office:value-type="string" calcext:value-type="string">
            <text:p>7</text:p>
          </table:table-cell>
          <table:table-cell table:style-name="ce149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B</text:p>
          </table:table-cell>
          <table:table-cell table:style-name="ce157" table:formula="of:=HEX2BIN([.B168];8)" office:value-type="string" office:string-value="10101011" calcext:value-type="string">
            <text:p>10101011</text:p>
          </table:table-cell>
          <table:table-cell table:style-name="ce168" office:value-type="string" calcext:value-type="string">
            <text:p>LBSR</text:p>
          </table:table-cell>
          <table:table-cell table:style-name="ce165" office:value-type="string" calcext:value-type="string">
            <text:p>LREL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7</text:p>
          </table:table-cell>
          <table:table-cell table:style-name="ce149" office:value-type="string" calcext:value-type="string">
            <text:p>9</text:p>
          </table:table-cell>
          <table:table-cell table:style-name="ce149" office:value-type="float" office:value="3" calcext:value-type="float">
            <text:p>3</text:p>
          </table:table-cell>
          <table:table-cell/>
          <table:table-cell table:style-name="ce149" office:value-type="string" calcext:value-type="string">
            <text:p>17</text:p>
          </table:table-cell>
          <table:table-cell table:style-name="ce149" office:value-type="string" calcext:value-type="string">
            <text:p>9</text:p>
          </table:table-cell>
          <table:table-cell table:style-name="ce149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AC</text:p>
          </table:table-cell>
          <table:table-cell table:style-name="ce157" table:formula="of:=HEX2BIN([.B169];8)" office:value-type="string" office:string-value="10101100" calcext:value-type="string">
            <text:p>10101100</text:p>
          </table:table-cell>
          <table:table-cell table:style-name="ce167" office:value-type="string" calcext:value-type="string">
            <text:p>DECB, JNZ</text:p>
          </table:table-cell>
          <table:table-cell table:style-name="ce168" office:value-type="string" calcext:value-type="string">
            <text:p>REL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2" table:style-name="ce149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AD</text:p>
          </table:table-cell>
          <table:table-cell table:style-name="ce157" table:formula="of:=HEX2BIN([.B170];8)" office:value-type="string" office:string-value="10101101" calcext:value-type="string">
            <text:p>10101101</text:p>
          </table:table-cell>
          <table:table-cell table:style-name="ce167" office:value-type="string" calcext:value-type="string">
            <text:p>DECX, JNZ</text:p>
          </table:table-cell>
          <table:table-cell table:style-name="ce165" office:value-type="string" calcext:value-type="string">
            <text:p>REL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E</text:p>
          </table:table-cell>
          <table:table-cell table:style-name="ce157" table:formula="of:=HEX2BIN([.B171];8)" office:value-type="string" office:string-value="10101110" calcext:value-type="string">
            <text:p>10101110</text:p>
          </table:table-cell>
          <table:table-cell table:style-name="ce165" office:value-type="string" calcext:value-type="string">
            <text:p>NOP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12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12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AF</text:p>
          </table:table-cell>
          <table:table-cell table:style-name="ce157" table:formula="of:=HEX2BIN([.B172];8)" office:value-type="string" office:string-value="10101111" calcext:value-type="string">
            <text:p>10101111</text:p>
          </table:table-cell>
          <table:table-cell table:number-columns-repeated="4" table:style-name="ce165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2" office:value-type="string" calcext:value-type="string">
            <text:p>B0</text:p>
          </table:table-cell>
          <table:table-cell table:style-name="ce160" table:formula="of:=HEX2BIN([.B173];8)" office:value-type="string" office:string-value="10110000" calcext:value-type="string">
            <text:p>10110000</text:p>
          </table:table-cell>
          <table:table-cell table:style-name="ce169" office:value-type="string" calcext:value-type="string">
            <text:p>ABX</text:p>
          </table:table-cell>
          <table:table-cell table:style-name="ce166" office:value-type="string" calcext:value-type="string">
            <text:p>INH</text:p>
          </table:table-cell>
          <table:table-cell table:style-name="ce169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3A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float" office:value="1" calcext:value-type="float">
            <text:p>1</text:p>
          </table:table-cell>
          <table:table-cell/>
          <table:table-cell table:style-name="ce152" office:value-type="string" calcext:value-type="string">
            <text:p>3A</text:p>
          </table:table-cell>
          <table:table-cell table:style-name="ce150" office:value-type="string" calcext:value-type="string">
            <text:p>3</text:p>
          </table:table-cell>
          <table:table-cell table:style-name="ce152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B1</text:p>
          </table:table-cell>
          <table:table-cell table:style-name="ce157" table:formula="of:=HEX2BIN([.B174];8)" office:value-type="string" office:string-value="10110001" calcext:value-type="string">
            <text:p>10110001</text:p>
          </table:table-cell>
          <table:table-cell table:style-name="ce165" office:value-type="string" calcext:value-type="string">
            <text:p>DAA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1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19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B2</text:p>
          </table:table-cell>
          <table:table-cell table:style-name="ce157" table:formula="of:=HEX2BIN([.B175];8)" office:value-type="string" office:string-value="10110010" calcext:value-type="string">
            <text:p>10110010</text:p>
          </table:table-cell>
          <table:table-cell table:style-name="ce165" office:value-type="string" calcext:value-type="string">
            <text:p>SEX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1D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1D</text:p>
          </table:table-cell>
          <table:table-cell table:style-name="ce149" office:value-type="string" calcext:value-type="string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49" office:value-type="string" calcext:value-type="string">
            <text:p>B3</text:p>
          </table:table-cell>
          <table:table-cell table:style-name="ce157" table:formula="of:=HEX2BIN([.B176];8)" office:value-type="string" office:string-value="10110011" calcext:value-type="string">
            <text:p>10110011</text:p>
          </table:table-cell>
          <table:table-cell table:style-name="ce165" office:value-type="string" calcext:value-type="string">
            <text:p>MUL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3D</text:p>
          </table:table-cell>
          <table:table-cell table:style-name="ce149" office:value-type="string" calcext:value-type="string">
            <text:p>11</text:p>
          </table:table-cell>
          <table:table-cell table:style-name="ce149" office:value-type="float" office:value="1" calcext:value-type="float">
            <text:p>1</text:p>
          </table:table-cell>
          <table:table-cell/>
          <table:table-cell table:style-name="ce149" office:value-type="string" calcext:value-type="string">
            <text:p>3D</text:p>
          </table:table-cell>
          <table:table-cell table:style-name="ce149" office:value-type="string" calcext:value-type="string">
            <text:p>11</text:p>
          </table:table-cell>
          <table:table-cell table:style-name="ce149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4</text:p>
          </table:table-cell>
          <table:table-cell table:style-name="ce157" table:formula="of:=HEX2BIN([.B177];8)" office:value-type="string" office:string-value="10110100" calcext:value-type="string">
            <text:p>10110100</text:p>
          </table:table-cell>
          <table:table-cell table:style-name="ce167" office:value-type="string" calcext:value-type="string">
            <text:p>LMUL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5</text:p>
          </table:table-cell>
          <table:table-cell table:style-name="ce157" table:formula="of:=HEX2BIN([.B178];8)" office:value-type="string" office:string-value="10110101" calcext:value-type="string">
            <text:p>10110101</text:p>
          </table:table-cell>
          <table:table-cell table:style-name="ce167" office:value-type="string" calcext:value-type="string">
            <text:p>DIV X,B</text:p>
          </table:table-cell>
          <table:table-cell table:style-name="ce168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6</text:p>
          </table:table-cell>
          <table:table-cell table:style-name="ce157" table:formula="of:=HEX2BIN([.B179];8)" office:value-type="string" office:string-value="10110110" calcext:value-type="string">
            <text:p>10110110</text:p>
          </table:table-cell>
          <table:table-cell table:style-name="ce167" office:value-type="string" calcext:value-type="string">
            <text:p>BMOVE Y,X,U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7</text:p>
          </table:table-cell>
          <table:table-cell table:style-name="ce157" table:formula="of:=HEX2BIN([.B180];8)" office:value-type="string" office:string-value="10110111" calcext:value-type="string">
            <text:p>10110111</text:p>
          </table:table-cell>
          <table:table-cell table:style-name="ce167" office:value-type="string" calcext:value-type="string">
            <text:p>MOVE Y,X,U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8</text:p>
          </table:table-cell>
          <table:table-cell table:style-name="ce157" table:formula="of:=HEX2BIN([.B181];8)" office:value-type="string" office:string-value="10111000" calcext:value-type="string">
            <text:p>10111000</text:p>
          </table:table-cell>
          <table:table-cell table:style-name="ce170" office:value-type="string" calcext:value-type="string">
            <text:p>LSRD</text:p>
          </table:table-cell>
          <table:table-cell table:style-name="ce165" office:value-type="string" calcext:value-type="string">
            <text:p>IMM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B9</text:p>
          </table:table-cell>
          <table:table-cell table:style-name="ce157" table:formula="of:=HEX2BIN([.B182];8)" office:value-type="string" office:string-value="10111001" calcext:value-type="string">
            <text:p>10111001</text:p>
          </table:table-cell>
          <table:table-cell table:style-name="ce170" office:value-type="string" calcext:value-type="string">
            <text:p>LSRD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A</text:p>
          </table:table-cell>
          <table:table-cell table:style-name="ce157" table:formula="of:=HEX2BIN([.B183];8)" office:value-type="string" office:string-value="10111010" calcext:value-type="string">
            <text:p>10111010</text:p>
          </table:table-cell>
          <table:table-cell table:style-name="ce170" office:value-type="string" calcext:value-type="string">
            <text:p>RORD</text:p>
          </table:table-cell>
          <table:table-cell table:style-name="ce165" office:value-type="string" calcext:value-type="string">
            <text:p>IMM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BB</text:p>
          </table:table-cell>
          <table:table-cell table:style-name="ce157" table:formula="of:=HEX2BIN([.B184];8)" office:value-type="string" office:string-value="10111011" calcext:value-type="string">
            <text:p>10111011</text:p>
          </table:table-cell>
          <table:table-cell table:style-name="ce170" office:value-type="string" calcext:value-type="string">
            <text:p>RORD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BC</text:p>
          </table:table-cell>
          <table:table-cell table:style-name="ce157" table:formula="of:=HEX2BIN([.B185];8)" office:value-type="string" office:string-value="10111100" calcext:value-type="string">
            <text:p>10111100</text:p>
          </table:table-cell>
          <table:table-cell table:style-name="ce170" office:value-type="string" calcext:value-type="string">
            <text:p>ASRD</text:p>
          </table:table-cell>
          <table:table-cell table:style-name="ce165" office:value-type="string" calcext:value-type="string">
            <text:p>IMM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BD</text:p>
          </table:table-cell>
          <table:table-cell table:style-name="ce157" table:formula="of:=HEX2BIN([.B186];8)" office:value-type="string" office:string-value="10111101" calcext:value-type="string">
            <text:p>10111101</text:p>
          </table:table-cell>
          <table:table-cell table:style-name="ce170" office:value-type="string" calcext:value-type="string">
            <text:p>ASRD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BE</text:p>
          </table:table-cell>
          <table:table-cell table:style-name="ce157" table:formula="of:=HEX2BIN([.B187];8)" office:value-type="string" office:string-value="10111110" calcext:value-type="string">
            <text:p>10111110</text:p>
          </table:table-cell>
          <table:table-cell table:style-name="ce170" office:value-type="string" calcext:value-type="string">
            <text:p>ASLD</text:p>
          </table:table-cell>
          <table:table-cell table:style-name="ce165" office:value-type="string" calcext:value-type="string">
            <text:p>IMM</text:p>
          </table:table-cell>
          <table:table-cell table:style-name="ce165"/>
          <table:table-cell table:style-name="ce165" office:value-type="float" office:value="2" calcext:value-type="float">
            <text:p>2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BF</text:p>
          </table:table-cell>
          <table:table-cell table:style-name="ce157" table:formula="of:=HEX2BIN([.B188];8)" office:value-type="string" office:string-value="10111111" calcext:value-type="string">
            <text:p>10111111</text:p>
          </table:table-cell>
          <table:table-cell table:style-name="ce170" office:value-type="string" calcext:value-type="string">
            <text:p>ASLD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3" office:value-type="string" calcext:value-type="string">
            <text:p>C0</text:p>
          </table:table-cell>
          <table:table-cell table:style-name="ce160" table:formula="of:=HEX2BIN([.B189];8)" office:value-type="string" office:string-value="11000000" calcext:value-type="string">
            <text:p>11000000</text:p>
          </table:table-cell>
          <table:table-cell table:style-name="ce171" office:value-type="string" calcext:value-type="string">
            <text:p>ROLD</text:p>
          </table:table-cell>
          <table:table-cell table:style-name="ce169" office:value-type="string" calcext:value-type="string">
            <text:p>IMM</text:p>
          </table:table-cell>
          <table:table-cell table:style-name="ce166"/>
          <table:table-cell table:style-name="ce184" office:value-type="float" office:value="2" calcext:value-type="float">
            <text:p>2</text:p>
          </table:table-cell>
          <table:table-cell/>
          <table:table-cell table:number-columns-repeated="3" table:style-name="ce188" office:value-type="string" calcext:value-type="string">
            <text:p>-</text:p>
          </table:table-cell>
          <table:table-cell/>
          <table:table-cell table:number-columns-repeated="3" table:style-name="ce188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C1</text:p>
          </table:table-cell>
          <table:table-cell table:style-name="ce157" table:formula="of:=HEX2BIN([.B190];8)" office:value-type="string" office:string-value="11000001" calcext:value-type="string">
            <text:p>11000001</text:p>
          </table:table-cell>
          <table:table-cell table:style-name="ce170" office:value-type="string" calcext:value-type="string">
            <text:p>ROLD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2</text:p>
          </table:table-cell>
          <table:table-cell table:style-name="ce157" table:formula="of:=HEX2BIN([.B191];8)" office:value-type="string" office:string-value="11000010" calcext:value-type="string">
            <text:p>11000010</text:p>
          </table:table-cell>
          <table:table-cell table:style-name="ce172" office:value-type="string" calcext:value-type="string">
            <text:p>CLRD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style-name="ce187" office:value-type="string" calcext:value-type="string">
            <text:p>104F</text:p>
          </table:table-cell>
          <table:table-cell table:style-name="ce187" office:value-type="string" calcext:value-type="string">
            <text:p>3 (2)</text:p>
          </table:table-cell>
          <table:table-cell table:style-name="ce191" office:value-type="float" office:value="2" calcext:value-type="float">
            <text:p>2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3</text:p>
          </table:table-cell>
          <table:table-cell table:style-name="ce157" table:formula="of:=HEX2BIN([.B192];8)" office:value-type="string" office:string-value="11000011" calcext:value-type="string">
            <text:p>11000011</text:p>
          </table:table-cell>
          <table:table-cell table:style-name="ce167" office:value-type="string" calcext:value-type="string">
            <text:p>CLR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/>
          <table:table-cell table:style-name="ce176"/>
        </table:table-row>
        <table:table-row table:style-name="ro3">
          <table:table-cell/>
          <table:table-cell table:style-name="ce149" office:value-type="string" calcext:value-type="string">
            <text:p>C4</text:p>
          </table:table-cell>
          <table:table-cell table:style-name="ce157" table:formula="of:=HEX2BIN([.B193];8)" office:value-type="string" office:string-value="11000100" calcext:value-type="string">
            <text:p>11000100</text:p>
          </table:table-cell>
          <table:table-cell table:style-name="ce172" office:value-type="string" calcext:value-type="string">
            <text:p>NEGD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style-name="ce187" office:value-type="string" calcext:value-type="string">
            <text:p>1040</text:p>
          </table:table-cell>
          <table:table-cell table:style-name="ce187" office:value-type="string" calcext:value-type="string">
            <text:p>3 (2)</text:p>
          </table:table-cell>
          <table:table-cell table:style-name="ce191" office:value-type="float" office:value="2" calcext:value-type="float">
            <text:p>2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5</text:p>
          </table:table-cell>
          <table:table-cell table:style-name="ce157" table:formula="of:=HEX2BIN([.B194];8)" office:value-type="string" office:string-value="11000101" calcext:value-type="string">
            <text:p>11000101</text:p>
          </table:table-cell>
          <table:table-cell table:style-name="ce167" office:value-type="string" calcext:value-type="string">
            <text:p>NEG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style-name="ce187" office:value-type="string" calcext:value-type="string">
            <text:p>-</text:p>
          </table:table-cell>
          <table:table-cell table:style-name="ce149" office:value-type="string" calcext:value-type="string">
            <text:p>-</text:p>
          </table:table-cell>
          <table:table-cell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6</text:p>
          </table:table-cell>
          <table:table-cell table:style-name="ce157" table:formula="of:=HEX2BIN([.B195];8)" office:value-type="string" office:string-value="11000110" calcext:value-type="string">
            <text:p>11000110</text:p>
          </table:table-cell>
          <table:table-cell table:style-name="ce172" office:value-type="string" calcext:value-type="string">
            <text:p>INCD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style-name="ce187" office:value-type="string" calcext:value-type="string">
            <text:p>104C</text:p>
          </table:table-cell>
          <table:table-cell table:style-name="ce187" office:value-type="string" calcext:value-type="string">
            <text:p>3 (2)</text:p>
          </table:table-cell>
          <table:table-cell table:style-name="ce191" office:value-type="float" office:value="2" calcext:value-type="float">
            <text:p>2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7</text:p>
          </table:table-cell>
          <table:table-cell table:style-name="ce157" table:formula="of:=HEX2BIN([.B196];8)" office:value-type="string" office:string-value="11000111" calcext:value-type="string">
            <text:p>11000111</text:p>
          </table:table-cell>
          <table:table-cell table:style-name="ce167" office:value-type="string" calcext:value-type="string">
            <text:p>INC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8</text:p>
          </table:table-cell>
          <table:table-cell table:style-name="ce157" table:formula="of:=HEX2BIN([.B197];8)" office:value-type="string" office:string-value="11001000" calcext:value-type="string">
            <text:p>11001000</text:p>
          </table:table-cell>
          <table:table-cell table:style-name="ce172" office:value-type="string" calcext:value-type="string">
            <text:p>DECD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style-name="ce187" office:value-type="string" calcext:value-type="string">
            <text:p>104A</text:p>
          </table:table-cell>
          <table:table-cell table:style-name="ce187" office:value-type="string" calcext:value-type="string">
            <text:p>3 (2)</text:p>
          </table:table-cell>
          <table:table-cell table:style-name="ce191" office:value-type="float" office:value="2" calcext:value-type="float">
            <text:p>2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9</text:p>
          </table:table-cell>
          <table:table-cell table:style-name="ce157" table:formula="of:=HEX2BIN([.B198];8)" office:value-type="string" office:string-value="11001001" calcext:value-type="string">
            <text:p>11001001</text:p>
          </table:table-cell>
          <table:table-cell table:style-name="ce167" office:value-type="string" calcext:value-type="string">
            <text:p>DEC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style-name="ce187" office:value-type="string" calcext:value-type="string">
            <text:p>-</text:p>
          </table:table-cell>
          <table:table-cell table:number-columns-repeated="2" table:style-name="ce187" office:value-type="string" calcext:value-type="string">
            <text:p>-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A</text:p>
          </table:table-cell>
          <table:table-cell table:style-name="ce157" table:formula="of:=HEX2BIN([.B199];8)" office:value-type="string" office:string-value="11001010" calcext:value-type="string">
            <text:p>11001010</text:p>
          </table:table-cell>
          <table:table-cell table:style-name="ce172" office:value-type="string" calcext:value-type="string">
            <text:p>TSTD</text:p>
          </table:table-cell>
          <table:table-cell table:style-name="ce165" office:value-type="string" calcext:value-type="string">
            <text:p>INH</text:p>
          </table:table-cell>
          <table:table-cell table:style-name="ce165" office:value-type="float" office:value="3" calcext:value-type="float">
            <text:p>3</text:p>
          </table:table-cell>
          <table:table-cell table:style-name="ce185" office:value-type="float" office:value="1" calcext:value-type="float">
            <text:p>1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style-name="ce187" office:value-type="string" calcext:value-type="string">
            <text:p>104D</text:p>
          </table:table-cell>
          <table:table-cell table:style-name="ce187" office:value-type="string" calcext:value-type="string">
            <text:p>3 (2)</text:p>
          </table:table-cell>
          <table:table-cell table:style-name="ce191" office:value-type="float" office:value="2" calcext:value-type="float">
            <text:p>2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49" office:value-type="string" calcext:value-type="string">
            <text:p>CB</text:p>
          </table:table-cell>
          <table:table-cell table:style-name="ce157" table:formula="of:=HEX2BIN([.B200];8)" office:value-type="string" office:string-value="11001011" calcext:value-type="string">
            <text:p>11001011</text:p>
          </table:table-cell>
          <table:table-cell table:style-name="ce167" office:value-type="string" calcext:value-type="string">
            <text:p>TSTW</text:p>
          </table:table-cell>
          <table:table-cell table:style-name="ce165" office:value-type="string" calcext:value-type="string">
            <text:p>IDX</text:p>
          </table:table-cell>
          <table:table-cell table:style-name="ce165"/>
          <table:table-cell table:style-name="ce165" office:value-type="string" calcext:value-type="string">
            <text:p>2-4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/>
          <table:table-cell table:number-columns-repeated="3" table:style-name="ce187" office:value-type="string" calcext:value-type="string">
            <text:p>-</text:p>
          </table:table-cell>
          <table:table-cell table:style-name="ce194"/>
          <table:table-cell table:number-columns-repeated="2"/>
        </table:table-row>
        <table:table-row table:style-name="ro3">
          <table:table-cell/>
          <table:table-cell table:style-name="ce151" office:value-type="string" calcext:value-type="string">
            <text:p>CC</text:p>
          </table:table-cell>
          <table:table-cell table:style-name="ce157" table:formula="of:=HEX2BIN([.B201];8)" office:value-type="string" office:string-value="11001100" calcext:value-type="string">
            <text:p>11001100</text:p>
          </table:table-cell>
          <table:table-cell table:style-name="ce167" office:value-type="string" calcext:value-type="string">
            <text:p>ABSA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CD</text:p>
          </table:table-cell>
          <table:table-cell table:style-name="ce157" table:formula="of:=HEX2BIN([.B202];8)" office:value-type="string" office:string-value="11001101" calcext:value-type="string">
            <text:p>11001101</text:p>
          </table:table-cell>
          <table:table-cell table:style-name="ce167" office:value-type="string" calcext:value-type="string">
            <text:p>ABSB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CE</text:p>
          </table:table-cell>
          <table:table-cell table:style-name="ce157" table:formula="of:=HEX2BIN([.B203];8)" office:value-type="string" office:string-value="11001110" calcext:value-type="string">
            <text:p>11001110</text:p>
          </table:table-cell>
          <table:table-cell table:style-name="ce167" office:value-type="string" calcext:value-type="string">
            <text:p>ABSD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1" office:value-type="string" calcext:value-type="string">
            <text:p>CF</text:p>
          </table:table-cell>
          <table:table-cell table:style-name="ce157" table:formula="of:=HEX2BIN([.B204];8)" office:value-type="string" office:string-value="11001111" calcext:value-type="string">
            <text:p>11001111</text:p>
          </table:table-cell>
          <table:table-cell table:style-name="ce167" office:value-type="string" calcext:value-type="string">
            <text:p>BSETA X,U</text:p>
          </table:table-cell>
          <table:table-cell table:style-name="ce165" office:value-type="string" calcext:value-type="string">
            <text:p>INH</text:p>
          </table:table-cell>
          <table:table-cell table:style-name="ce165"/>
          <table:table-cell table:style-name="ce165" office:value-type="float" office:value="1" calcext:value-type="float">
            <text:p>1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/>
          <table:table-cell table:number-columns-repeated="3" table:style-name="ce149" office:value-type="string" calcext:value-type="string">
            <text:p>-</text:p>
          </table:table-cell>
          <table:table-cell table:number-columns-repeated="3"/>
        </table:table-row>
        <table:table-row table:style-name="ro3">
          <table:table-cell/>
          <table:table-cell table:style-name="ce153" office:value-type="string" calcext:value-type="string">
            <text:p>D0</text:p>
          </table:table-cell>
          <table:table-cell table:style-name="ce160" table:formula="of:=HEX2BIN([.B205];8)" office:value-type="string" office:string-value="11010000" calcext:value-type="string">
            <text:p>11010000</text:p>
          </table:table-cell>
          <table:table-cell table:style-name="ce173" office:value-type="string" calcext:value-type="string">
            <text:p>BSETD X,U</text:p>
          </table:table-cell>
          <table:table-cell table:style-name="ce169" office:value-type="string" calcext:value-type="string">
            <text:p>INH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/>
          <table:table-cell table:number-columns-repeated="3" table:style-name="ce152" office:value-type="string" calcext:value-type="string">
            <text:p>-</text:p>
          </table:table-cell>
          <table:table-cell/>
          <table:table-cell table:number-columns-repeated="3" table:style-name="ce152" office:value-type="string" calcext:value-type="string">
            <text:p>-</text:p>
          </table:table-cell>
          <table:table-cell table:number-columns-repeated="3"/>
        </table:table-row>
        <table:table-row table:style-name="ro3" table:number-rows-repeated="2">
          <table:table-cell/>
          <table:table-cell table:style-name="ce149"/>
          <table:table-cell table:style-name="ce157"/>
          <table:table-cell table:style-name="ce165" table:number-columns-repeated="4"/>
          <table:table-cell/>
          <table:table-cell table:style-name="ce149" table:number-columns-repeated="3"/>
          <table:table-cell/>
          <table:table-cell table:style-name="ce149" table:number-columns-repeated="3"/>
          <table:table-cell table:number-columns-repeated="3"/>
        </table:table-row>
        <table:table-row table:style-name="ro7">
          <table:table-cell table:number-columns-repeated="18"/>
        </table:table-row>
        <table:table-row table:style-name="ro7">
          <table:table-cell table:number-columns-repeated="14"/>
          <table:table-cell table:style-name="ce189"/>
          <table:table-cell table:number-columns-repeated="3"/>
        </table:table-row>
        <table:table-row table:style-name="ro4">
          <table:table-cell table:number-columns-repeated="3"/>
          <table:table-cell table:style-name="ce174" office:value-type="string" calcext:value-type="string">
            <text:p>LEGEND</text:p>
          </table:table-cell>
          <table:table-cell table:number-columns-repeated="14"/>
        </table:table-row>
        <table:table-row table:style-name="ro7">
          <table:table-cell table:number-columns-repeated="18"/>
        </table:table-row>
        <table:table-row table:style-name="ro8">
          <table:table-cell table:number-columns-repeated="3"/>
          <table:table-cell table:style-name="ce175" office:value-type="string" calcext:value-type="string">
            <text:p>KONAMI</text:p>
          </table:table-cell>
          <table:table-cell table:style-name="ce180" office:value-type="string" calcext:value-type="string">
            <text:p>Total 32</text:p>
          </table:table-cell>
          <table:table-cell table:number-columns-repeated="13"/>
        </table:table-row>
        <table:table-row table:style-name="ro7">
          <table:table-cell table:number-columns-repeated="3"/>
          <table:table-cell table:style-name="ce176"/>
          <table:table-cell table:number-columns-repeated="14"/>
        </table:table-row>
        <table:table-row table:style-name="ro8">
          <table:table-cell table:number-columns-repeated="3"/>
          <table:table-cell table:style-name="ce177" office:value-type="string" calcext:value-type="string">
            <text:p>KONAMI, HITACHI</text:p>
          </table:table-cell>
          <table:table-cell table:style-name="ce180" office:value-type="string" calcext:value-type="string">
            <text:p>Total 5 </text:p>
          </table:table-cell>
          <table:table-cell table:number-columns-repeated="13"/>
        </table:table-row>
        <table:table-row table:style-name="ro7">
          <table:table-cell table:number-columns-repeated="18"/>
        </table:table-row>
        <table:table-row table:style-name="ro9">
          <table:table-cell table:number-columns-repeated="3"/>
          <table:table-cell table:style-name="ce178" office:value-type="string" calcext:value-type="string">
            <text:p><text:s/>!= <text:s/>#Bytes </text:p>
          </table:table-cell>
          <table:table-cell table:style-name="ce181" office:value-type="string" calcext:value-type="string">
            <text:p>Total 19</text:p>
          </table:table-cell>
          <table:table-cell table:number-columns-repeated="3"/>
          <table:table-cell table:style-name="ce189"/>
          <table:table-cell table:number-columns-repeated="9"/>
        </table:table-row>
        <table:table-row table:style-name="ro7" table:number-rows-repeated="2">
          <table:table-cell table:number-columns-repeated="3"/>
          <table:table-cell table:style-name="ce176"/>
          <table:table-cell table:number-columns-repeated="14"/>
        </table:table-row>
        <table:table-row table:style-name="ro7" table:number-rows-repeated="1048357">
          <table:table-cell table:number-columns-repeated="18"/>
        </table:table-row>
        <table:table-row table:style-name="ro7">
          <table:table-cell table:number-columns-repeated="18"/>
        </table:table-row>
      </table:table>
      <table:table table:name="ALL Mnem" table:style-name="ta1">
        <table:table-column table:style-name="co12" table:default-cell-style-name="Default"/>
        <table:table-column table:style-name="co14" table:default-cell-style-name="ce197"/>
        <table:table-column table:style-name="co15" table:default-cell-style-name="ce197"/>
        <table:table-column table:style-name="co16" table:default-cell-style-name="ce197"/>
        <table:table-column table:style-name="co12" table:number-columns-repeated="2" table:default-cell-style-name="Default"/>
        <table:table-column table:style-name="co17" table:default-cell-style-name="Default"/>
        <table:table-row table:style-name="ro7">
          <table:table-cell/>
          <table:table-cell table:style-name="ce181" table:number-columns-repeated="3"/>
          <table:table-cell table:number-columns-repeated="3"/>
        </table:table-row>
        <table:table-row table:style-name="ro10">
          <table:table-cell/>
          <table:table-cell table:style-name="ce195" office:value-type="string" calcext:value-type="string">
            <text:p>KONAMI</text:p>
          </table:table-cell>
          <table:table-cell table:style-name="ce195" office:value-type="string" calcext:value-type="string">
            <text:p>M6809</text:p>
          </table:table-cell>
          <table:table-cell table:style-name="ce195" office:value-type="string" calcext:value-type="string">
            <text:p>HITACHI</text:p>
          </table:table-cell>
          <table:table-cell table:number-columns-repeated="2"/>
          <table:table-cell table:style-name="ce200" office:value-type="string" calcext:value-type="string">
            <text:p>LEGEND</text:p>
          </table:table-cell>
        </table:table-row>
        <table:table-row table:style-name="ro7">
          <table:table-cell/>
          <table:table-cell table:style-name="ce181" table:number-columns-repeated="3"/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ABS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  <table:table-cell table:style-name="ce175" office:value-type="string" calcext:value-type="string">
            <text:p><text:s/>KONAMI </text:p>
          </table:table-cell>
        </table:table-row>
        <table:table-row table:style-name="ro11">
          <table:table-cell/>
          <table:table-cell table:style-name="ce196" office:value-type="string" calcext:value-type="string">
            <text:p>%ABS8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%ABX</text:p>
          </table:table-cell>
          <table:table-cell table:style-name="ce198" office:value-type="string" calcext:value-type="string">
            <text:p>%ABX</text:p>
          </table:table-cell>
          <table:table-cell table:number-columns-repeated="2"/>
          <table:table-cell table:style-name="ce201" office:value-type="string" calcext:value-type="string">
            <text:p>HITACHI</text:p>
          </table:table-cell>
        </table:table-row>
        <table:table-row table:style-name="ro11">
          <table:table-cell/>
          <table:table-cell table:number-columns-repeated="3" office:value-type="string" calcext:value-type="string">
            <text:p>%AD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AD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ADC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D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ADD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AI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%AND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AND*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NDCC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L16</text:p>
          </table:table-cell>
          <table:table-cell office:value-type="string" calcext:value-type="string">
            <text:p>-</text:p>
          </table:table-cell>
          <table:table-cell table:style-name="ce198" office:value-type="string" calcext:value-type="string">
            <text:p>%ASL16</text:p>
          </table:table-cell>
          <table:table-cell/>
          <table:table-cell table:style-name="ce176"/>
          <table:table-cell/>
        </table:table-row>
        <table:table-row table:style-name="ro11">
          <table:table-cell/>
          <table:table-cell table:number-columns-repeated="3" office:value-type="string" calcext:value-type="string">
            <text:p>%ASL8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AS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ASR16</text:p>
          </table:table-cell>
          <table:table-cell office:value-type="string" calcext:value-type="string">
            <text:p>-</text:p>
          </table:table-cell>
          <table:table-cell table:style-name="ce198" office:value-type="string" calcext:value-type="string">
            <text:p>%A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ASR8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A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IAN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IE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IO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I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IT8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B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BO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RANCH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B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BSET2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BSR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CLR16</text:p>
          </table:table-cell>
          <table:table-cell office:value-type="string" calcext:value-type="string">
            <text:p>-</text:p>
          </table:table-cell>
          <table:table-cell table:style-name="ce198" office:value-type="string" calcext:value-type="string">
            <text:p>%CL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L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MP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CMP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COM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COM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CWA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AA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DEC16</text:p>
          </table:table-cell>
          <table:table-cell office:value-type="string" calcext:value-type="string">
            <text:p>-</text:p>
          </table:table-cell>
          <table:table-cell table:style-name="ce198" office:value-type="string" calcext:value-type="string">
            <text:p>%DE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DEC8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RECT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0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DISPATCH11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DECB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DECXJNZ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DIVX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DIVD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DIVQ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E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E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E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EXG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EXTEND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LLEGAL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MM_I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MM_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INC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INC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C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INDEXE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MP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JS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JSR_ind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RANCH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BSR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D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LD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LD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u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EA_xy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LMUL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LS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LS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LSR8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LS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MO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MUL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MULD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NEG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NEG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EG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NOP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OIM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OR*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8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ORCC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S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table:style-name="ce199" office:value-type="string" calcext:value-type="string">
            <text:p>%PSH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SH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PSHU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S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PULS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PULU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PULUW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L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L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L8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RO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ROR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ROR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OR8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RORD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I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RTS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BC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SBC16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SBC*</text:p>
          </table:table-cell>
          <table:table-cell table:number-columns-repeated="3"/>
        </table:table-row>
        <table:table-row table:style-name="ro11">
          <table:table-cell/>
          <table:table-cell table:style-name="ce196" office:value-type="string" calcext:value-type="string">
            <text:p>%SETLI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EX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SEXW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T8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STBT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STQ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SUB8</text:p>
          </table:table-cell>
          <table:table-cell table:number-columns-repeated="3"/>
        </table:table-row>
        <table:table-row table:style-name="ro11">
          <table:table-cell/>
          <table:table-cell table:style-name="ce18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99" office:value-type="string" calcext:value-type="string">
            <text:p>%SUB*</text:p>
          </table:table-cell>
          <table:table-cell table:number-columns-repeated="3"/>
        </table:table-row>
        <table:table-row table:style-name="ro11">
          <table:table-cell/>
          <table:table-cell table:style-name="ce181" office:value-type="string" calcext:value-type="string">
            <text:p>-</text:p>
          </table:table-cell>
          <table:table-cell table:number-columns-repeated="2" office:value-type="string" calcext:value-type="string">
            <text:p>%SWI</text:p>
          </table:table-cell>
          <table:table-cell table:number-columns-repeated="3"/>
        </table:table-row>
        <table:table-row table:style-name="ro11">
          <table:table-cell/>
          <table:table-cell table:style-name="ce181" office:value-type="string" calcext:value-type="string">
            <text:p>-</text:p>
          </table:table-cell>
          <table:table-cell table:number-columns-repeated="2" office:value-type="string" calcext:value-type="string">
            <text:p>%SWI2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WI3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%SYNC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TFM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FR</text:p>
          </table:table-cell>
          <table:table-cell table:number-columns-repeated="3"/>
        </table:table-row>
        <table:table-row table:style-name="ro11">
          <table:table-cell/>
          <table:table-cell table:number-columns-repeated="2" office:value-type="string" calcext:value-type="string">
            <text:p>-</text:p>
          </table:table-cell>
          <table:table-cell table:style-name="ce199" office:value-type="string" calcext:value-type="string">
            <text:p>%TIM</text:p>
          </table:table-cell>
          <table:table-cell table:number-columns-repeated="3"/>
        </table:table-row>
        <table:table-row table:style-name="ro11">
          <table:table-cell/>
          <table:table-cell office:value-type="string" calcext:value-type="string">
            <text:p>%TST16</text:p>
          </table:table-cell>
          <table:table-cell table:style-name="ce181" office:value-type="string" calcext:value-type="string">
            <text:p>-</text:p>
          </table:table-cell>
          <table:table-cell office:value-type="string" calcext:value-type="string">
            <text:p>%TST16</text:p>
          </table:table-cell>
          <table:table-cell table:number-columns-repeated="3"/>
        </table:table-row>
        <table:table-row table:style-name="ro11">
          <table:table-cell/>
          <table:table-cell table:number-columns-repeated="3" office:value-type="string" calcext:value-type="string">
            <text:p>%TST8</text:p>
          </table:table-cell>
          <table:table-cell table:number-columns-repeated="3"/>
        </table:table-row>
        <table:table-row table:style-name="ro11" table:number-rows-repeated="1048445">
          <table:table-cell table:number-columns-repeated="7"/>
        </table:table-row>
        <table:table-row table:style-name="ro11">
          <table:table-cell table:number-columns-repeated="7"/>
        </table:table-row>
      </table:table>
      <table:table table:name="Registers" table:style-name="ta1"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ce181"/>
        <table:table-column table:style-name="co20" table:default-cell-style-name="ce181"/>
        <table:table-column table:style-name="co12" table:default-cell-style-name="ce181"/>
        <table:table-row table:style-name="ro7">
          <table:table-cell table:number-columns-repeated="6"/>
        </table:table-row>
        <table:table-row table:style-name="ro12">
          <table:table-cell table:number-columns-repeated="3"/>
          <table:table-cell table:style-name="ce165" office:value-type="string" calcext:value-type="string">
            <text:p>A</text:p>
          </table:table-cell>
          <table:table-cell table:style-name="ce165" office:value-type="string" calcext:value-type="string" table:number-columns-spanned="1" table:number-rows-spanned="2">
            <text:p>ACUMULATORS</text:p>
          </table:table-cell>
          <table:table-cell table:style-name="ce165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B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D</text:p>
          </table:table-cell>
          <table:table-cell table:style-name="ce165" office:value-type="string" calcext:value-type="string">
            <text:p>A and B</text:p>
          </table:table-cell>
          <table:table-cell table:style-name="ce165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X</text:p>
          </table:table-cell>
          <table:table-cell table:style-name="ce165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195" office:value-type="string" calcext:value-type="string">
            <text:p>KONAMI</text:p>
          </table:table-cell>
          <table:table-cell/>
          <table:table-cell table:style-name="ce165" office:value-type="string" calcext:value-type="string">
            <text:p>Y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U</text:p>
          </table:table-cell>
          <table:table-cell table:style-name="ce16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S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PC</text:p>
          </table:table-cell>
          <table:table-cell table:style-name="ce165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DP</text:p>
          </table:table-cell>
          <table:table-cell table:style-name="ce165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CC</text:p>
          </table:table-cell>
          <table:table-cell table:style-name="ce165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w</text:p>
          </table:table-cell>
          <table:table-cell table:style-name="ce165" table:number-columns-repeated="2"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65" office:value-type="string" calcext:value-type="string">
            <text:p>A</text:p>
          </table:table-cell>
          <table:table-cell table:style-name="ce165" office:value-type="string" calcext:value-type="string" table:number-columns-spanned="1" table:number-rows-spanned="2">
            <text:p>ACUMULATORS</text:p>
          </table:table-cell>
          <table:table-cell table:style-name="ce165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B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D</text:p>
          </table:table-cell>
          <table:table-cell table:style-name="ce165" office:value-type="string" calcext:value-type="string">
            <text:p>A and B</text:p>
          </table:table-cell>
          <table:table-cell table:style-name="ce165" office:value-type="string" calcext:value-type="string" table:number-columns-spanned="1" table:number-rows-spanned="8">
            <text:p>16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X</text:p>
          </table:table-cell>
          <table:table-cell table:style-name="ce202" office:value-type="string" calcext:value-type="string" table:number-columns-spanned="1" table:number-rows-spanned="2">
            <text:p><text:s/>INDEX REGISTERS</text:p>
          </table:table-cell>
          <table:covered-table-cell/>
        </table:table-row>
        <table:table-row table:style-name="ro12">
          <table:table-cell/>
          <table:table-cell table:style-name="ce195" office:value-type="string" calcext:value-type="string">
            <text:p>M6809</text:p>
          </table:table-cell>
          <table:table-cell/>
          <table:table-cell table:style-name="ce165" office:value-type="string" calcext:value-type="string">
            <text:p>Y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U</text:p>
          </table:table-cell>
          <table:table-cell table:style-name="ce202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S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PC</text:p>
          </table:table-cell>
          <table:table-cell table:style-name="ce165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DP</text:p>
          </table:table-cell>
          <table:table-cell table:style-name="ce165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CC</text:p>
          </table:table-cell>
          <table:table-cell table:style-name="ce165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6"/>
        </table:table-row>
        <table:table-row table:style-name="ro12">
          <table:table-cell table:number-columns-repeated="3"/>
          <table:table-cell table:style-name="ce165" office:value-type="string" calcext:value-type="string">
            <text:p>A</text:p>
          </table:table-cell>
          <table:table-cell table:style-name="ce165" office:value-type="string" calcext:value-type="string" table:number-columns-spanned="1" table:number-rows-spanned="2">
            <text:p>ACUMULATORS</text:p>
          </table:table-cell>
          <table:table-cell table:style-name="ce165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B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D</text:p>
          </table:table-cell>
          <table:table-cell table:style-name="ce165" office:value-type="string" calcext:value-type="string">
            <text:p>A and B</text:p>
          </table:table-cell>
          <table:table-cell table:style-name="ce165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E</text:p>
          </table:table-cell>
          <table:table-cell table:style-name="ce165" office:value-type="string" calcext:value-type="string" table:number-columns-spanned="1" table:number-rows-spanned="2">
            <text:p>ACUMULATORS</text:p>
          </table:table-cell>
          <table:table-cell table:style-name="ce165" office:value-type="string" calcext:value-type="string" table:number-columns-spanned="1" table:number-rows-spanned="2">
            <text:p>8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F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W</text:p>
          </table:table-cell>
          <table:table-cell table:style-name="ce165" office:value-type="string" calcext:value-type="string">
            <text:p>E and F</text:p>
          </table:table-cell>
          <table:table-cell table:style-name="ce165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Q</text:p>
          </table:table-cell>
          <table:table-cell table:style-name="ce165" office:value-type="string" calcext:value-type="string">
            <text:p>D and W</text:p>
          </table:table-cell>
          <table:table-cell table:style-name="ce165" office:value-type="string" calcext:value-type="string">
            <text:p>32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X</text:p>
          </table:table-cell>
          <table:table-cell table:style-name="ce165" office:value-type="string" calcext:value-type="string" table:number-columns-spanned="1" table:number-rows-spanned="2">
            <text:p><text:s/>INDEX REGISTERS</text:p>
          </table:table-cell>
          <table:table-cell table:style-name="ce165" office:value-type="string" calcext:value-type="string" table:number-columns-spanned="1" table:number-rows-spanned="7">
            <text:p>16 BITS</text:p>
          </table:table-cell>
        </table:table-row>
        <table:table-row table:style-name="ro12">
          <table:table-cell/>
          <table:table-cell table:style-name="ce195" office:value-type="string" calcext:value-type="string">
            <text:p>HITACHI</text:p>
          </table:table-cell>
          <table:table-cell/>
          <table:table-cell table:style-name="ce165" office:value-type="string" calcext:value-type="string">
            <text:p>Y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U</text:p>
          </table:table-cell>
          <table:table-cell table:style-name="ce165" office:value-type="string" calcext:value-type="string" table:number-columns-spanned="1" table:number-rows-spanned="2">
            <text:p>POINTER STARK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S</text:p>
          </table:table-cell>
          <table:covered-table-cell table:style-name="ce165"/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PC</text:p>
          </table:table-cell>
          <table:table-cell table:style-name="ce165" office:value-type="string" calcext:value-type="string">
            <text:p>PROGRAM COUN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CC</text:p>
          </table:table-cell>
          <table:table-cell table:style-name="ce165" office:value-type="string" calcext:value-type="string">
            <text:p>CONDITION CODE REGIS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DP</text:p>
          </table:table-cell>
          <table:table-cell table:style-name="ce165" office:value-type="string" calcext:value-type="string">
            <text:p>DIRECT PAGE REGISTER</text:p>
          </table:table-cell>
          <table:covered-table-cell/>
        </table:table-row>
        <table:table-row table:style-name="ro12">
          <table:table-cell table:number-columns-repeated="3"/>
          <table:table-cell table:style-name="ce165" office:value-type="string" calcext:value-type="string">
            <text:p>MD</text:p>
          </table:table-cell>
          <table:table-cell table:style-name="ce165" office:value-type="string" calcext:value-type="string">
            <text:p>MODE / ERROR REGISTER</text:p>
          </table:table-cell>
          <table:table-cell table:style-name="ce165" office:value-type="string" calcext:value-type="string">
            <text:p>8 BITS</text:p>
          </table:table-cell>
        </table:table-row>
        <table:table-row table:style-name="ro12">
          <table:table-cell table:number-columns-repeated="3"/>
          <table:table-cell table:style-name="ce165" office:value-type="string" calcext:value-type="string">
            <text:p>V</text:p>
          </table:table-cell>
          <table:table-cell table:style-name="ce165" office:value-type="string" calcext:value-type="string">
            <text:p>REGISTER Inter-Register</text:p>
          </table:table-cell>
          <table:table-cell table:style-name="ce165" office:value-type="string" calcext:value-type="string">
            <text:p>16 BITS</text:p>
          </table:table-cell>
        </table:table-row>
        <table:table-row table:style-name="ro12">
          <table:table-cell table:number-columns-repeated="3"/>
          <table:table-cell table:style-name="ce165" office:value-type="float" office:value="0" calcext:value-type="float">
            <text:p>0</text:p>
          </table:table-cell>
          <table:table-cell table:style-name="ce165" office:value-type="string" calcext:value-type="string">
            <text:p>ZERO REGISTER</text:p>
          </table:table-cell>
          <table:table-cell table:style-name="ce165"/>
        </table:table-row>
        <table:table-row table:style-name="ro7" table:number-rows-repeated="1048534">
          <table:table-cell table:number-columns-repeated="6"/>
        </table:table-row>
        <table:table-row table:style-name="ro7">
          <table:table-cell table:number-columns-repeated="6"/>
        </table:table-row>
      </table:table>
      <table:table table:name="Bitwise" table:style-name="ta1">
        <table:table-column table:style-name="co12" table:number-columns-repeated="2" table:default-cell-style-name="Default"/>
        <table:table-column table:style-name="co21" table:default-cell-style-name="Default"/>
        <table:table-column table:style-name="co22" table:default-cell-style-name="ce181"/>
        <table:table-column table:style-name="co23" table:default-cell-style-name="ce181"/>
        <table:table-column table:style-name="co24" table:number-columns-repeated="2" table:default-cell-style-name="ce181"/>
        <table:table-column table:style-name="co25" table:default-cell-style-name="ce181"/>
        <table:table-column table:style-name="co26" table:default-cell-style-name="ce194"/>
        <table:table-column table:style-name="co22" table:default-cell-style-name="ce259"/>
        <table:table-column table:style-name="co23" table:default-cell-style-name="ce194"/>
        <table:table-column table:style-name="co27" table:default-cell-style-name="ce181"/>
        <table:table-column table:style-name="co12" table:number-columns-repeated="3" table:default-cell-style-name="ce181"/>
        <table:table-column table:style-name="co28" table:default-cell-style-name="ce181"/>
        <table:table-column table:style-name="co12" table:number-columns-repeated="4" table:default-cell-style-name="ce181"/>
        <table:table-column table:style-name="co29" table:default-cell-style-name="ce181"/>
        <table:table-column table:style-name="co12" table:default-cell-style-name="ce181"/>
        <table:table-row table:style-name="ro13" table:number-rows-repeated="2">
          <table:table-cell table:number-columns-repeated="22"/>
        </table:table-row>
        <table:table-row table:style-name="ro13">
          <table:table-cell/>
          <table:table-cell table:style-name="ce148" office:value-type="string" calcext:value-type="string">
            <text:p>OP</text:p>
          </table:table-cell>
          <table:table-cell table:style-name="ce156"/>
          <table:table-cell table:style-name="ce212" table:number-columns-spanned="8" table:number-rows-spanned="1"/>
          <table:covered-table-cell table:number-columns-repeated="7"/>
          <table:table-cell table:style-name="ce164" office:value-type="string" calcext:value-type="string">
            <text:p>Mnem</text:p>
          </table:table-cell>
          <table:table-cell table:style-name="ce164" office:value-type="string" calcext:value-type="string">
            <text:p>Mode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08</text:p>
          </table:table-cell>
          <table:table-cell table:style-name="ce157" table:formula="of:=HEX2BIN([.B4];8)" office:value-type="string" office:string-value="00001000" calcext:value-type="string">
            <text:p>00001000</text:p>
          </table:table-cell>
          <table:table-cell table:style-name="ce213" office:value-type="float" office:value="0" calcext:value-type="float">
            <text:p>0</text:p>
          </table:table-cell>
          <table:table-cell table:number-columns-repeated="2" table:style-name="ce230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LEAX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09</text:p>
          </table:table-cell>
          <table:table-cell table:style-name="ce157" table:formula="of:=HEX2BIN([.B5];8)" office:value-type="string" office:string-value="00001001" calcext:value-type="string">
            <text:p>00001001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EAY</text:p>
          </table:table-cell>
          <table:table-cell table:style-name="ce165" office:value-type="string" calcext:value-type="string">
            <text:p>IDX</text:p>
          </table:table-cell>
          <table:table-cell table:number-columns-repeated="7"/>
          <table:table-cell table:style-name="ce194"/>
          <table:table-cell/>
        </table:table-row>
        <table:table-row table:style-name="ro13">
          <table:table-cell/>
          <table:table-cell table:style-name="ce187" office:value-type="string" calcext:value-type="string">
            <text:p>0A</text:p>
          </table:table-cell>
          <table:table-cell table:style-name="ce157" table:formula="of:=HEX2BIN([.B6];8)" office:value-type="string" office:string-value="00001010" calcext:value-type="string">
            <text:p>0000101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LEAU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0B</text:p>
          </table:table-cell>
          <table:table-cell table:style-name="ce157" table:formula="of:=HEX2BIN([.B7];8)" office:value-type="string" office:string-value="00001011" calcext:value-type="string">
            <text:p>00001011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5" office:value-type="string" calcext:value-type="string">
            <text:p>LEAS</text:p>
          </table:table-cell>
          <table:table-cell table:style-name="ce165" office:value-type="string" calcext:value-type="string">
            <text:p>IDX</text:p>
          </table:table-cell>
          <table:table-cell table:number-columns-repeated="2"/>
          <table:table-cell table:style-name="ce220" office:value-type="string" calcext:value-type="string">
            <text:p>IMMEDIATE (IMM, IMM_RR)</text:p>
          </table:table-cell>
          <table:table-cell table:number-columns-repeated="4"/>
          <table:table-cell table:style-name="ce194"/>
          <table:table-cell/>
        </table:table-row>
        <table:table-row table:style-name="ro13">
          <table:table-cell/>
          <table:table-cell table:style-name="ce149" office:value-type="string" calcext:value-type="string">
            <text:p>0C</text:p>
          </table:table-cell>
          <table:table-cell table:style-name="ce157" table:formula="of:=HEX2BIN([.B8];8)" office:value-type="string" office:string-value="00001100" calcext:value-type="string">
            <text:p>0000110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PUSHS</text:p>
          </table:table-cell>
          <table:table-cell table:style-name="ce165" office:value-type="string" calcext:value-type="string">
            <text:p>IMM</text:p>
          </table:table-cell>
          <table:table-cell table:number-columns-repeated="2"/>
          <table:table-cell table:style-name="ce194"/>
          <table:table-cell table:number-columns-repeated="6"/>
        </table:table-row>
        <table:table-row table:style-name="ro13">
          <table:table-cell/>
          <table:table-cell table:style-name="ce149" office:value-type="string" calcext:value-type="string">
            <text:p>0D</text:p>
          </table:table-cell>
          <table:table-cell table:style-name="ce157" table:formula="of:=HEX2BIN([.B9];8)" office:value-type="string" office:string-value="00001101" calcext:value-type="string">
            <text:p>00001101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PUSHU</text:p>
          </table:table-cell>
          <table:table-cell table:style-name="ce165" office:value-type="string" calcext:value-type="string">
            <text:p>IMM</text:p>
          </table:table-cell>
          <table:table-cell table:number-columns-repeated="2"/>
          <table:table-cell table:style-name="ce219" office:value-type="string" calcext:value-type="string">
            <text:p>INDEXED (INX)</text:p>
          </table:table-cell>
          <table:table-cell table:number-columns-repeated="6"/>
        </table:table-row>
        <table:table-row table:style-name="ro13">
          <table:table-cell/>
          <table:table-cell table:style-name="ce149" office:value-type="string" calcext:value-type="string">
            <text:p>0E</text:p>
          </table:table-cell>
          <table:table-cell table:style-name="ce157" table:formula="of:=HEX2BIN([.B10];8)" office:value-type="string" office:string-value="00001110" calcext:value-type="string">
            <text:p>00001110</text:p>
          </table:table-cell>
          <table:table-cell table:style-name="ce215" office:value-type="float" office:value="0" calcext:value-type="float">
            <text:p>0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PULLS</text:p>
          </table:table-cell>
          <table:table-cell table:style-name="ce165" office:value-type="string" calcext:value-type="string">
            <text:p>IMM</text:p>
          </table:table-cell>
          <table:table-cell table:number-columns-repeated="2"/>
          <table:table-cell table:style-name="ce194"/>
          <table:table-cell table:number-columns-repeated="6"/>
        </table:table-row>
        <table:table-row table:style-name="ro13">
          <table:table-cell/>
          <table:table-cell table:style-name="ce149" office:value-type="string" calcext:value-type="string">
            <text:p>0F</text:p>
          </table:table-cell>
          <table:table-cell table:style-name="ce157" table:formula="of:=HEX2BIN([.B11];8)" office:value-type="string" office:string-value="00001111" calcext:value-type="string">
            <text:p>00001111</text:p>
          </table:table-cell>
          <table:table-cell table:style-name="ce216" office:value-type="float" office:value="0" calcext:value-type="float">
            <text:p>0</text:p>
          </table:table-cell>
          <table:table-cell table:number-columns-repeated="2" table:style-name="ce231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5" office:value-type="string" calcext:value-type="string">
            <text:p>PULLU</text:p>
          </table:table-cell>
          <table:table-cell table:style-name="ce165" office:value-type="string" calcext:value-type="string">
            <text:p>IMM</text:p>
          </table:table-cell>
          <table:table-cell table:number-columns-repeated="2"/>
          <table:table-cell table:style-name="ce222" office:value-type="string" calcext:value-type="string">
            <text:p>RELATIVE (REL, LREL)</text:p>
          </table:table-cell>
          <table:table-cell table:number-columns-repeated="6"/>
        </table:table-row>
        <table:table-row table:style-name="ro13">
          <table:table-cell/>
          <table:table-cell table:style-name="ce203" office:value-type="string" calcext:value-type="string">
            <text:p>10</text:p>
          </table:table-cell>
          <table:table-cell table:style-name="ce211" table:formula="of:=HEX2BIN([.B12];8)" office:value-type="string" office:string-value="00010000" calcext:value-type="string">
            <text:p>00010000</text:p>
          </table:table-cell>
          <table:table-cell table:style-name="ce217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2" table:style-name="ce218" office:value-type="float" office:value="0" calcext:value-type="float">
            <text:p>0</text:p>
          </table:table-cell>
          <table:table-cell table:style-name="ce26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66" office:value-type="string" calcext:value-type="string">
            <text:p>LDA</text:p>
          </table:table-cell>
          <table:table-cell table:style-name="ce184" office:value-type="string" calcext:value-type="string">
            <text:p>IMM</text:p>
          </table:table-cell>
          <table:table-cell table:number-columns-repeated="2"/>
          <table:table-cell table:style-name="ce194"/>
          <table:table-cell table:number-columns-repeated="6"/>
        </table:table-row>
        <table:table-row table:style-name="ro13">
          <table:table-cell/>
          <table:table-cell table:style-name="ce204" office:value-type="string" calcext:value-type="string">
            <text:p>11</text:p>
          </table:table-cell>
          <table:table-cell table:style-name="ce157" table:formula="of:=HEX2BIN([.B13];8)" office:value-type="string" office:string-value="00010001" calcext:value-type="string">
            <text:p>000100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DB</text:p>
          </table:table-cell>
          <table:table-cell table:style-name="ce165" office:value-type="string" calcext:value-type="string">
            <text:p>IMM</text:p>
          </table:table-cell>
          <table:table-cell table:number-columns-repeated="2"/>
          <table:table-cell table:style-name="ce224" office:value-type="string" calcext:value-type="string">
            <text:p>INHERENT (INH)</text:p>
          </table:table-cell>
          <table:table-cell table:number-columns-repeated="6"/>
        </table:table-row>
        <table:table-row table:style-name="ro13">
          <table:table-cell/>
          <table:table-cell table:style-name="ce204" office:value-type="string" calcext:value-type="string">
            <text:p>12</text:p>
          </table:table-cell>
          <table:table-cell table:style-name="ce157" table:formula="of:=HEX2BIN([.B14];8)" office:value-type="string" office:string-value="00010010" calcext:value-type="string">
            <text:p>000100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LD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3</text:p>
          </table:table-cell>
          <table:table-cell table:style-name="ce157" table:formula="of:=HEX2BIN([.B15];8)" office:value-type="string" office:string-value="00010011" calcext:value-type="string">
            <text:p>000100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D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4</text:p>
          </table:table-cell>
          <table:table-cell table:style-name="ce157" table:formula="of:=HEX2BIN([.B16];8)" office:value-type="string" office:string-value="00010100" calcext:value-type="string">
            <text:p>000101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ADD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5</text:p>
          </table:table-cell>
          <table:table-cell table:style-name="ce157" table:formula="of:=HEX2BIN([.B17];8)" office:value-type="string" office:string-value="00010101" calcext:value-type="string">
            <text:p>000101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DD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6</text:p>
          </table:table-cell>
          <table:table-cell table:style-name="ce157" table:formula="of:=HEX2BIN([.B18];8)" office:value-type="string" office:string-value="00010110" calcext:value-type="string">
            <text:p>000101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ADD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7</text:p>
          </table:table-cell>
          <table:table-cell table:style-name="ce157" table:formula="of:=HEX2BIN([.B19];8)" office:value-type="string" office:string-value="00010111" calcext:value-type="string">
            <text:p>000101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DD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8</text:p>
          </table:table-cell>
          <table:table-cell table:style-name="ce157" table:formula="of:=HEX2BIN([.B20];8)" office:value-type="string" office:string-value="00011000" calcext:value-type="string">
            <text:p>000110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ADC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9</text:p>
          </table:table-cell>
          <table:table-cell table:style-name="ce157" table:formula="of:=HEX2BIN([.B21];8)" office:value-type="string" office:string-value="00011001" calcext:value-type="string">
            <text:p>000110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DC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A</text:p>
          </table:table-cell>
          <table:table-cell table:style-name="ce157" table:formula="of:=HEX2BIN([.B22];8)" office:value-type="string" office:string-value="00011010" calcext:value-type="string">
            <text:p>000110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ADC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B</text:p>
          </table:table-cell>
          <table:table-cell table:style-name="ce157" table:formula="of:=HEX2BIN([.B23];8)" office:value-type="string" office:string-value="00011011" calcext:value-type="string">
            <text:p>000110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DC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C</text:p>
          </table:table-cell>
          <table:table-cell table:style-name="ce157" table:formula="of:=HEX2BIN([.B24];8)" office:value-type="string" office:string-value="00011100" calcext:value-type="string">
            <text:p>000111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SUB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D</text:p>
          </table:table-cell>
          <table:table-cell table:style-name="ce157" table:formula="of:=HEX2BIN([.B25];8)" office:value-type="string" office:string-value="00011101" calcext:value-type="string">
            <text:p>000111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SUB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E</text:p>
          </table:table-cell>
          <table:table-cell table:style-name="ce157" table:formula="of:=HEX2BIN([.B26];8)" office:value-type="string" office:string-value="00011110" calcext:value-type="string">
            <text:p>000111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SUB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1F</text:p>
          </table:table-cell>
          <table:table-cell table:style-name="ce157" table:formula="of:=HEX2BIN([.B27];8)" office:value-type="string" office:string-value="00011111" calcext:value-type="string">
            <text:p>000111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3"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SUB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3" office:value-type="string" calcext:value-type="string">
            <text:p>20</text:p>
          </table:table-cell>
          <table:table-cell table:style-name="ce160" table:formula="of:=HEX2BIN([.B28];8)" office:value-type="string" office:string-value="00100000" calcext:value-type="string">
            <text:p>001000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SBCA</text:p>
          </table:table-cell>
          <table:table-cell table:style-name="ce184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1</text:p>
          </table:table-cell>
          <table:table-cell table:style-name="ce157" table:formula="of:=HEX2BIN([.B29];8)" office:value-type="string" office:string-value="00100001" calcext:value-type="string">
            <text:p>001000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SBC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2</text:p>
          </table:table-cell>
          <table:table-cell table:style-name="ce157" table:formula="of:=HEX2BIN([.B30];8)" office:value-type="string" office:string-value="00100010" calcext:value-type="string">
            <text:p>001000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SBC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3</text:p>
          </table:table-cell>
          <table:table-cell table:style-name="ce157" table:formula="of:=HEX2BIN([.B31];8)" office:value-type="string" office:string-value="00100011" calcext:value-type="string">
            <text:p>001000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SBC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4</text:p>
          </table:table-cell>
          <table:table-cell table:style-name="ce157" table:formula="of:=HEX2BIN([.B32];8)" office:value-type="string" office:string-value="00100100" calcext:value-type="string">
            <text:p>001001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AND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5</text:p>
          </table:table-cell>
          <table:table-cell table:style-name="ce157" table:formula="of:=HEX2BIN([.B33];8)" office:value-type="string" office:string-value="00100101" calcext:value-type="string">
            <text:p>001001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ND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6</text:p>
          </table:table-cell>
          <table:table-cell table:style-name="ce157" table:formula="of:=HEX2BIN([.B34];8)" office:value-type="string" office:string-value="00100110" calcext:value-type="string">
            <text:p>001001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AND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7</text:p>
          </table:table-cell>
          <table:table-cell table:style-name="ce157" table:formula="of:=HEX2BIN([.B35];8)" office:value-type="string" office:string-value="00100111" calcext:value-type="string">
            <text:p>001001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AND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8</text:p>
          </table:table-cell>
          <table:table-cell table:style-name="ce157" table:formula="of:=HEX2BIN([.B36];8)" office:value-type="string" office:string-value="00101000" calcext:value-type="string">
            <text:p>001010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BIT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9</text:p>
          </table:table-cell>
          <table:table-cell table:style-name="ce157" table:formula="of:=HEX2BIN([.B37];8)" office:value-type="string" office:string-value="00101001" calcext:value-type="string">
            <text:p>001010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BIT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A</text:p>
          </table:table-cell>
          <table:table-cell table:style-name="ce157" table:formula="of:=HEX2BIN([.B38];8)" office:value-type="string" office:string-value="00101010" calcext:value-type="string">
            <text:p>001010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BIT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B</text:p>
          </table:table-cell>
          <table:table-cell table:style-name="ce157" table:formula="of:=HEX2BIN([.B39];8)" office:value-type="string" office:string-value="00101011" calcext:value-type="string">
            <text:p>001010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BIT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C</text:p>
          </table:table-cell>
          <table:table-cell table:style-name="ce157" table:formula="of:=HEX2BIN([.B40];8)" office:value-type="string" office:string-value="00101100" calcext:value-type="string">
            <text:p>001011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EOR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D</text:p>
          </table:table-cell>
          <table:table-cell table:style-name="ce157" table:formula="of:=HEX2BIN([.B41];8)" office:value-type="string" office:string-value="00101101" calcext:value-type="string">
            <text:p>001011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EOR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E</text:p>
          </table:table-cell>
          <table:table-cell table:style-name="ce157" table:formula="of:=HEX2BIN([.B42];8)" office:value-type="string" office:string-value="00101110" calcext:value-type="string">
            <text:p>001011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EOR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2F</text:p>
          </table:table-cell>
          <table:table-cell table:style-name="ce157" table:formula="of:=HEX2BIN([.B43];8)" office:value-type="string" office:string-value="00101111" calcext:value-type="string">
            <text:p>001011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EOR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3" office:value-type="string" calcext:value-type="string">
            <text:p>30</text:p>
          </table:table-cell>
          <table:table-cell table:style-name="ce160" table:formula="of:=HEX2BIN([.B44];8)" office:value-type="string" office:string-value="00110000" calcext:value-type="string">
            <text:p>001100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6" office:value-type="string" calcext:value-type="string">
            <text:p>ORA</text:p>
          </table:table-cell>
          <table:table-cell table:style-name="ce169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1</text:p>
          </table:table-cell>
          <table:table-cell table:style-name="ce157" table:formula="of:=HEX2BIN([.B45];8)" office:value-type="string" office:string-value="00110001" calcext:value-type="string">
            <text:p>001100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OR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2</text:p>
          </table:table-cell>
          <table:table-cell table:style-name="ce157" table:formula="of:=HEX2BIN([.B46];8)" office:value-type="string" office:string-value="00110010" calcext:value-type="string">
            <text:p>001100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OR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3</text:p>
          </table:table-cell>
          <table:table-cell table:style-name="ce157" table:formula="of:=HEX2BIN([.B47];8)" office:value-type="string" office:string-value="00110011" calcext:value-type="string">
            <text:p>001100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OR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4</text:p>
          </table:table-cell>
          <table:table-cell table:style-name="ce157" table:formula="of:=HEX2BIN([.B48];8)" office:value-type="string" office:string-value="00110100" calcext:value-type="string">
            <text:p>001101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CMPA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5</text:p>
          </table:table-cell>
          <table:table-cell table:style-name="ce157" table:formula="of:=HEX2BIN([.B49];8)" office:value-type="string" office:string-value="00110101" calcext:value-type="string">
            <text:p>001101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CMPB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6</text:p>
          </table:table-cell>
          <table:table-cell table:style-name="ce157" table:formula="of:=HEX2BIN([.B50];8)" office:value-type="string" office:string-value="00110110" calcext:value-type="string">
            <text:p>001101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CMP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7</text:p>
          </table:table-cell>
          <table:table-cell table:style-name="ce157" table:formula="of:=HEX2BIN([.B51];8)" office:value-type="string" office:string-value="00110111" calcext:value-type="string">
            <text:p>001101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5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CMP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38</text:p>
          </table:table-cell>
          <table:table-cell table:style-name="ce157" table:formula="of:=HEX2BIN([.B52];8)" office:value-type="string" office:string-value="00111000" calcext:value-type="string">
            <text:p>001110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3"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7" office:value-type="string" calcext:value-type="string">
            <text:p>SETLINES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39</text:p>
          </table:table-cell>
          <table:table-cell table:style-name="ce157" table:formula="of:=HEX2BIN([.B53];8)" office:value-type="string" office:string-value="00111001" calcext:value-type="string">
            <text:p>0011100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3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167" office:value-type="string" calcext:value-type="string">
            <text:p>SETLINES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A</text:p>
          </table:table-cell>
          <table:table-cell table:style-name="ce157" table:formula="of:=HEX2BIN([.B54];8)" office:value-type="string" office:string-value="00111010" calcext:value-type="string">
            <text:p>00111010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3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STA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B</text:p>
          </table:table-cell>
          <table:table-cell table:style-name="ce157" table:formula="of:=HEX2BIN([.B55];8)" office:value-type="string" office:string-value="00111011" calcext:value-type="string">
            <text:p>00111011</text:p>
          </table:table-cell>
          <table:table-cell table:style-name="ce214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3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5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STB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C</text:p>
          </table:table-cell>
          <table:table-cell table:style-name="ce157" table:formula="of:=HEX2BIN([.B56];8)" office:value-type="string" office:string-value="00111100" calcext:value-type="string">
            <text:p>0011110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55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165" office:value-type="string" calcext:value-type="string">
            <text:p>ANDCC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4" office:value-type="string" calcext:value-type="string">
            <text:p>3D</text:p>
          </table:table-cell>
          <table:table-cell table:style-name="ce157" table:formula="of:=HEX2BIN([.B57];8)" office:value-type="string" office:string-value="00111101" calcext:value-type="string">
            <text:p>00111101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56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165" office:value-type="string" calcext:value-type="string">
            <text:p>ORCC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3E</text:p>
          </table:table-cell>
          <table:table-cell table:style-name="ce157" table:formula="of:=HEX2BIN([.B58];8)" office:value-type="string" office:string-value="00111110" calcext:value-type="string">
            <text:p>00111110</text:p>
          </table:table-cell>
          <table:table-cell table:style-name="ce215" office:value-type="float" office:value="0" calcext:value-type="float">
            <text:p>0</text:p>
          </table:table-cell>
          <table:table-cell table:style-name="ce233" office:value-type="float" office:value="0" calcext:value-type="float">
            <text:p>0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165" office:value-type="string" calcext:value-type="string">
            <text:p>EXG</text:p>
          </table:table-cell>
          <table:table-cell table:style-name="ce168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3F</text:p>
          </table:table-cell>
          <table:table-cell table:style-name="ce157" table:formula="of:=HEX2BIN([.B59];8)" office:value-type="string" office:string-value="00111111" calcext:value-type="string">
            <text:p>00111111</text:p>
          </table:table-cell>
          <table:table-cell table:style-name="ce216" office:value-type="float" office:value="0" calcext:value-type="float">
            <text:p>0</text:p>
          </table:table-cell>
          <table:table-cell table:style-name="ce235" office:value-type="float" office:value="0" calcext:value-type="float">
            <text:p>0</text:p>
          </table:table-cell>
          <table:table-cell table:number-columns-repeated="4" table:style-name="ce220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65" office:value-type="string" calcext:value-type="string">
            <text:p>TFR</text:p>
          </table:table-cell>
          <table:table-cell table:style-name="ce168" office:value-type="string" calcext:value-type="string">
            <text:p>IMM_RR</text:p>
          </table:table-cell>
          <table:table-cell table:number-columns-repeated="9"/>
        </table:table-row>
        <table:table-row table:style-name="ro13">
          <table:table-cell/>
          <table:table-cell table:style-name="ce205" office:value-type="string" calcext:value-type="string">
            <text:p>40</text:p>
          </table:table-cell>
          <table:table-cell table:style-name="ce160" table:formula="of:=HEX2BIN([.B60];8)" office:value-type="string" office:string-value="01000000" calcext:value-type="string">
            <text:p>01000000</text:p>
          </table:table-cell>
          <table:table-cell table:style-name="ce218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number-columns-repeated="4" table:style-name="ce218" office:value-type="float" office:value="0" calcext:value-type="float">
            <text:p>0</text:p>
          </table:table-cell>
          <table:table-cell table:style-name="ce263" office:value-type="float" office:value="0" calcext:value-type="float">
            <text:p>0</text:p>
          </table:table-cell>
          <table:table-cell table:style-name="ce271" office:value-type="float" office:value="0" calcext:value-type="float">
            <text:p>0</text:p>
          </table:table-cell>
          <table:table-cell table:style-name="ce166" office:value-type="string" calcext:value-type="string">
            <text:p>LDD</text:p>
          </table:table-cell>
          <table:table-cell table:style-name="ce184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1</text:p>
          </table:table-cell>
          <table:table-cell table:style-name="ce157" table:formula="of:=HEX2BIN([.B61];8)" office:value-type="string" office:string-value="01000001" calcext:value-type="string">
            <text:p>010000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LD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2</text:p>
          </table:table-cell>
          <table:table-cell table:style-name="ce157" table:formula="of:=HEX2BIN([.B62];8)" office:value-type="string" office:string-value="01000010" calcext:value-type="string">
            <text:p>0100001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LDX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3</text:p>
          </table:table-cell>
          <table:table-cell table:style-name="ce157" table:formula="of:=HEX2BIN([.B63];8)" office:value-type="string" office:string-value="01000011" calcext:value-type="string">
            <text:p>010000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LDX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4</text:p>
          </table:table-cell>
          <table:table-cell table:style-name="ce157" table:formula="of:=HEX2BIN([.B64];8)" office:value-type="string" office:string-value="01000100" calcext:value-type="string">
            <text:p>0100010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LDY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5</text:p>
          </table:table-cell>
          <table:table-cell table:style-name="ce157" table:formula="of:=HEX2BIN([.B65];8)" office:value-type="string" office:string-value="01000101" calcext:value-type="string">
            <text:p>010001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LDY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6</text:p>
          </table:table-cell>
          <table:table-cell table:style-name="ce157" table:formula="of:=HEX2BIN([.B66];8)" office:value-type="string" office:string-value="01000110" calcext:value-type="string">
            <text:p>0100011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3"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LDU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7</text:p>
          </table:table-cell>
          <table:table-cell table:style-name="ce157" table:formula="of:=HEX2BIN([.B67];8)" office:value-type="string" office:string-value="01000111" calcext:value-type="string">
            <text:p>010001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LDU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8</text:p>
          </table:table-cell>
          <table:table-cell table:style-name="ce157" table:formula="of:=HEX2BIN([.B68];8)" office:value-type="string" office:string-value="01001000" calcext:value-type="string">
            <text:p>0100100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LDS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9</text:p>
          </table:table-cell>
          <table:table-cell table:style-name="ce157" table:formula="of:=HEX2BIN([.B69];8)" office:value-type="string" office:string-value="01001001" calcext:value-type="string">
            <text:p>010010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LDS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A</text:p>
          </table:table-cell>
          <table:table-cell table:style-name="ce157" table:formula="of:=HEX2BIN([.B70];8)" office:value-type="string" office:string-value="01001010" calcext:value-type="string">
            <text:p>0100101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CMP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B</text:p>
          </table:table-cell>
          <table:table-cell table:style-name="ce157" table:formula="of:=HEX2BIN([.B71];8)" office:value-type="string" office:string-value="01001011" calcext:value-type="string">
            <text:p>010010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CMP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C</text:p>
          </table:table-cell>
          <table:table-cell table:style-name="ce157" table:formula="of:=HEX2BIN([.B72];8)" office:value-type="string" office:string-value="01001100" calcext:value-type="string">
            <text:p>0100110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CMPX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D</text:p>
          </table:table-cell>
          <table:table-cell table:style-name="ce157" table:formula="of:=HEX2BIN([.B73];8)" office:value-type="string" office:string-value="01001101" calcext:value-type="string">
            <text:p>010011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CMPX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E</text:p>
          </table:table-cell>
          <table:table-cell table:style-name="ce157" table:formula="of:=HEX2BIN([.B74];8)" office:value-type="string" office:string-value="01001110" calcext:value-type="string">
            <text:p>0100111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CMPY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4F</text:p>
          </table:table-cell>
          <table:table-cell table:style-name="ce157" table:formula="of:=HEX2BIN([.B75];8)" office:value-type="string" office:string-value="01001111" calcext:value-type="string">
            <text:p>010011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CMPY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5" office:value-type="string" calcext:value-type="string">
            <text:p>50</text:p>
          </table:table-cell>
          <table:table-cell table:style-name="ce160" table:formula="of:=HEX2BIN([.B76];8)" office:value-type="string" office:string-value="01010000" calcext:value-type="string">
            <text:p>0101000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66" office:value-type="string" calcext:value-type="string">
            <text:p>CMPU</text:p>
          </table:table-cell>
          <table:table-cell table:style-name="ce184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1</text:p>
          </table:table-cell>
          <table:table-cell table:style-name="ce157" table:formula="of:=HEX2BIN([.B77];8)" office:value-type="string" office:string-value="01010001" calcext:value-type="string">
            <text:p>010100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CMPU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2</text:p>
          </table:table-cell>
          <table:table-cell table:style-name="ce157" table:formula="of:=HEX2BIN([.B78];8)" office:value-type="string" office:string-value="01010010" calcext:value-type="string">
            <text:p>0101001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number-columns-repeated="2" table:style-name="ce220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CMPS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3</text:p>
          </table:table-cell>
          <table:table-cell table:style-name="ce157" table:formula="of:=HEX2BIN([.B79];8)" office:value-type="string" office:string-value="01010011" calcext:value-type="string">
            <text:p>010100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CMPS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4</text:p>
          </table:table-cell>
          <table:table-cell table:style-name="ce157" table:formula="of:=HEX2BIN([.B80];8)" office:value-type="string" office:string-value="01010100" calcext:value-type="string">
            <text:p>0101010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ADD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5</text:p>
          </table:table-cell>
          <table:table-cell table:style-name="ce157" table:formula="of:=HEX2BIN([.B81];8)" office:value-type="string" office:string-value="01010101" calcext:value-type="string">
            <text:p>010101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5" office:value-type="string" calcext:value-type="string">
            <text:p>ADD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6</text:p>
          </table:table-cell>
          <table:table-cell table:style-name="ce157" table:formula="of:=HEX2BIN([.B82];8)" office:value-type="string" office:string-value="01010110" calcext:value-type="string">
            <text:p>01010110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20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65" office:value-type="string" calcext:value-type="string">
            <text:p>SUB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7</text:p>
          </table:table-cell>
          <table:table-cell table:style-name="ce157" table:formula="of:=HEX2BIN([.B83];8)" office:value-type="string" office:string-value="01010111" calcext:value-type="string">
            <text:p>010101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165" office:value-type="string" calcext:value-type="string">
            <text:p>SUB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8</text:p>
          </table:table-cell>
          <table:table-cell table:style-name="ce157" table:formula="of:=HEX2BIN([.B84];8)" office:value-type="string" office:string-value="01011000" calcext:value-type="string">
            <text:p>0101100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42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ST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9</text:p>
          </table:table-cell>
          <table:table-cell table:style-name="ce157" table:formula="of:=HEX2BIN([.B85];8)" office:value-type="string" office:string-value="01011001" calcext:value-type="string">
            <text:p>0101100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STX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A</text:p>
          </table:table-cell>
          <table:table-cell table:style-name="ce157" table:formula="of:=HEX2BIN([.B86];8)" office:value-type="string" office:string-value="01011010" calcext:value-type="string">
            <text:p>0101101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STY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B</text:p>
          </table:table-cell>
          <table:table-cell table:style-name="ce157" table:formula="of:=HEX2BIN([.B87];8)" office:value-type="string" office:string-value="01011011" calcext:value-type="string">
            <text:p>0101101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STU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5C</text:p>
          </table:table-cell>
          <table:table-cell table:style-name="ce157" table:formula="of:=HEX2BIN([.B88];8)" office:value-type="string" office:string-value="01011100" calcext:value-type="string">
            <text:p>0101110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STS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5D</text:p>
          </table:table-cell>
          <table:table-cell table:style-name="ce157" table:formula="of:=HEX2BIN([.B89];8)" office:value-type="string" office:string-value="01011101" calcext:value-type="string">
            <text:p>010111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65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5E</text:p>
          </table:table-cell>
          <table:table-cell table:style-name="ce157" table:formula="of:=HEX2BIN([.B90];8)" office:value-type="string" office:string-value="01011110" calcext:value-type="string">
            <text:p>010111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5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5F</text:p>
          </table:table-cell>
          <table:table-cell table:style-name="ce157" table:formula="of:=HEX2BIN([.B91];8)" office:value-type="string" office:string-value="01011111" calcext:value-type="string">
            <text:p>010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table:style-name="ce165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206" office:value-type="string" calcext:value-type="string">
            <text:p>60</text:p>
          </table:table-cell>
          <table:table-cell table:style-name="ce160" table:formula="of:=HEX2BIN([.B92];8)" office:value-type="string" office:string-value="01100000" calcext:value-type="string">
            <text:p>01100000</text:p>
          </table:table-cell>
          <table:table-cell table:style-name="ce221" office:value-type="float" office:value="0" calcext:value-type="float">
            <text:p>0</text:p>
          </table:table-cell>
          <table:table-cell table:number-columns-repeated="2" table:style-name="ce221" office:value-type="float" office:value="1" calcext:value-type="float">
            <text:p>1</text:p>
          </table:table-cell>
          <table:table-cell table:style-name="ce221" office:value-type="float" office:value="0" calcext:value-type="float">
            <text:p>0</text:p>
          </table:table-cell>
          <table:table-cell table:style-name="ce245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264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66" office:value-type="string" calcext:value-type="string">
            <text:p>BRA</text:p>
          </table:table-cell>
          <table:table-cell table:style-name="ce184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1</text:p>
          </table:table-cell>
          <table:table-cell table:style-name="ce157" table:formula="of:=HEX2BIN([.B93];8)" office:value-type="string" office:string-value="01100001" calcext:value-type="string">
            <text:p>011000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BHI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2</text:p>
          </table:table-cell>
          <table:table-cell table:style-name="ce157" table:formula="of:=HEX2BIN([.B94];8)" office:value-type="string" office:string-value="01100010" calcext:value-type="string">
            <text:p>011000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BCC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3</text:p>
          </table:table-cell>
          <table:table-cell table:style-name="ce157" table:formula="of:=HEX2BIN([.B95];8)" office:value-type="string" office:string-value="01100011" calcext:value-type="string">
            <text:p>011000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5" office:value-type="string" calcext:value-type="string">
            <text:p>BNE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4</text:p>
          </table:table-cell>
          <table:table-cell table:style-name="ce157" table:formula="of:=HEX2BIN([.B96];8)" office:value-type="string" office:string-value="01100100" calcext:value-type="string">
            <text:p>011001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BVC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5</text:p>
          </table:table-cell>
          <table:table-cell table:style-name="ce157" table:formula="of:=HEX2BIN([.B97];8)" office:value-type="string" office:string-value="01100101" calcext:value-type="string">
            <text:p>011001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BPL</text:p>
          </table:table-cell>
          <table:table-cell table:style-name="ce165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207" office:value-type="string" calcext:value-type="string">
            <text:p>66</text:p>
          </table:table-cell>
          <table:table-cell table:style-name="ce157" table:formula="of:=HEX2BIN([.B98];8)" office:value-type="string" office:string-value="01100110" calcext:value-type="string">
            <text:p>011001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BGE</text:p>
          </table:table-cell>
          <table:table-cell table:style-name="ce165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207" office:value-type="string" calcext:value-type="string">
            <text:p>67</text:p>
          </table:table-cell>
          <table:table-cell table:style-name="ce157" table:formula="of:=HEX2BIN([.B99];8)" office:value-type="string" office:string-value="01100111" calcext:value-type="string">
            <text:p>011001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5" office:value-type="string" calcext:value-type="string">
            <text:p>BGT</text:p>
          </table:table-cell>
          <table:table-cell table:style-name="ce165" office:value-type="string" calcext:value-type="string">
            <text:p>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208" office:value-type="string" calcext:value-type="string">
            <text:p>68</text:p>
          </table:table-cell>
          <table:table-cell table:style-name="ce157" table:formula="of:=HEX2BIN([.B100];8)" office:value-type="string" office:string-value="01101000" calcext:value-type="string">
            <text:p>011010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5" office:value-type="string" calcext:value-type="string">
            <text:p>LBRA</text:p>
          </table:table-cell>
          <table:table-cell table:style-name="ce165" office:value-type="string" calcext:value-type="string">
            <text:p>LREL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3">
          <table:table-cell/>
          <table:table-cell table:style-name="ce207" office:value-type="string" calcext:value-type="string">
            <text:p>69</text:p>
          </table:table-cell>
          <table:table-cell table:style-name="ce157" table:formula="of:=HEX2BIN([.B101];8)" office:value-type="string" office:string-value="01101001" calcext:value-type="string">
            <text:p>011010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BHI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A</text:p>
          </table:table-cell>
          <table:table-cell table:style-name="ce157" table:formula="of:=HEX2BIN([.B102];8)" office:value-type="string" office:string-value="01101010" calcext:value-type="string">
            <text:p>011010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LBCC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B</text:p>
          </table:table-cell>
          <table:table-cell table:style-name="ce157" table:formula="of:=HEX2BIN([.B103];8)" office:value-type="string" office:string-value="01101011" calcext:value-type="string">
            <text:p>011010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5" office:value-type="string" calcext:value-type="string">
            <text:p>LBNE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C</text:p>
          </table:table-cell>
          <table:table-cell table:style-name="ce157" table:formula="of:=HEX2BIN([.B104];8)" office:value-type="string" office:string-value="01101100" calcext:value-type="string">
            <text:p>011011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LBVC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D</text:p>
          </table:table-cell>
          <table:table-cell table:style-name="ce157" table:formula="of:=HEX2BIN([.B105];8)" office:value-type="string" office:string-value="01101101" calcext:value-type="string">
            <text:p>011011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BPL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E</text:p>
          </table:table-cell>
          <table:table-cell table:style-name="ce157" table:formula="of:=HEX2BIN([.B106];8)" office:value-type="string" office:string-value="01101110" calcext:value-type="string">
            <text:p>011011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LBGE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6F</text:p>
          </table:table-cell>
          <table:table-cell table:style-name="ce157" table:formula="of:=HEX2BIN([.B107];8)" office:value-type="string" office:string-value="01101111" calcext:value-type="string">
            <text:p>011011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5" office:value-type="string" calcext:value-type="string">
            <text:p>LBGT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6" office:value-type="string" calcext:value-type="string">
            <text:p>70</text:p>
          </table:table-cell>
          <table:table-cell table:style-name="ce160" table:formula="of:=HEX2BIN([.B108];8)" office:value-type="string" office:string-value="01110000" calcext:value-type="string">
            <text:p>011100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6" office:value-type="string" calcext:value-type="string">
            <text:p>BRN</text:p>
          </table:table-cell>
          <table:table-cell table:style-name="ce184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1</text:p>
          </table:table-cell>
          <table:table-cell table:style-name="ce157" table:formula="of:=HEX2BIN([.B109];8)" office:value-type="string" office:string-value="01110001" calcext:value-type="string">
            <text:p>011100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BLS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2</text:p>
          </table:table-cell>
          <table:table-cell table:style-name="ce157" table:formula="of:=HEX2BIN([.B110];8)" office:value-type="string" office:string-value="01110010" calcext:value-type="string">
            <text:p>011100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BCS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3</text:p>
          </table:table-cell>
          <table:table-cell table:style-name="ce157" table:formula="of:=HEX2BIN([.B111];8)" office:value-type="string" office:string-value="01110011" calcext:value-type="string">
            <text:p>011100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5" office:value-type="string" calcext:value-type="string">
            <text:p>BEQ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4</text:p>
          </table:table-cell>
          <table:table-cell table:style-name="ce157" table:formula="of:=HEX2BIN([.B112];8)" office:value-type="string" office:string-value="01110100" calcext:value-type="string">
            <text:p>011101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BVS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5</text:p>
          </table:table-cell>
          <table:table-cell table:style-name="ce157" table:formula="of:=HEX2BIN([.B113];8)" office:value-type="string" office:string-value="01110101" calcext:value-type="string">
            <text:p>011101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BMI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6</text:p>
          </table:table-cell>
          <table:table-cell table:style-name="ce157" table:formula="of:=HEX2BIN([.B114];8)" office:value-type="string" office:string-value="01110110" calcext:value-type="string">
            <text:p>011101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BLT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7</text:p>
          </table:table-cell>
          <table:table-cell table:style-name="ce157" table:formula="of:=HEX2BIN([.B115];8)" office:value-type="string" office:string-value="01110111" calcext:value-type="string">
            <text:p>011101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5" office:value-type="string" calcext:value-type="string">
            <text:p>BLE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8</text:p>
          </table:table-cell>
          <table:table-cell table:style-name="ce157" table:formula="of:=HEX2BIN([.B116];8)" office:value-type="string" office:string-value="01111000" calcext:value-type="string">
            <text:p>011110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5" office:value-type="string" calcext:value-type="string">
            <text:p>LBRN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9</text:p>
          </table:table-cell>
          <table:table-cell table:style-name="ce157" table:formula="of:=HEX2BIN([.B117];8)" office:value-type="string" office:string-value="01111001" calcext:value-type="string">
            <text:p>011110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BLS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A</text:p>
          </table:table-cell>
          <table:table-cell table:style-name="ce157" table:formula="of:=HEX2BIN([.B118];8)" office:value-type="string" office:string-value="01111010" calcext:value-type="string">
            <text:p>011110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LBCS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B</text:p>
          </table:table-cell>
          <table:table-cell table:style-name="ce157" table:formula="of:=HEX2BIN([.B119];8)" office:value-type="string" office:string-value="01111011" calcext:value-type="string">
            <text:p>011110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5" office:value-type="string" calcext:value-type="string">
            <text:p>LBEQ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C</text:p>
          </table:table-cell>
          <table:table-cell table:style-name="ce157" table:formula="of:=HEX2BIN([.B120];8)" office:value-type="string" office:string-value="01111100" calcext:value-type="string">
            <text:p>0111110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5" office:value-type="string" calcext:value-type="string">
            <text:p>LBVS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D</text:p>
          </table:table-cell>
          <table:table-cell table:style-name="ce157" table:formula="of:=HEX2BIN([.B121];8)" office:value-type="string" office:string-value="01111101" calcext:value-type="string">
            <text:p>0111110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5" office:value-type="string" calcext:value-type="string">
            <text:p>LBMI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E</text:p>
          </table:table-cell>
          <table:table-cell table:style-name="ce157" table:formula="of:=HEX2BIN([.B122];8)" office:value-type="string" office:string-value="01111110" calcext:value-type="string">
            <text:p>01111110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6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5" office:value-type="string" calcext:value-type="string">
            <text:p>LBLT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7F</text:p>
          </table:table-cell>
          <table:table-cell table:style-name="ce157" table:formula="of:=HEX2BIN([.B123];8)" office:value-type="string" office:string-value="01111111" calcext:value-type="string">
            <text:p>0111111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3" table:style-name="ce222" office:value-type="float" office:value="1" calcext:value-type="float">
            <text:p>1</text:p>
          </table:table-cell>
          <table:table-cell table:style-name="ce247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65" office:value-type="string" calcext:value-type="string">
            <text:p>LBLE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5" office:value-type="string" calcext:value-type="string">
            <text:p>80</text:p>
          </table:table-cell>
          <table:table-cell table:style-name="ce160" table:formula="of:=HEX2BIN([.B124];8)" office:value-type="string" office:string-value="10000000" calcext:value-type="string">
            <text:p>10000000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5" table:style-name="ce223" office:value-type="float" office:value="0" calcext:value-type="float">
            <text:p>0</text:p>
          </table:table-cell>
          <table:table-cell table:style-name="ce265" office:value-type="float" office:value="0" calcext:value-type="float">
            <text:p>0</text:p>
          </table:table-cell>
          <table:table-cell table:style-name="ce223" office:value-type="float" office:value="0" calcext:value-type="float">
            <text:p>0</text:p>
          </table:table-cell>
          <table:table-cell table:style-name="ce166" office:value-type="string" calcext:value-type="string">
            <text:p>CLRA</text:p>
          </table:table-cell>
          <table:table-cell table:style-name="ce184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1</text:p>
          </table:table-cell>
          <table:table-cell table:style-name="ce157" table:formula="of:=HEX2BIN([.B125];8)" office:value-type="string" office:string-value="10000001" calcext:value-type="string">
            <text:p>1000000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CLR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2</text:p>
          </table:table-cell>
          <table:table-cell table:style-name="ce157" table:formula="of:=HEX2BIN([.B126];8)" office:value-type="string" office:string-value="10000010" calcext:value-type="string">
            <text:p>1000001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5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CLR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3</text:p>
          </table:table-cell>
          <table:table-cell table:style-name="ce157" table:formula="of:=HEX2BIN([.B127];8)" office:value-type="string" office:string-value="10000011" calcext:value-type="string">
            <text:p>1000001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5"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COM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4</text:p>
          </table:table-cell>
          <table:table-cell table:style-name="ce157" table:formula="of:=HEX2BIN([.B128];8)" office:value-type="string" office:string-value="10000100" calcext:value-type="string">
            <text:p>1000010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COM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5</text:p>
          </table:table-cell>
          <table:table-cell table:style-name="ce157" table:formula="of:=HEX2BIN([.B129];8)" office:value-type="string" office:string-value="10000101" calcext:value-type="string">
            <text:p>10000101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4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COM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6</text:p>
          </table:table-cell>
          <table:table-cell table:style-name="ce157" table:formula="of:=HEX2BIN([.B130];8)" office:value-type="string" office:string-value="10000110" calcext:value-type="string">
            <text:p>1000011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NEG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7</text:p>
          </table:table-cell>
          <table:table-cell table:style-name="ce157" table:formula="of:=HEX2BIN([.B131];8)" office:value-type="string" office:string-value="10000111" calcext:value-type="string">
            <text:p>1000011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4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NEG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8</text:p>
          </table:table-cell>
          <table:table-cell table:style-name="ce157" table:formula="of:=HEX2BIN([.B132];8)" office:value-type="string" office:string-value="10001000" calcext:value-type="string">
            <text:p>1000100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NEG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9</text:p>
          </table:table-cell>
          <table:table-cell table:style-name="ce157" table:formula="of:=HEX2BIN([.B133];8)" office:value-type="string" office:string-value="10001001" calcext:value-type="string">
            <text:p>1000100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INC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A</text:p>
          </table:table-cell>
          <table:table-cell table:style-name="ce157" table:formula="of:=HEX2BIN([.B134];8)" office:value-type="string" office:string-value="10001010" calcext:value-type="string">
            <text:p>1000101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INC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B</text:p>
          </table:table-cell>
          <table:table-cell table:style-name="ce157" table:formula="of:=HEX2BIN([.B135];8)" office:value-type="string" office:string-value="10001011" calcext:value-type="string">
            <text:p>10001011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INC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C</text:p>
          </table:table-cell>
          <table:table-cell table:style-name="ce157" table:formula="of:=HEX2BIN([.B136];8)" office:value-type="string" office:string-value="10001100" calcext:value-type="string">
            <text:p>1000110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DEC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D</text:p>
          </table:table-cell>
          <table:table-cell table:style-name="ce157" table:formula="of:=HEX2BIN([.B137];8)" office:value-type="string" office:string-value="10001101" calcext:value-type="string">
            <text:p>1000110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DEC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E</text:p>
          </table:table-cell>
          <table:table-cell table:style-name="ce157" table:formula="of:=HEX2BIN([.B138];8)" office:value-type="string" office:string-value="10001110" calcext:value-type="string">
            <text:p>1000111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DEC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8F</text:p>
          </table:table-cell>
          <table:table-cell table:style-name="ce157" table:formula="of:=HEX2BIN([.B139];8)" office:value-type="string" office:string-value="10001111" calcext:value-type="string">
            <text:p>1000111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RTS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5" office:value-type="string" calcext:value-type="string">
            <text:p>90</text:p>
          </table:table-cell>
          <table:table-cell table:style-name="ce160" table:formula="of:=HEX2BIN([.B140];8)" office:value-type="string" office:string-value="10010000" calcext:value-type="string">
            <text:p>1001000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6" office:value-type="string" calcext:value-type="string">
            <text:p>TSTA</text:p>
          </table:table-cell>
          <table:table-cell table:style-name="ce184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1</text:p>
          </table:table-cell>
          <table:table-cell table:style-name="ce157" table:formula="of:=HEX2BIN([.B141];8)" office:value-type="string" office:string-value="10010001" calcext:value-type="string">
            <text:p>1001000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TST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2</text:p>
          </table:table-cell>
          <table:table-cell table:style-name="ce157" table:formula="of:=HEX2BIN([.B142];8)" office:value-type="string" office:string-value="10010010" calcext:value-type="string">
            <text:p>1001001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TST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3</text:p>
          </table:table-cell>
          <table:table-cell table:style-name="ce157" table:formula="of:=HEX2BIN([.B143];8)" office:value-type="string" office:string-value="10010011" calcext:value-type="string">
            <text:p>1001001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LSR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4</text:p>
          </table:table-cell>
          <table:table-cell table:style-name="ce157" table:formula="of:=HEX2BIN([.B144];8)" office:value-type="string" office:string-value="10010100" calcext:value-type="string">
            <text:p>1001010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LSR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5</text:p>
          </table:table-cell>
          <table:table-cell table:style-name="ce157" table:formula="of:=HEX2BIN([.B145];8)" office:value-type="string" office:string-value="10010101" calcext:value-type="string">
            <text:p>10010101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LSR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6</text:p>
          </table:table-cell>
          <table:table-cell table:style-name="ce157" table:formula="of:=HEX2BIN([.B146];8)" office:value-type="string" office:string-value="10010110" calcext:value-type="string">
            <text:p>1001011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ROR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7</text:p>
          </table:table-cell>
          <table:table-cell table:style-name="ce157" table:formula="of:=HEX2BIN([.B147];8)" office:value-type="string" office:string-value="10010111" calcext:value-type="string">
            <text:p>1001011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ROR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8</text:p>
          </table:table-cell>
          <table:table-cell table:style-name="ce157" table:formula="of:=HEX2BIN([.B148];8)" office:value-type="string" office:string-value="10011000" calcext:value-type="string">
            <text:p>1001100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ROR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9</text:p>
          </table:table-cell>
          <table:table-cell table:style-name="ce157" table:formula="of:=HEX2BIN([.B149];8)" office:value-type="string" office:string-value="10011001" calcext:value-type="string">
            <text:p>1001100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ASR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A</text:p>
          </table:table-cell>
          <table:table-cell table:style-name="ce157" table:formula="of:=HEX2BIN([.B150];8)" office:value-type="string" office:string-value="10011010" calcext:value-type="string">
            <text:p>1001101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ASR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B</text:p>
          </table:table-cell>
          <table:table-cell table:style-name="ce157" table:formula="of:=HEX2BIN([.B151];8)" office:value-type="string" office:string-value="10011011" calcext:value-type="string">
            <text:p>10011011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ASR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C</text:p>
          </table:table-cell>
          <table:table-cell table:style-name="ce157" table:formula="of:=HEX2BIN([.B152];8)" office:value-type="string" office:string-value="10011100" calcext:value-type="string">
            <text:p>1001110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ASL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D</text:p>
          </table:table-cell>
          <table:table-cell table:style-name="ce157" table:formula="of:=HEX2BIN([.B153];8)" office:value-type="string" office:string-value="10011101" calcext:value-type="string">
            <text:p>1001110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ASL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E</text:p>
          </table:table-cell>
          <table:table-cell table:style-name="ce157" table:formula="of:=HEX2BIN([.B154];8)" office:value-type="string" office:string-value="10011110" calcext:value-type="string">
            <text:p>1001111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number-columns-repeated="3"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ASL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9F</text:p>
          </table:table-cell>
          <table:table-cell table:style-name="ce157" table:formula="of:=HEX2BIN([.B155];8)" office:value-type="string" office:string-value="10011111" calcext:value-type="string">
            <text:p>1001111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3"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RTI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5" office:value-type="string" calcext:value-type="string">
            <text:p>A0</text:p>
          </table:table-cell>
          <table:table-cell table:style-name="ce160" table:formula="of:=HEX2BIN([.B156];8)" office:value-type="string" office:string-value="10100000" calcext:value-type="string">
            <text:p>1010000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6" office:value-type="string" calcext:value-type="string">
            <text:p>ROLA</text:p>
          </table:table-cell>
          <table:table-cell table:style-name="ce276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1</text:p>
          </table:table-cell>
          <table:table-cell table:style-name="ce157" table:formula="of:=HEX2BIN([.B157];8)" office:value-type="string" office:string-value="10100001" calcext:value-type="string">
            <text:p>1010000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3"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ROL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2</text:p>
          </table:table-cell>
          <table:table-cell table:style-name="ce157" table:formula="of:=HEX2BIN([.B158];8)" office:value-type="string" office:string-value="10100010" calcext:value-type="string">
            <text:p>1010001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ROL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3</text:p>
          </table:table-cell>
          <table:table-cell table:style-name="ce157" table:formula="of:=HEX2BIN([.B159];8)" office:value-type="string" office:string-value="10100011" calcext:value-type="string">
            <text:p>1010001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3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167" office:value-type="string" calcext:value-type="string">
            <text:p>LSR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4</text:p>
          </table:table-cell>
          <table:table-cell table:style-name="ce157" table:formula="of:=HEX2BIN([.B160];8)" office:value-type="string" office:string-value="10100100" calcext:value-type="string">
            <text:p>1010010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167" office:value-type="string" calcext:value-type="string">
            <text:p>ROR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5</text:p>
          </table:table-cell>
          <table:table-cell table:style-name="ce157" table:formula="of:=HEX2BIN([.B161];8)" office:value-type="string" office:string-value="10100101" calcext:value-type="string">
            <text:p>1010010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167" office:value-type="string" calcext:value-type="string">
            <text:p>ASR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6</text:p>
          </table:table-cell>
          <table:table-cell table:style-name="ce157" table:formula="of:=HEX2BIN([.B162];8)" office:value-type="string" office:string-value="10100110" calcext:value-type="string">
            <text:p>1010011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167" office:value-type="string" calcext:value-type="string">
            <text:p>ASL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A7</text:p>
          </table:table-cell>
          <table:table-cell table:style-name="ce157" table:formula="of:=HEX2BIN([.B163];8)" office:value-type="string" office:string-value="10100111" calcext:value-type="string">
            <text:p>1010011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167" office:value-type="string" calcext:value-type="string">
            <text:p>ROL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A8</text:p>
          </table:table-cell>
          <table:table-cell table:style-name="ce157" table:formula="of:=HEX2BIN([.B164];8)" office:value-type="string" office:string-value="10101000" calcext:value-type="string">
            <text:p>1010100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165" office:value-type="string" calcext:value-type="string">
            <text:p>JMP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A9</text:p>
          </table:table-cell>
          <table:table-cell table:style-name="ce157" table:formula="of:=HEX2BIN([.B165];8)" office:value-type="string" office:string-value="10101001" calcext:value-type="string">
            <text:p>1010100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165" office:value-type="string" calcext:value-type="string">
            <text:p>JSR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AA</text:p>
          </table:table-cell>
          <table:table-cell table:style-name="ce157" table:formula="of:=HEX2BIN([.B166];8)" office:value-type="string" office:string-value="10101010" calcext:value-type="string">
            <text:p>1010101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67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165" office:value-type="string" calcext:value-type="string">
            <text:p>BSR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207" office:value-type="string" calcext:value-type="string">
            <text:p>AB</text:p>
          </table:table-cell>
          <table:table-cell table:style-name="ce157" table:formula="of:=HEX2BIN([.B167];8)" office:value-type="string" office:string-value="10101011" calcext:value-type="string">
            <text:p>10101011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68" office:value-type="float" office:value="1" calcext:value-type="float">
            <text:p>1</text:p>
          </table:table-cell>
          <table:table-cell table:style-name="ce272" office:value-type="float" office:value="1" calcext:value-type="float">
            <text:p>1</text:p>
          </table:table-cell>
          <table:table-cell table:style-name="ce168" office:value-type="string" calcext:value-type="string">
            <text:p>LBSR</text:p>
          </table:table-cell>
          <table:table-cell table:style-name="ce165" office:value-type="string" calcext:value-type="string">
            <text:p>LREL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AC</text:p>
          </table:table-cell>
          <table:table-cell table:style-name="ce157" table:formula="of:=HEX2BIN([.B168];8)" office:value-type="string" office:string-value="10101100" calcext:value-type="string">
            <text:p>1010110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style-name="ce222" office:value-type="float" office:value="0" calcext:value-type="float">
            <text:p>0</text:p>
          </table:table-cell>
          <table:table-cell table:style-name="ce167" office:value-type="string" calcext:value-type="string">
            <text:p>DECB, JNZ</text:p>
          </table:table-cell>
          <table:table-cell table:style-name="ce168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151" office:value-type="string" calcext:value-type="string">
            <text:p>AD</text:p>
          </table:table-cell>
          <table:table-cell table:style-name="ce157" table:formula="of:=HEX2BIN([.B169];8)" office:value-type="string" office:string-value="10101101" calcext:value-type="string">
            <text:p>10101101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222" office:value-type="float" office:value="0" calcext:value-type="float">
            <text:p>0</text:p>
          </table:table-cell>
          <table:table-cell table:number-columns-repeated="2" table:style-name="ce222" office:value-type="float" office:value="1" calcext:value-type="float">
            <text:p>1</text:p>
          </table:table-cell>
          <table:table-cell table:style-name="ce267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style-name="ce167" office:value-type="string" calcext:value-type="string">
            <text:p>DECX, JNZ</text:p>
          </table:table-cell>
          <table:table-cell table:style-name="ce165" office:value-type="string" calcext:value-type="string">
            <text:p>REL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AE</text:p>
          </table:table-cell>
          <table:table-cell table:style-name="ce157" table:formula="of:=HEX2BIN([.B170];8)" office:value-type="string" office:string-value="10101110" calcext:value-type="string">
            <text:p>1010111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NOP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49" office:value-type="string" calcext:value-type="string">
            <text:p>AF</text:p>
          </table:table-cell>
          <table:table-cell table:style-name="ce157" table:formula="of:=HEX2BIN([.B171];8)" office:value-type="string" office:string-value="10101111" calcext:value-type="string">
            <text:p>1010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table:style-name="ce165" office:value-type="string" calcext:value-type="string">
            <text:p>-</text:p>
          </table:table-cell>
          <table:table-cell table:number-columns-repeated="9"/>
        </table:table-row>
        <table:table-row table:style-name="ro13">
          <table:table-cell/>
          <table:table-cell table:style-name="ce188" office:value-type="string" calcext:value-type="string">
            <text:p>B0</text:p>
          </table:table-cell>
          <table:table-cell table:style-name="ce160" table:formula="of:=HEX2BIN([.B172];8)" office:value-type="string" office:string-value="10110000" calcext:value-type="string">
            <text:p>1011000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8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75" office:value-type="string" calcext:value-type="string">
            <text:p>ABX</text:p>
          </table:table-cell>
          <table:table-cell table:style-name="ce166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B1</text:p>
          </table:table-cell>
          <table:table-cell table:style-name="ce157" table:formula="of:=HEX2BIN([.B173];8)" office:value-type="string" office:string-value="10110001" calcext:value-type="string">
            <text:p>1011000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DA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B2</text:p>
          </table:table-cell>
          <table:table-cell table:style-name="ce157" table:formula="of:=HEX2BIN([.B174];8)" office:value-type="string" office:string-value="10110010" calcext:value-type="string">
            <text:p>1011001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5" office:value-type="string" calcext:value-type="string">
            <text:p>SEX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B3</text:p>
          </table:table-cell>
          <table:table-cell table:style-name="ce157" table:formula="of:=HEX2BIN([.B175];8)" office:value-type="string" office:string-value="10110011" calcext:value-type="string">
            <text:p>1011001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5" office:value-type="string" calcext:value-type="string">
            <text:p>MUL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4</text:p>
          </table:table-cell>
          <table:table-cell table:style-name="ce157" table:formula="of:=HEX2BIN([.B176];8)" office:value-type="string" office:string-value="10110100" calcext:value-type="string">
            <text:p>1011010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67" office:value-type="string" calcext:value-type="string">
            <text:p>LMUL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5</text:p>
          </table:table-cell>
          <table:table-cell table:style-name="ce157" table:formula="of:=HEX2BIN([.B177];8)" office:value-type="string" office:string-value="10110101" calcext:value-type="string">
            <text:p>1011010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7" office:value-type="string" calcext:value-type="string">
            <text:p>DIV X,B</text:p>
          </table:table-cell>
          <table:table-cell table:style-name="ce168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6</text:p>
          </table:table-cell>
          <table:table-cell table:style-name="ce157" table:formula="of:=HEX2BIN([.B178];8)" office:value-type="string" office:string-value="10110110" calcext:value-type="string">
            <text:p>1011011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7" office:value-type="string" calcext:value-type="string">
            <text:p>BMOVE Y,X,U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7</text:p>
          </table:table-cell>
          <table:table-cell table:style-name="ce157" table:formula="of:=HEX2BIN([.B179];8)" office:value-type="string" office:string-value="10110111" calcext:value-type="string">
            <text:p>1011011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50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7" office:value-type="string" calcext:value-type="string">
            <text:p>MOVE Y,X,U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8</text:p>
          </table:table-cell>
          <table:table-cell table:style-name="ce157" table:formula="of:=HEX2BIN([.B180];8)" office:value-type="string" office:string-value="10111000" calcext:value-type="string">
            <text:p>1011100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51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51" office:value-type="float" office:value="0" calcext:value-type="float">
            <text:p>0</text:p>
          </table:table-cell>
          <table:table-cell table:style-name="ce170" office:value-type="string" calcext:value-type="string">
            <text:p>LSR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9</text:p>
          </table:table-cell>
          <table:table-cell table:style-name="ce157" table:formula="of:=HEX2BIN([.B181];8)" office:value-type="string" office:string-value="10111001" calcext:value-type="string">
            <text:p>1011100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70" office:value-type="string" calcext:value-type="string">
            <text:p>LSR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A</text:p>
          </table:table-cell>
          <table:table-cell table:style-name="ce157" table:formula="of:=HEX2BIN([.B182];8)" office:value-type="string" office:string-value="10111010" calcext:value-type="string">
            <text:p>1011101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70" office:value-type="string" calcext:value-type="string">
            <text:p>ROR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B</text:p>
          </table:table-cell>
          <table:table-cell table:style-name="ce157" table:formula="of:=HEX2BIN([.B183];8)" office:value-type="string" office:string-value="10111011" calcext:value-type="string">
            <text:p>1011101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70" office:value-type="string" calcext:value-type="string">
            <text:p>ROR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C</text:p>
          </table:table-cell>
          <table:table-cell table:style-name="ce157" table:formula="of:=HEX2BIN([.B184];8)" office:value-type="string" office:string-value="10111100" calcext:value-type="string">
            <text:p>1011110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262" office:value-type="float" office:value="0" calcext:value-type="float">
            <text:p>0</text:p>
          </table:table-cell>
          <table:table-cell table:style-name="ce252" office:value-type="float" office:value="0" calcext:value-type="float">
            <text:p>0</text:p>
          </table:table-cell>
          <table:table-cell table:style-name="ce170" office:value-type="string" calcext:value-type="string">
            <text:p>ASR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D</text:p>
          </table:table-cell>
          <table:table-cell table:style-name="ce157" table:formula="of:=HEX2BIN([.B185];8)" office:value-type="string" office:string-value="10111101" calcext:value-type="string">
            <text:p>1011110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70" office:value-type="string" calcext:value-type="string">
            <text:p>ASR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E</text:p>
          </table:table-cell>
          <table:table-cell table:style-name="ce157" table:formula="of:=HEX2BIN([.B186];8)" office:value-type="string" office:string-value="10111110" calcext:value-type="string">
            <text:p>10111110</text:p>
          </table:table-cell>
          <table:table-cell table:style-name="ce220" office:value-type="float" office:value="1" calcext:value-type="float">
            <text:p>1</text:p>
          </table:table-cell>
          <table:table-cell table:style-name="ce220" office:value-type="float" office:value="0" calcext:value-type="float">
            <text:p>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style-name="ce252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262" office:value-type="float" office:value="1" calcext:value-type="float">
            <text:p>1</text:p>
          </table:table-cell>
          <table:table-cell table:style-name="ce252" office:value-type="float" office:value="0" calcext:value-type="float">
            <text:p>0</text:p>
          </table:table-cell>
          <table:table-cell table:style-name="ce170" office:value-type="string" calcext:value-type="string">
            <text:p>ASLD</text:p>
          </table:table-cell>
          <table:table-cell table:style-name="ce165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BF</text:p>
          </table:table-cell>
          <table:table-cell table:style-name="ce157" table:formula="of:=HEX2BIN([.B187];8)" office:value-type="string" office:string-value="10111111" calcext:value-type="string">
            <text:p>1011111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number-columns-repeated="2" table:style-name="ce219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44" office:value-type="float" office:value="1" calcext:value-type="float">
            <text:p>1</text:p>
          </table:table-cell>
          <table:table-cell table:style-name="ce170" office:value-type="string" calcext:value-type="string">
            <text:p>ASL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10" office:value-type="string" calcext:value-type="string">
            <text:p>C0</text:p>
          </table:table-cell>
          <table:table-cell table:style-name="ce160" table:formula="of:=HEX2BIN([.B188];8)" office:value-type="string" office:string-value="11000000" calcext:value-type="string">
            <text:p>11000000</text:p>
          </table:table-cell>
          <table:table-cell table:number-columns-repeated="2" table:style-name="ce220" office:value-type="float" office:value="1" calcext:value-type="float">
            <text:p>1</text:p>
          </table:table-cell>
          <table:table-cell table:number-columns-repeated="4" table:style-name="ce220" office:value-type="float" office:value="0" calcext:value-type="float">
            <text:p>0</text:p>
          </table:table-cell>
          <table:table-cell table:style-name="ce262" office:value-type="float" office:value="0" calcext:value-type="float">
            <text:p>0</text:p>
          </table:table-cell>
          <table:table-cell table:style-name="ce220" office:value-type="float" office:value="0" calcext:value-type="float">
            <text:p>0</text:p>
          </table:table-cell>
          <table:table-cell table:style-name="ce171" office:value-type="string" calcext:value-type="string">
            <text:p>ROLD</text:p>
          </table:table-cell>
          <table:table-cell table:style-name="ce184" office:value-type="string" calcext:value-type="string">
            <text:p>IMM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C1</text:p>
          </table:table-cell>
          <table:table-cell table:style-name="ce157" table:formula="of:=HEX2BIN([.B189];8)" office:value-type="string" office:string-value="11000001" calcext:value-type="string">
            <text:p>11000001</text:p>
          </table:table-cell>
          <table:table-cell table:style-name="ce225" office:value-type="float" office:value="1" calcext:value-type="float">
            <text:p>1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float" office:value="0" calcext:value-type="float">
            <text:p>0</text:p>
          </table:table-cell>
          <table:table-cell table:style-name="ce239" office:value-type="float" office:value="0" calcext:value-type="float">
            <text:p>0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42" office:value-type="float" office:value="1" calcext:value-type="float">
            <text:p>1</text:p>
          </table:table-cell>
          <table:table-cell table:style-name="ce170" office:value-type="string" calcext:value-type="string">
            <text:p>ROLD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2</text:p>
          </table:table-cell>
          <table:table-cell table:style-name="ce157" table:formula="of:=HEX2BIN([.B190];8)" office:value-type="string" office:string-value="11000010" calcext:value-type="string">
            <text:p>11000010</text:p>
          </table:table-cell>
          <table:table-cell table:style-name="ce22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172" office:value-type="string" calcext:value-type="string">
            <text:p>CLRD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3</text:p>
          </table:table-cell>
          <table:table-cell table:style-name="ce157" table:formula="of:=HEX2BIN([.B191];8)" office:value-type="string" office:string-value="11000011" calcext:value-type="string">
            <text:p>11000011</text:p>
          </table:table-cell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number-columns-repeated="2"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7" office:value-type="string" calcext:value-type="string">
            <text:p>CLR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4</text:p>
          </table:table-cell>
          <table:table-cell table:style-name="ce157" table:formula="of:=HEX2BIN([.B192];8)" office:value-type="string" office:string-value="11000100" calcext:value-type="string">
            <text:p>11000100</text:p>
          </table:table-cell>
          <table:table-cell table:style-name="ce22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172" office:value-type="string" calcext:value-type="string">
            <text:p>NEGD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5</text:p>
          </table:table-cell>
          <table:table-cell table:style-name="ce157" table:formula="of:=HEX2BIN([.B193];8)" office:value-type="string" office:string-value="11000101" calcext:value-type="string">
            <text:p>11000101</text:p>
          </table:table-cell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7" office:value-type="string" calcext:value-type="string">
            <text:p>NEG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6</text:p>
          </table:table-cell>
          <table:table-cell table:style-name="ce157" table:formula="of:=HEX2BIN([.B194];8)" office:value-type="string" office:string-value="11000110" calcext:value-type="string">
            <text:p>11000110</text:p>
          </table:table-cell>
          <table:table-cell table:style-name="ce22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172" office:value-type="string" calcext:value-type="string">
            <text:p>INCD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7</text:p>
          </table:table-cell>
          <table:table-cell table:style-name="ce157" table:formula="of:=HEX2BIN([.B195];8)" office:value-type="string" office:string-value="11000111" calcext:value-type="string">
            <text:p>11000111</text:p>
          </table:table-cell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7" office:value-type="string" calcext:value-type="string">
            <text:p>INC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8</text:p>
          </table:table-cell>
          <table:table-cell table:style-name="ce157" table:formula="of:=HEX2BIN([.B196];8)" office:value-type="string" office:string-value="11001000" calcext:value-type="string">
            <text:p>11001000</text:p>
          </table:table-cell>
          <table:table-cell table:style-name="ce22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49" office:value-type="float" office:value="0" calcext:value-type="float">
            <text:p>0</text:p>
          </table:table-cell>
          <table:table-cell table:style-name="ce172" office:value-type="string" calcext:value-type="string">
            <text:p>DECD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9</text:p>
          </table:table-cell>
          <table:table-cell table:style-name="ce157" table:formula="of:=HEX2BIN([.B197];8)" office:value-type="string" office:string-value="11001001" calcext:value-type="string">
            <text:p>11001001</text:p>
          </table:table-cell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0" calcext:value-type="float">
            <text:p>0</text:p>
          </table:table-cell>
          <table:table-cell table:style-name="ce243" office:value-type="float" office:value="1" calcext:value-type="float">
            <text:p>1</text:p>
          </table:table-cell>
          <table:table-cell table:style-name="ce167" office:value-type="string" calcext:value-type="string">
            <text:p>DEC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A</text:p>
          </table:table-cell>
          <table:table-cell table:style-name="ce157" table:formula="of:=HEX2BIN([.B198];8)" office:value-type="string" office:string-value="11001010" calcext:value-type="string">
            <text:p>11001010</text:p>
          </table:table-cell>
          <table:table-cell table:style-name="ce22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66" office:value-type="float" office:value="1" calcext:value-type="float">
            <text:p>1</text:p>
          </table:table-cell>
          <table:table-cell table:style-name="ce249" office:value-type="float" office:value="0" calcext:value-type="float">
            <text:p>0</text:p>
          </table:table-cell>
          <table:table-cell table:style-name="ce172" office:value-type="string" calcext:value-type="string">
            <text:p>TSTD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87" office:value-type="string" calcext:value-type="string">
            <text:p>CB</text:p>
          </table:table-cell>
          <table:table-cell table:style-name="ce157" table:formula="of:=HEX2BIN([.B199];8)" office:value-type="string" office:string-value="11001011" calcext:value-type="string">
            <text:p>11001011</text:p>
          </table:table-cell>
          <table:table-cell table:style-name="ce214" office:value-type="float" office:value="1" calcext:value-type="float">
            <text:p>1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34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0" calcext:value-type="float">
            <text:p>0</text:p>
          </table:table-cell>
          <table:table-cell table:style-name="ce261" office:value-type="float" office:value="1" calcext:value-type="float">
            <text:p>1</text:p>
          </table:table-cell>
          <table:table-cell table:style-name="ce243" office:value-type="float" office:value="1" calcext:value-type="float">
            <text:p>1</text:p>
          </table:table-cell>
          <table:table-cell table:style-name="ce167" office:value-type="string" calcext:value-type="string">
            <text:p>TSTW</text:p>
          </table:table-cell>
          <table:table-cell table:style-name="ce165" office:value-type="string" calcext:value-type="string">
            <text:p>IDX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CC</text:p>
          </table:table-cell>
          <table:table-cell table:style-name="ce157" table:formula="of:=HEX2BIN([.B200];8)" office:value-type="string" office:string-value="11001100" calcext:value-type="string">
            <text:p>11001100</text:p>
          </table:table-cell>
          <table:table-cell table:style-name="ce227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50" office:value-type="float" office:value="0" calcext:value-type="float">
            <text:p>0</text:p>
          </table:table-cell>
          <table:table-cell table:style-name="ce167" office:value-type="string" calcext:value-type="string">
            <text:p>ABSA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CD</text:p>
          </table:table-cell>
          <table:table-cell table:style-name="ce157" table:formula="of:=HEX2BIN([.B201];8)" office:value-type="string" office:string-value="11001101" calcext:value-type="string">
            <text:p>11001101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style-name="ce167" office:value-type="string" calcext:value-type="string">
            <text:p>ABSB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209" office:value-type="string" calcext:value-type="string">
            <text:p>CE</text:p>
          </table:table-cell>
          <table:table-cell table:style-name="ce157" table:formula="of:=HEX2BIN([.B202];8)" office:value-type="string" office:string-value="11001110" calcext:value-type="string">
            <text:p>1100111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167" office:value-type="string" calcext:value-type="string">
            <text:p>ABSD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51" office:value-type="string" calcext:value-type="string">
            <text:p>CF</text:p>
          </table:table-cell>
          <table:table-cell table:style-name="ce157" table:formula="of:=HEX2BIN([.B203];8)" office:value-type="string" office:string-value="11001111" calcext:value-type="string">
            <text:p>11001111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66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style-name="ce167" office:value-type="string" calcext:value-type="string">
            <text:p>BSETA X,U</text:p>
          </table:table-cell>
          <table:table-cell table:style-name="ce165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53" office:value-type="string" calcext:value-type="string">
            <text:p>D0</text:p>
          </table:table-cell>
          <table:table-cell table:style-name="ce160" table:formula="of:=HEX2BIN([.B204];8)" office:value-type="string" office:string-value="11010000" calcext:value-type="string">
            <text:p>11010000</text:p>
          </table:table-cell>
          <table:table-cell table:number-columns-repeated="2" table:style-name="ce224" office:value-type="float" office:value="1" calcext:value-type="float">
            <text:p>1</text:p>
          </table:table-cell>
          <table:table-cell table:style-name="ce224" office:value-type="float" office:value="0" calcext:value-type="float">
            <text:p>0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4" office:value-type="float" office:value="0" calcext:value-type="float">
            <text:p>0</text:p>
          </table:table-cell>
          <table:table-cell table:style-name="ce266" office:value-type="float" office:value="0" calcext:value-type="float">
            <text:p>0</text:p>
          </table:table-cell>
          <table:table-cell table:style-name="ce224" office:value-type="float" office:value="0" calcext:value-type="float">
            <text:p>0</text:p>
          </table:table-cell>
          <table:table-cell table:style-name="ce173" office:value-type="string" calcext:value-type="string">
            <text:p>BSETD X,U</text:p>
          </table:table-cell>
          <table:table-cell table:style-name="ce184" office:value-type="string" calcext:value-type="string">
            <text:p>INH</text:p>
          </table:table-cell>
          <table:table-cell table:number-columns-repeated="9"/>
        </table:table-row>
        <table:table-row table:style-name="ro13">
          <table:table-cell/>
          <table:table-cell table:style-name="ce149"/>
          <table:table-cell table:style-name="ce157"/>
          <table:table-cell table:style-name="ce228"/>
          <table:table-cell table:style-name="ce237" table:number-columns-repeated="4"/>
          <table:table-cell table:style-name="ce257"/>
          <table:table-cell table:style-name="ce269"/>
          <table:table-cell table:style-name="ce273"/>
          <table:table-cell table:style-name="ce165" table:number-columns-repeated="2"/>
          <table:table-cell table:number-columns-repeated="9"/>
        </table:table-row>
        <table:table-row table:style-name="ro13">
          <table:table-cell/>
          <table:table-cell table:style-name="ce149"/>
          <table:table-cell table:style-name="ce157"/>
          <table:table-cell table:style-name="ce229"/>
          <table:table-cell table:style-name="ce238" table:number-columns-repeated="4"/>
          <table:table-cell table:style-name="ce258"/>
          <table:table-cell table:style-name="ce270"/>
          <table:table-cell table:style-name="ce274"/>
          <table:table-cell table:style-name="ce165" table:number-columns-repeated="2"/>
          <table:table-cell table:number-columns-repeated="9"/>
        </table:table-row>
        <table:table-row table:style-name="ro13" table:number-rows-repeated="1048369">
          <table:table-cell table:number-columns-repeated="22"/>
        </table:table-row>
        <table:table-row table:style-name="ro13">
          <table:table-cell table:number-columns-repeated="22"/>
        </table:table-row>
      </table:table>
      <table:table table:name="Indexed" table:style-name="ta1">
        <table:table-column table:style-name="co30" table:number-columns-repeated="7" table:default-cell-style-name="ce180"/>
        <table:table-column table:style-name="co30" table:default-cell-style-name="ce297"/>
        <table:table-column table:style-name="co31" table:default-cell-style-name="Default"/>
        <table:table-row table:style-name="ro7">
          <table:table-cell table:style-name="ce277" office:value-type="string" calcext:value-type="string" table:number-columns-spanned="8" table:number-rows-spanned="1">
            <text:p>Postbyte Register Bit</text:p>
          </table:table-cell>
          <table:covered-table-cell table:number-columns-repeated="6" table:style-name="Default"/>
          <table:covered-table-cell table:style-name="ce284"/>
          <table:table-cell table:style-name="ce299" office:value-type="string" calcext:value-type="string" table:number-columns-spanned="1" table:number-rows-spanned="2">
            <text:p>Indexed Addressing Mode</text:p>
          </table:table-cell>
        </table:table-row>
        <table:table-row table:style-name="ro7">
          <table:table-cell table:style-name="ce278" office:value-type="float" office:value="7" calcext:value-type="float">
            <text:p>7</text:p>
          </table:table-cell>
          <table:table-cell table:style-name="ce278" office:value-type="float" office:value="6" calcext:value-type="float">
            <text:p>6</text:p>
          </table:table-cell>
          <table:table-cell table:style-name="ce278" office:value-type="float" office:value="5" calcext:value-type="float">
            <text:p>5</text:p>
          </table:table-cell>
          <table:table-cell table:style-name="ce278" office:value-type="float" office:value="4" calcext:value-type="float">
            <text:p>4</text:p>
          </table:table-cell>
          <table:table-cell table:style-name="ce278" office:value-type="float" office:value="3" calcext:value-type="float">
            <text:p>3</text:p>
          </table:table-cell>
          <table:table-cell table:style-name="ce278" office:value-type="float" office:value="2" calcext:value-type="float">
            <text:p>2</text:p>
          </table:table-cell>
          <table:table-cell table:style-name="ce278" office:value-type="float" office:value="1" calcext:value-type="float">
            <text:p>1</text:p>
          </table:table-cell>
          <table:table-cell table:style-name="ce285" office:value-type="float" office:value="0" calcext:value-type="float">
            <text:p>0</text:p>
          </table:table-cell>
          <table:covered-table-cell table:style-name="ce300"/>
        </table:table-row>
        <table:table-row table:style-name="ro7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A = 16-bit address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R++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,--R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,R + 8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16-bit offset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R</text:p>
          </table:table-cell>
        </table:table-row>
        <table:table-row table:style-name="ro7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irect addressing (DP&lt;&lt;8)+extra byte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,R + A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R + B</text:p>
          </table:table-cell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i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,R + D</text:p>
          </table:table-cell>
        </table:table-row>
        <table:table-row table:style-name="ro7">
          <table:table-cell table:number-columns-repeated="7"/>
          <table:table-cell table:style-name="ce180"/>
          <table:table-cell/>
        </table:table-row>
        <table:table-row table:style-name="ro7">
          <table:table-cell table:number-columns-repeated="7"/>
          <table:table-cell table:style-name="ce180"/>
          <table:table-cell office:value-type="string" calcext:value-type="string">
            <text:p>i = indirect</text:p>
          </table:table-cell>
        </table:table-row>
        <table:table-row table:style-name="ro7">
          <table:table-cell table:style-name="ce278"/>
          <table:table-cell table:number-columns-repeated="3" table:style-name="ce283" office:value-type="string" calcext:value-type="string">
            <text:p>R</text:p>
          </table:table-cell>
          <table:table-cell table:style-name="ce278" table:number-columns-repeated="3"/>
          <table:table-cell table:style-name="ce285"/>
          <table:table-cell table:style-name="ce300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X</text:p>
          </table:table-cell>
        </table:table-row>
        <table:table-row table:style-name="ro7">
          <table:table-cell table:style-name="ce28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82" table:number-columns-repeated="3"/>
          <table:table-cell table:style-name="ce298"/>
          <table:table-cell office:value-type="string" calcext:value-type="string">
            <text:p>Y</text:p>
          </table:table-cell>
        </table:table-row>
        <table:table-row table:style-name="ro7">
          <table:table-cell table:style-name="ce28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82" table:number-columns-repeated="3"/>
          <table:table-cell table:style-name="ce298"/>
          <table:table-cell office:value-type="string" calcext:value-type="string">
            <text:p>U</text:p>
          </table:table-cell>
        </table:table-row>
        <table:table-row table:style-name="ro7">
          <table:table-cell table:style-name="ce28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82" table:number-columns-repeated="3"/>
          <table:table-cell table:style-name="ce298"/>
          <table:table-cell office:value-type="string" calcext:value-type="string">
            <text:p>S</text:p>
          </table:table-cell>
        </table:table-row>
        <table:table-row table:style-name="ro7">
          <table:table-cell table:style-name="ce282"/>
          <table:table-cell table:number-columns-repeated="3" office:value-type="float" office:value="1" calcext:value-type="float">
            <text:p>1</text:p>
          </table:table-cell>
          <table:table-cell table:style-name="ce282" table:number-columns-repeated="3"/>
          <table:table-cell table:style-name="ce298"/>
          <table:table-cell office:value-type="string" calcext:value-type="string">
            <text:p>PC</text:p>
          </table:table-cell>
        </table:table-row>
        <table:table-row table:style-name="ro7" table:number-rows-repeated="5">
          <table:table-cell table:style-name="ce282" table:number-columns-repeated="8"/>
          <table:table-cell/>
        </table:table-row>
        <table:table-row table:style-name="ro7">
          <table:table-cell table:style-name="ce282" table:number-columns-repeated="8"/>
          <table:table-cell/>
        </table:table-row>
      </table:table>
      <table:table table:name="TFR-EXG" table:style-name="ta1">
        <table:table-column table:style-name="co12" table:default-cell-style-name="Default"/>
        <table:table-column table:style-name="co32" table:default-cell-style-name="ce181"/>
        <table:table-column table:style-name="co33" table:number-columns-repeated="3" table:default-cell-style-name="ce181"/>
        <table:table-column table:style-name="co33" table:number-columns-repeated="2" table:default-cell-style-name="ce445"/>
        <table:table-column table:style-name="co33" table:number-columns-repeated="2" table:default-cell-style-name="ce181"/>
        <table:table-row table:style-name="ro7">
          <table:table-cell table:number-columns-repeated="5"/>
          <table:table-cell table:style-name="ce181" table:number-columns-repeated="2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8" table:number-rows-spanned="1">
            <text:p>Transfer / Exchange Postbyte</text:p>
          </table:table-cell>
          <table:covered-table-cell table:number-columns-repeated="3"/>
          <table:covered-table-cell table:number-columns-repeated="2" table:style-name="ce181"/>
          <table:covered-table-cell table:number-columns-repeated="2"/>
        </table:table-row>
        <table:table-row table:style-name="ro7">
          <table:table-cell/>
          <table:table-cell table:style-name="ce228" office:value-type="string" calcext:value-type="string">
            <text:p>MSB</text:p>
          </table:table-cell>
          <table:table-cell table:style-name="ce237" table:number-columns-repeated="6"/>
          <table:table-cell table:style-name="ce446" office:value-type="string" calcext:value-type="string">
            <text:p>LSB</text:p>
          </table:table-cell>
        </table:table-row>
        <table:table-row table:style-name="ro7">
          <table:table-cell/>
          <table:table-cell table:style-name="ce165" office:value-type="string" calcext:value-type="string" table:number-columns-spanned="4" table:number-rows-spanned="1">
            <text:p><text:s/>Destination </text:p>
          </table:table-cell>
          <table:covered-table-cell table:number-columns-repeated="3" table:style-name="ce238"/>
          <table:table-cell table:style-name="ce165" office:value-type="string" calcext:value-type="string" table:number-columns-spanned="4" table:number-rows-spanned="1">
            <text:p>Source </text:p>
          </table:table-cell>
          <table:covered-table-cell table:number-columns-repeated="2" table:style-name="ce238"/>
          <table:covered-table-cell table:style-name="ce447"/>
        </table:table-row>
        <table:table-row table:style-name="ro7">
          <table:table-cell/>
          <table:table-cell table:number-columns-repeated="4" office:value-type="float" office:value="0" calcext:value-type="float">
            <text:p>0</text:p>
          </table:table-cell>
          <table:table-cell table:style-name="ce442"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a</text:p>
          </table:table-cell>
          <table:table-cell/>
        </table:table-row>
        <table:table-row table:style-name="ro7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b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x</text:p>
          </table:table-cell>
          <table:table-cell/>
        </table:table-row>
        <table:table-row table:style-name="ro7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y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s</text:p>
          </table:table-cell>
          <table:table-cell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2" table:number-rows-spanned="1">
            <text:p>=&gt;</text:p>
          </table:table-cell>
          <table:covered-table-cell/>
          <table:table-cell office:value-type="string" calcext:value-type="string">
            <text:p>u</text:p>
          </table:table-cell>
          <table:table-cell/>
        </table:table-row>
        <table:table-row table:style-name="ro7">
          <table:table-cell/>
          <table:table-cell table:style-name="Default" table:number-columns-repeated="8"/>
        </table:table-row>
        <table:table-row table:style-name="ro7">
          <table:table-cell/>
          <table:table-cell table:style-name="ce439" office:value-type="string" calcext:value-type="string" table:number-columns-spanned="8" table:number-rows-spanned="1">
            <text:p>Assembler syntax: <text:span text:style-name="T1">TFR</text:span> source, destination</text:p>
          </table:table-cell>
          <table:covered-table-cell table:number-columns-repeated="7" table:style-name="Default"/>
        </table:table-row>
      </table:table>
      <table:table table:name="Test Benches" table:style-name="ta1">
        <office:forms form:automatic-focus="false" form:apply-design-mode="false"/>
        <table:table-column table:style-name="co34" table:default-cell-style-name="Default"/>
        <table:table-column table:style-name="co12" table:default-cell-style-name="Default"/>
        <table:table-column table:style-name="co35" table:default-cell-style-name="Default"/>
        <table:table-column table:style-name="co36" table:default-cell-style-name="ce286"/>
        <table:table-column table:style-name="co37" table:default-cell-style-name="ce293"/>
        <table:table-column table:style-name="co12" table:number-columns-repeated="3" table:default-cell-style-name="Default"/>
        <table:table-row table:style-name="ro7">
          <table:table-cell table:number-columns-repeated="8"/>
        </table:table-row>
        <table:table-row table:style-name="ro14">
          <table:table-cell/>
          <table:table-cell table:style-name="ce148" office:value-type="string" calcext:value-type="string">
            <text:p>OP</text:p>
          </table:table-cell>
          <table:table-cell table:style-name="ce164" office:value-type="string" calcext:value-type="string">
            <text:p>Mnem</text:p>
          </table:table-cell>
          <table:table-cell table:style-name="ce287" office:value-type="string" calcext:value-type="string">
            <text:p>Test Name</text:p>
          </table:table-cell>
          <table:table-cell table:style-name="ce294" office:value-type="string" calcext:value-type="string">
            <text:p>Remarks</text:p>
          </table:table-cell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8</text:p>
          </table:table-cell>
          <table:table-cell table:style-name="ce168" office:value-type="string" calcext:value-type="string">
            <text:p>LEAX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9</text:p>
          </table:table-cell>
          <table:table-cell table:style-name="ce168" office:value-type="string" calcext:value-type="string">
            <text:p>LEAY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A</text:p>
          </table:table-cell>
          <table:table-cell table:style-name="ce168" office:value-type="string" calcext:value-type="string">
            <text:p>LEAU</text:p>
          </table:table-cell>
          <table:table-cell table:style-name="ce288" office:value-type="string" calcext:value-type="string">
            <text:p>idx5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B</text:p>
          </table:table-cell>
          <table:table-cell table:style-name="ce168" office:value-type="string" calcext:value-type="string">
            <text:p>LEAS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C</text:p>
          </table:table-cell>
          <table:table-cell table:style-name="ce168" office:value-type="string" calcext:value-type="string">
            <text:p>PSHS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D</text:p>
          </table:table-cell>
          <table:table-cell table:style-name="ce168" office:value-type="string" calcext:value-type="string">
            <text:p>PSHU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E</text:p>
          </table:table-cell>
          <table:table-cell table:style-name="ce168" office:value-type="string" calcext:value-type="string">
            <text:p>PULS</text:p>
          </table:table-cell>
          <table:table-cell table:style-name="ce288" office:value-type="string" calcext:value-type="string">
            <text:p>pul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0F</text:p>
          </table:table-cell>
          <table:table-cell table:style-name="ce168" office:value-type="string" calcext:value-type="string">
            <text:p>PULU</text:p>
          </table:table-cell>
          <table:table-cell table:style-name="ce288" office:value-type="string" calcext:value-type="string">
            <text:p>pul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10</text:p>
          </table:table-cell>
          <table:table-cell table:style-name="ce279" office:value-type="string" calcext:value-type="string">
            <text:p>LDA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1</text:p>
          </table:table-cell>
          <table:table-cell table:style-name="ce168" office:value-type="string" calcext:value-type="string">
            <text:p>LDB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2</text:p>
          </table:table-cell>
          <table:table-cell table:style-name="ce168" office:value-type="string" calcext:value-type="string">
            <text:p>LDA (IDX)</text:p>
          </table:table-cell>
          <table:table-cell table:style-name="ce288" office:value-type="string" calcext:value-type="string">
            <text:p>idx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3</text:p>
          </table:table-cell>
          <table:table-cell table:style-name="ce168" office:value-type="string" calcext:value-type="string">
            <text:p>LDB (IDX)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4</text:p>
          </table:table-cell>
          <table:table-cell table:style-name="ce168" office:value-type="string" calcext:value-type="string">
            <text:p>ADDA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5</text:p>
          </table:table-cell>
          <table:table-cell table:style-name="ce168" office:value-type="string" calcext:value-type="string">
            <text:p>ADDB</text:p>
          </table:table-cell>
          <table:table-cell table:style-name="ce288" office:value-type="string" calcext:value-type="string">
            <text:p>a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6</text:p>
          </table:table-cell>
          <table:table-cell table:style-name="ce168" office:value-type="string" calcext:value-type="string">
            <text:p>ADDA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7</text:p>
          </table:table-cell>
          <table:table-cell table:style-name="ce168" office:value-type="string" calcext:value-type="string">
            <text:p>ADDB (idx)</text:p>
          </table:table-cell>
          <table:table-cell table:style-name="ce288" office:value-type="string" calcext:value-type="string">
            <text:p>ad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8</text:p>
          </table:table-cell>
          <table:table-cell table:style-name="ce168" office:value-type="string" calcext:value-type="string">
            <text:p>ADCA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9</text:p>
          </table:table-cell>
          <table:table-cell table:style-name="ce168" office:value-type="string" calcext:value-type="string">
            <text:p>ADCB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A</text:p>
          </table:table-cell>
          <table:table-cell table:style-name="ce168" office:value-type="string" calcext:value-type="string">
            <text:p>ADCA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B</text:p>
          </table:table-cell>
          <table:table-cell table:style-name="ce168" office:value-type="string" calcext:value-type="string">
            <text:p>ADCB (idx)</text:p>
          </table:table-cell>
          <table:table-cell table:style-name="ce288" office:value-type="string" calcext:value-type="string">
            <text:p>ad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C</text:p>
          </table:table-cell>
          <table:table-cell table:style-name="ce168" office:value-type="string" calcext:value-type="string">
            <text:p>SUBA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D</text:p>
          </table:table-cell>
          <table:table-cell table:style-name="ce168" office:value-type="string" calcext:value-type="string">
            <text:p>SUBB</text:p>
          </table:table-cell>
          <table:table-cell table:style-name="ce288" office:value-type="string" calcext:value-type="string">
            <text:p>sub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E</text:p>
          </table:table-cell>
          <table:table-cell table:style-name="ce168" office:value-type="string" calcext:value-type="string">
            <text:p>SUBA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1F</text:p>
          </table:table-cell>
          <table:table-cell table:style-name="ce168" office:value-type="string" calcext:value-type="string">
            <text:p>SUBB (idx)</text:p>
          </table:table-cell>
          <table:table-cell table:style-name="ce288" office:value-type="string" calcext:value-type="string">
            <text:p>sub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20</text:p>
          </table:table-cell>
          <table:table-cell table:style-name="ce279" office:value-type="string" calcext:value-type="string">
            <text:p>SBCA</text:p>
          </table:table-cell>
          <table:table-cell table:style-name="ce289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1</text:p>
          </table:table-cell>
          <table:table-cell table:style-name="ce168" office:value-type="string" calcext:value-type="string">
            <text:p>SBCB</text:p>
          </table:table-cell>
          <table:table-cell table:style-name="ce288" office:value-type="string" calcext:value-type="string">
            <text:p>sb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2</text:p>
          </table:table-cell>
          <table:table-cell table:style-name="ce168" office:value-type="string" calcext:value-type="string">
            <text:p>SBCA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3</text:p>
          </table:table-cell>
          <table:table-cell table:style-name="ce168" office:value-type="string" calcext:value-type="string">
            <text:p>SBCB (idx)</text:p>
          </table:table-cell>
          <table:table-cell table:style-name="ce288" office:value-type="string" calcext:value-type="string">
            <text:p>sb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4</text:p>
          </table:table-cell>
          <table:table-cell table:style-name="ce168" office:value-type="string" calcext:value-type="string">
            <text:p>AND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5</text:p>
          </table:table-cell>
          <table:table-cell table:style-name="ce168" office:value-type="string" calcext:value-type="string">
            <text:p>AND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6</text:p>
          </table:table-cell>
          <table:table-cell table:style-name="ce168" office:value-type="string" calcext:value-type="string">
            <text:p>ANDA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7</text:p>
          </table:table-cell>
          <table:table-cell table:style-name="ce168" office:value-type="string" calcext:value-type="string">
            <text:p>ANDB (idx)</text:p>
          </table:table-cell>
          <table:table-cell table:style-name="ce288" office:value-type="string" calcext:value-type="string">
            <text:p>an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8</text:p>
          </table:table-cell>
          <table:table-cell table:style-name="ce168" office:value-type="string" calcext:value-type="string">
            <text:p>BITA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9</text:p>
          </table:table-cell>
          <table:table-cell table:style-name="ce168" office:value-type="string" calcext:value-type="string">
            <text:p>BITB</text:p>
          </table:table-cell>
          <table:table-cell table:style-name="ce288" office:value-type="string" calcext:value-type="string">
            <text:p>an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A</text:p>
          </table:table-cell>
          <table:table-cell table:style-name="ce168" office:value-type="string" calcext:value-type="string">
            <text:p>BITA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B</text:p>
          </table:table-cell>
          <table:table-cell table:style-name="ce168" office:value-type="string" calcext:value-type="string">
            <text:p>BITB (idx)</text:p>
          </table:table-cell>
          <table:table-cell table:style-name="ce288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C</text:p>
          </table:table-cell>
          <table:table-cell table:style-name="ce168" office:value-type="string" calcext:value-type="string">
            <text:p>EORA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D</text:p>
          </table:table-cell>
          <table:table-cell table:style-name="ce168" office:value-type="string" calcext:value-type="string">
            <text:p>EORB</text:p>
          </table:table-cell>
          <table:table-cell table:style-name="ce288" office:value-type="string" calcext:value-type="string">
            <text:p>e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E</text:p>
          </table:table-cell>
          <table:table-cell table:style-name="ce168" office:value-type="string" calcext:value-type="string">
            <text:p>EORA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2F</text:p>
          </table:table-cell>
          <table:table-cell table:style-name="ce168" office:value-type="string" calcext:value-type="string">
            <text:p>EORB (idx)</text:p>
          </table:table-cell>
          <table:table-cell table:style-name="ce288" office:value-type="string" calcext:value-type="string">
            <text:p>e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30</text:p>
          </table:table-cell>
          <table:table-cell table:style-name="ce279" office:value-type="string" calcext:value-type="string">
            <text:p>ORA</text:p>
          </table:table-cell>
          <table:table-cell table:style-name="ce289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1</text:p>
          </table:table-cell>
          <table:table-cell table:style-name="ce168" office:value-type="string" calcext:value-type="string">
            <text:p>ORB</text:p>
          </table:table-cell>
          <table:table-cell table:style-name="ce288" office:value-type="string" calcext:value-type="string">
            <text:p>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2</text:p>
          </table:table-cell>
          <table:table-cell table:style-name="ce168" office:value-type="string" calcext:value-type="string">
            <text:p>ORA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3</text:p>
          </table:table-cell>
          <table:table-cell table:style-name="ce168" office:value-type="string" calcext:value-type="string">
            <text:p>ORB (idx)</text:p>
          </table:table-cell>
          <table:table-cell table:style-name="ce288" office:value-type="string" calcext:value-type="string">
            <text:p>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4</text:p>
          </table:table-cell>
          <table:table-cell table:style-name="ce168" office:value-type="string" calcext:value-type="string">
            <text:p>CMPA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5</text:p>
          </table:table-cell>
          <table:table-cell table:style-name="ce168" office:value-type="string" calcext:value-type="string">
            <text:p>CMPB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6</text:p>
          </table:table-cell>
          <table:table-cell table:style-name="ce168" office:value-type="string" calcext:value-type="string">
            <text:p>CMPA (idx)</text:p>
          </table:table-cell>
          <table:table-cell table:style-name="ce288" office:value-type="string" calcext:value-type="string">
            <text:p>bmove,bset,d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7</text:p>
          </table:table-cell>
          <table:table-cell table:style-name="ce168" office:value-type="string" calcext:value-type="string">
            <text:p>CMPB (idx)</text:p>
          </table:table-cell>
          <table:table-cell table:style-name="ce288" office:value-type="string" calcext:value-type="string">
            <text:p>clr2,idx2,idx3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8</text:p>
          </table:table-cell>
          <table:table-cell table:style-name="ce168" office:value-type="string" calcext:value-type="string">
            <text:p>SETLINES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9</text:p>
          </table:table-cell>
          <table:table-cell table:style-name="ce168" office:value-type="string" calcext:value-type="string">
            <text:p>SETLINES (idx)</text:p>
          </table:table-cell>
          <table:table-cell table:style-name="ce288" office:value-type="string" calcext:value-type="string">
            <text:p>setln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A</text:p>
          </table:table-cell>
          <table:table-cell table:style-name="ce168" office:value-type="string" calcext:value-type="string">
            <text:p>STA</text:p>
          </table:table-cell>
          <table:table-cell table:style-name="ce288" office:value-type="string" calcext:value-type="string">
            <text:p>idx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B</text:p>
          </table:table-cell>
          <table:table-cell table:style-name="ce168" office:value-type="string" calcext:value-type="string">
            <text:p>STB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C</text:p>
          </table:table-cell>
          <table:table-cell table:style-name="ce168" office:value-type="string" calcext:value-type="string">
            <text:p>ANDC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D</text:p>
          </table:table-cell>
          <table:table-cell table:style-name="ce168" office:value-type="string" calcext:value-type="string">
            <text:p>ORCC</text:p>
          </table:table-cell>
          <table:table-cell table:style-name="ce288" office:value-type="string" calcext:value-type="string">
            <text:p>or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E</text:p>
          </table:table-cell>
          <table:table-cell table:style-name="ce168" office:value-type="string" calcext:value-type="string">
            <text:p>EXG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3F</text:p>
          </table:table-cell>
          <table:table-cell table:style-name="ce168" office:value-type="string" calcext:value-type="string">
            <text:p>TFR</text:p>
          </table:table-cell>
          <table:table-cell table:style-name="ce288" office:value-type="string" calcext:value-type="string">
            <text:p>tf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40</text:p>
          </table:table-cell>
          <table:table-cell table:style-name="ce279" office:value-type="string" calcext:value-type="string">
            <text:p>LDD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1</text:p>
          </table:table-cell>
          <table:table-cell table:style-name="ce168" office:value-type="string" calcext:value-type="string">
            <text:p>LDD (idx)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2</text:p>
          </table:table-cell>
          <table:table-cell table:style-name="ce168" office:value-type="string" calcext:value-type="string">
            <text:p>LD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3</text:p>
          </table:table-cell>
          <table:table-cell table:style-name="ce168" office:value-type="string" calcext:value-type="string">
            <text:p>LDX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4</text:p>
          </table:table-cell>
          <table:table-cell table:style-name="ce168" office:value-type="string" calcext:value-type="string">
            <text:p>LD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5</text:p>
          </table:table-cell>
          <table:table-cell table:style-name="ce168" office:value-type="string" calcext:value-type="string">
            <text:p>LDY (idx)</text:p>
          </table:table-cell>
          <table:table-cell table:style-name="ce288" office:value-type="string" calcext:value-type="string">
            <text:p>ld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6</text:p>
          </table:table-cell>
          <table:table-cell table:style-name="ce168" office:value-type="string" calcext:value-type="string">
            <text:p>LDU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7</text:p>
          </table:table-cell>
          <table:table-cell table:style-name="ce168" office:value-type="string" calcext:value-type="string">
            <text:p>LDU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8</text:p>
          </table:table-cell>
          <table:table-cell table:style-name="ce168" office:value-type="string" calcext:value-type="string">
            <text:p>LD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9</text:p>
          </table:table-cell>
          <table:table-cell table:style-name="ce168" office:value-type="string" calcext:value-type="string">
            <text:p>LDS (idx)</text:p>
          </table:table-cell>
          <table:table-cell table:style-name="ce288" office:value-type="string" calcext:value-type="string">
            <text:p>ld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A</text:p>
          </table:table-cell>
          <table:table-cell table:style-name="ce168" office:value-type="string" calcext:value-type="string">
            <text:p>CMPD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B</text:p>
          </table:table-cell>
          <table:table-cell table:style-name="ce168" office:value-type="string" calcext:value-type="string">
            <text:p>CMPD (idx)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C</text:p>
          </table:table-cell>
          <table:table-cell table:style-name="ce168" office:value-type="string" calcext:value-type="string">
            <text:p>CMPX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D</text:p>
          </table:table-cell>
          <table:table-cell table:style-name="ce168" office:value-type="string" calcext:value-type="string">
            <text:p>CMPX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E</text:p>
          </table:table-cell>
          <table:table-cell table:style-name="ce168" office:value-type="string" calcext:value-type="string">
            <text:p>CMPY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4F</text:p>
          </table:table-cell>
          <table:table-cell table:style-name="ce168" office:value-type="string" calcext:value-type="string">
            <text:p>CMPY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50</text:p>
          </table:table-cell>
          <table:table-cell table:style-name="ce279" office:value-type="string" calcext:value-type="string">
            <text:p>CMPU</text:p>
          </table:table-cell>
          <table:table-cell table:style-name="ce289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1</text:p>
          </table:table-cell>
          <table:table-cell table:style-name="ce168" office:value-type="string" calcext:value-type="string">
            <text:p>CMPU (idx)</text:p>
          </table:table-cell>
          <table:table-cell table:style-name="ce288" office:value-type="string" calcext:value-type="string">
            <text:p>psh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2</text:p>
          </table:table-cell>
          <table:table-cell table:style-name="ce168" office:value-type="string" calcext:value-type="string">
            <text:p>CMPS</text:p>
          </table:table-cell>
          <table:table-cell table:style-name="ce288" office:value-type="string" calcext:value-type="string">
            <text:p>l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3</text:p>
          </table:table-cell>
          <table:table-cell table:style-name="ce168" office:value-type="string" calcext:value-type="string">
            <text:p>CMPS (idx)</text:p>
          </table:table-cell>
          <table:table-cell table:style-name="ce288" office:value-type="string" calcext:value-type="string">
            <text:p>pshu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4</text:p>
          </table:table-cell>
          <table:table-cell table:style-name="ce168" office:value-type="string" calcext:value-type="string">
            <text:p>ADDD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5</text:p>
          </table:table-cell>
          <table:table-cell table:style-name="ce168" office:value-type="string" calcext:value-type="string">
            <text:p>ADDD (idx)</text:p>
          </table:table-cell>
          <table:table-cell table:style-name="ce288" office:value-type="string" calcext:value-type="string">
            <text:p>add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6</text:p>
          </table:table-cell>
          <table:table-cell table:style-name="ce168" office:value-type="string" calcext:value-type="string">
            <text:p>SUBD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7</text:p>
          </table:table-cell>
          <table:table-cell table:style-name="ce168" office:value-type="string" calcext:value-type="string">
            <text:p>SUBD (idx)</text:p>
          </table:table-cell>
          <table:table-cell table:style-name="ce288" office:value-type="string" calcext:value-type="string">
            <text:p>sub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8</text:p>
          </table:table-cell>
          <table:table-cell table:style-name="ce168" office:value-type="string" calcext:value-type="string">
            <text:p>STD</text:p>
          </table:table-cell>
          <table:table-cell table:style-name="ce288" office:value-type="string" calcext:value-type="string">
            <text:p>idx4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9</text:p>
          </table:table-cell>
          <table:table-cell table:style-name="ce168" office:value-type="string" calcext:value-type="string">
            <text:p>STX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A</text:p>
          </table:table-cell>
          <table:table-cell table:style-name="ce168" office:value-type="string" calcext:value-type="string">
            <text:p>STY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B</text:p>
          </table:table-cell>
          <table:table-cell table:style-name="ce168" office:value-type="string" calcext:value-type="string">
            <text:p>STU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C</text:p>
          </table:table-cell>
          <table:table-cell table:style-name="ce168" office:value-type="string" calcext:value-type="string">
            <text:p>STS</text:p>
          </table:table-cell>
          <table:table-cell table:style-name="ce288" office:value-type="string" calcext:value-type="string">
            <text:p>stxyu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D</text:p>
          </table:table-cell>
          <table:table-cell table:style-name="ce168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E</text:p>
          </table:table-cell>
          <table:table-cell table:style-name="ce168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5F</text:p>
          </table:table-cell>
          <table:table-cell table:style-name="ce168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60</text:p>
          </table:table-cell>
          <table:table-cell table:style-name="ce279" office:value-type="string" calcext:value-type="string">
            <text:p>BRA</text:p>
          </table:table-cell>
          <table:table-cell table:style-name="ce289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1</text:p>
          </table:table-cell>
          <table:table-cell table:style-name="ce168" office:value-type="string" calcext:value-type="string">
            <text:p>BHI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2</text:p>
          </table:table-cell>
          <table:table-cell table:style-name="ce168" office:value-type="string" calcext:value-type="string">
            <text:p>BCC</text:p>
          </table:table-cell>
          <table:table-cell table:style-name="ce288" office:value-type="string" calcext:value-type="string">
            <text:p>ad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3</text:p>
          </table:table-cell>
          <table:table-cell table:style-name="ce168" office:value-type="string" calcext:value-type="string">
            <text:p>BNE</text:p>
          </table:table-cell>
          <table:table-cell table:style-name="ce288" office:value-type="string" calcext:value-type="string">
            <text:p>all file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4</text:p>
          </table:table-cell>
          <table:table-cell table:style-name="ce168" office:value-type="string" calcext:value-type="string">
            <text:p>BVC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5</text:p>
          </table:table-cell>
          <table:table-cell table:style-name="ce168" office:value-type="string" calcext:value-type="string">
            <text:p>BPL</text:p>
          </table:table-cell>
          <table:table-cell table:style-name="ce288" office:value-type="string" calcext:value-type="string">
            <text:p>bpl, 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6</text:p>
          </table:table-cell>
          <table:table-cell table:style-name="ce168" office:value-type="string" calcext:value-type="string">
            <text:p>BG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7</text:p>
          </table:table-cell>
          <table:table-cell table:style-name="ce168" office:value-type="string" calcext:value-type="string">
            <text:p>BG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8</text:p>
          </table:table-cell>
          <table:table-cell table:style-name="ce168" office:value-type="string" calcext:value-type="string">
            <text:p>LBRA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9</text:p>
          </table:table-cell>
          <table:table-cell table:style-name="ce168" office:value-type="string" calcext:value-type="string">
            <text:p>LBH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A</text:p>
          </table:table-cell>
          <table:table-cell table:style-name="ce168" office:value-type="string" calcext:value-type="string">
            <text:p>LBCC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B</text:p>
          </table:table-cell>
          <table:table-cell table:style-name="ce168" office:value-type="string" calcext:value-type="string">
            <text:p>LBNE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C</text:p>
          </table:table-cell>
          <table:table-cell table:style-name="ce168" office:value-type="string" calcext:value-type="string">
            <text:p>LBVC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D</text:p>
          </table:table-cell>
          <table:table-cell table:style-name="ce168" office:value-type="string" calcext:value-type="string">
            <text:p>LBPL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E</text:p>
          </table:table-cell>
          <table:table-cell table:style-name="ce168" office:value-type="string" calcext:value-type="string">
            <text:p>LBGE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6F</text:p>
          </table:table-cell>
          <table:table-cell table:style-name="ce168" office:value-type="string" calcext:value-type="string">
            <text:p>LBGT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70</text:p>
          </table:table-cell>
          <table:table-cell table:style-name="ce279" office:value-type="string" calcext:value-type="string">
            <text:p>BRN</text:p>
          </table:table-cell>
          <table:table-cell table:style-name="ce289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1</text:p>
          </table:table-cell>
          <table:table-cell table:style-name="ce168" office:value-type="string" calcext:value-type="string">
            <text:p>BLS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2</text:p>
          </table:table-cell>
          <table:table-cell table:style-name="ce168" office:value-type="string" calcext:value-type="string">
            <text:p>BCS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3</text:p>
          </table:table-cell>
          <table:table-cell table:style-name="ce168" office:value-type="string" calcext:value-type="string">
            <text:p>BEQ</text:p>
          </table:table-cell>
          <table:table-cell table:style-name="ce288" office:value-type="string" calcext:value-type="string">
            <text:p>beq, bpl, 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4</text:p>
          </table:table-cell>
          <table:table-cell table:style-name="ce168" office:value-type="string" calcext:value-type="string">
            <text:p>BV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5</text:p>
          </table:table-cell>
          <table:table-cell table:style-name="ce168" office:value-type="string" calcext:value-type="string">
            <text:p>BMI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6</text:p>
          </table:table-cell>
          <table:table-cell table:style-name="ce168" office:value-type="string" calcext:value-type="string">
            <text:p>BLT</text:p>
          </table:table-cell>
          <table:table-cell table:style-name="ce288" office:value-type="string" calcext:value-type="string">
            <text:p>branch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7</text:p>
          </table:table-cell>
          <table:table-cell table:style-name="ce168" office:value-type="string" calcext:value-type="string">
            <text:p>BLE</text:p>
          </table:table-cell>
          <table:table-cell table:style-name="ce288" office:value-type="string" calcext:value-type="string">
            <text:p>andc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8</text:p>
          </table:table-cell>
          <table:table-cell table:style-name="ce168" office:value-type="string" calcext:value-type="string">
            <text:p>LBRN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9</text:p>
          </table:table-cell>
          <table:table-cell table:style-name="ce168" office:value-type="string" calcext:value-type="string">
            <text:p>LBL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A</text:p>
          </table:table-cell>
          <table:table-cell table:style-name="ce168" office:value-type="string" calcext:value-type="string">
            <text:p>LBCS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B</text:p>
          </table:table-cell>
          <table:table-cell table:style-name="ce168" office:value-type="string" calcext:value-type="string">
            <text:p>LBEQ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C</text:p>
          </table:table-cell>
          <table:table-cell table:style-name="ce168" office:value-type="string" calcext:value-type="string">
            <text:p>LBVS</text:p>
          </table:table-cell>
          <table:table-cell table:style-name="ce288" office:value-type="string" calcext:value-type="string">
            <text:p>bmis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D</text:p>
          </table:table-cell>
          <table:table-cell table:style-name="ce168" office:value-type="string" calcext:value-type="string">
            <text:p>LBMI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E</text:p>
          </table:table-cell>
          <table:table-cell table:style-name="ce168" office:value-type="string" calcext:value-type="string">
            <text:p>LBL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7F</text:p>
          </table:table-cell>
          <table:table-cell table:style-name="ce168" office:value-type="string" calcext:value-type="string">
            <text:p>LBLE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80</text:p>
          </table:table-cell>
          <table:table-cell table:style-name="ce279" office:value-type="string" calcext:value-type="string">
            <text:p>CLRA</text:p>
          </table:table-cell>
          <table:table-cell table:style-name="ce289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1</text:p>
          </table:table-cell>
          <table:table-cell table:style-name="ce168" office:value-type="string" calcext:value-type="string">
            <text:p>CLRB</text:p>
          </table:table-cell>
          <table:table-cell table:style-name="ce288" office:value-type="string" calcext:value-type="string">
            <text:p>cl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2</text:p>
          </table:table-cell>
          <table:table-cell table:style-name="ce168" office:value-type="string" calcext:value-type="string">
            <text:p>CLR (idx)</text:p>
          </table:table-cell>
          <table:table-cell table:style-name="ce288" office:value-type="string" calcext:value-type="string">
            <text:p>clr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3</text:p>
          </table:table-cell>
          <table:table-cell table:style-name="ce168" office:value-type="string" calcext:value-type="string">
            <text:p>COMA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4</text:p>
          </table:table-cell>
          <table:table-cell table:style-name="ce168" office:value-type="string" calcext:value-type="string">
            <text:p>COMB</text:p>
          </table:table-cell>
          <table:table-cell table:style-name="ce288" office:value-type="string" calcext:value-type="string">
            <text:p>com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5</text:p>
          </table:table-cell>
          <table:table-cell table:style-name="ce168" office:value-type="string" calcext:value-type="string">
            <text:p>COM</text:p>
          </table:table-cell>
          <table:table-cell table:style-name="ce288" office:value-type="string" calcext:value-type="string">
            <text:p>com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6</text:p>
          </table:table-cell>
          <table:table-cell table:style-name="ce168" office:value-type="string" calcext:value-type="string">
            <text:p>NEGA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7</text:p>
          </table:table-cell>
          <table:table-cell table:style-name="ce168" office:value-type="string" calcext:value-type="string">
            <text:p>NEGB</text:p>
          </table:table-cell>
          <table:table-cell table:style-name="ce288" office:value-type="string" calcext:value-type="string">
            <text:p>neg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8</text:p>
          </table:table-cell>
          <table:table-cell table:style-name="ce168" office:value-type="string" calcext:value-type="string">
            <text:p>NEG</text:p>
          </table:table-cell>
          <table:table-cell table:style-name="ce288" office:value-type="string" calcext:value-type="string">
            <text:p>neg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9</text:p>
          </table:table-cell>
          <table:table-cell table:style-name="ce168" office:value-type="string" calcext:value-type="string">
            <text:p>INCA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A</text:p>
          </table:table-cell>
          <table:table-cell table:style-name="ce168" office:value-type="string" calcext:value-type="string">
            <text:p>INCB</text:p>
          </table:table-cell>
          <table:table-cell table:style-name="ce288" office:value-type="string" calcext:value-type="string">
            <text:p>in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B</text:p>
          </table:table-cell>
          <table:table-cell table:style-name="ce168" office:value-type="string" calcext:value-type="string">
            <text:p>INC</text:p>
          </table:table-cell>
          <table:table-cell table:style-name="ce288" office:value-type="string" calcext:value-type="string">
            <text:p>in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C</text:p>
          </table:table-cell>
          <table:table-cell table:style-name="ce168" office:value-type="string" calcext:value-type="string">
            <text:p>DECA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D</text:p>
          </table:table-cell>
          <table:table-cell table:style-name="ce168" office:value-type="string" calcext:value-type="string">
            <text:p>DECB</text:p>
          </table:table-cell>
          <table:table-cell table:style-name="ce288" office:value-type="string" calcext:value-type="string">
            <text:p>dec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E</text:p>
          </table:table-cell>
          <table:table-cell table:style-name="ce168" office:value-type="string" calcext:value-type="string">
            <text:p>DEC</text:p>
          </table:table-cell>
          <table:table-cell table:style-name="ce288" office:value-type="string" calcext:value-type="string">
            <text:p>dec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8F</text:p>
          </table:table-cell>
          <table:table-cell table:style-name="ce168" office:value-type="string" calcext:value-type="string">
            <text:p>RTS</text:p>
          </table:table-cell>
          <table:table-cell table:style-name="ce288" office:value-type="string" calcext:value-type="string">
            <text:p>rt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90</text:p>
          </table:table-cell>
          <table:table-cell table:style-name="ce279" office:value-type="string" calcext:value-type="string">
            <text:p>TSTA</text:p>
          </table:table-cell>
          <table:table-cell table:style-name="ce289" office:value-type="string" calcext:value-type="string">
            <text:p>bi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1</text:p>
          </table:table-cell>
          <table:table-cell table:style-name="ce168" office:value-type="string" calcext:value-type="string">
            <text:p>TSTB</text:p>
          </table:table-cell>
          <table:table-cell table:style-name="ce288" office:value-type="string" calcext:value-type="string">
            <text:p>mul2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2</text:p>
          </table:table-cell>
          <table:table-cell table:style-name="ce168" office:value-type="string" calcext:value-type="string">
            <text:p>TST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3</text:p>
          </table:table-cell>
          <table:table-cell table:style-name="ce168" office:value-type="string" calcext:value-type="string">
            <text:p>LSRA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4</text:p>
          </table:table-cell>
          <table:table-cell table:style-name="ce168" office:value-type="string" calcext:value-type="string">
            <text:p>LSRB</text:p>
          </table:table-cell>
          <table:table-cell table:style-name="ce288" office:value-type="string" calcext:value-type="string">
            <text:p>l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5</text:p>
          </table:table-cell>
          <table:table-cell table:style-name="ce168" office:value-type="string" calcext:value-type="string">
            <text:p>LSR (idx)</text:p>
          </table:table-cell>
          <table:table-cell table:style-name="ce288" office:value-type="string" calcext:value-type="string">
            <text:p>l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6</text:p>
          </table:table-cell>
          <table:table-cell table:style-name="ce168" office:value-type="string" calcext:value-type="string">
            <text:p>RORA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7</text:p>
          </table:table-cell>
          <table:table-cell table:style-name="ce168" office:value-type="string" calcext:value-type="string">
            <text:p>RORB</text:p>
          </table:table-cell>
          <table:table-cell table:style-name="ce288" office:value-type="string" calcext:value-type="string">
            <text:p>ro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8</text:p>
          </table:table-cell>
          <table:table-cell table:style-name="ce168" office:value-type="string" calcext:value-type="string">
            <text:p>ROR (idx)</text:p>
          </table:table-cell>
          <table:table-cell table:style-name="ce288" office:value-type="string" calcext:value-type="string">
            <text:p>ro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9</text:p>
          </table:table-cell>
          <table:table-cell table:style-name="ce168" office:value-type="string" calcext:value-type="string">
            <text:p>ASRA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A</text:p>
          </table:table-cell>
          <table:table-cell table:style-name="ce168" office:value-type="string" calcext:value-type="string">
            <text:p>ASRB</text:p>
          </table:table-cell>
          <table:table-cell table:style-name="ce288" office:value-type="string" calcext:value-type="string">
            <text:p>a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B</text:p>
          </table:table-cell>
          <table:table-cell table:style-name="ce168" office:value-type="string" calcext:value-type="string">
            <text:p>ASR (idx)</text:p>
          </table:table-cell>
          <table:table-cell table:style-name="ce288" office:value-type="string" calcext:value-type="string">
            <text:p>asr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C</text:p>
          </table:table-cell>
          <table:table-cell table:style-name="ce168" office:value-type="string" calcext:value-type="string">
            <text:p>ASLA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D</text:p>
          </table:table-cell>
          <table:table-cell table:style-name="ce168" office:value-type="string" calcext:value-type="string">
            <text:p>ASLB</text:p>
          </table:table-cell>
          <table:table-cell table:style-name="ce288" office:value-type="string" calcext:value-type="string">
            <text:p>as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E</text:p>
          </table:table-cell>
          <table:table-cell table:style-name="ce168" office:value-type="string" calcext:value-type="string">
            <text:p>ASL (idx)</text:p>
          </table:table-cell>
          <table:table-cell table:style-name="ce288" office:value-type="string" calcext:value-type="string">
            <text:p>as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9F</text:p>
          </table:table-cell>
          <table:table-cell table:style-name="ce168" office:value-type="string" calcext:value-type="string">
            <text:p>RTI</text:p>
          </table:table-cell>
          <table:table-cell table:style-name="ce288" office:value-type="string" calcext:value-type="string">
            <text:p>irq, firq…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0" office:value-type="string" calcext:value-type="string">
            <text:p>A0</text:p>
          </table:table-cell>
          <table:table-cell table:style-name="ce279" office:value-type="string" calcext:value-type="string">
            <text:p>ROLA</text:p>
          </table:table-cell>
          <table:table-cell table:style-name="ce289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1</text:p>
          </table:table-cell>
          <table:table-cell table:style-name="ce168" office:value-type="string" calcext:value-type="string">
            <text:p>ROLB</text:p>
          </table:table-cell>
          <table:table-cell table:style-name="ce288" office:value-type="string" calcext:value-type="string">
            <text:p>ro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2</text:p>
          </table:table-cell>
          <table:table-cell table:style-name="ce168" office:value-type="string" calcext:value-type="string">
            <text:p>ROL (idx)</text:p>
          </table:table-cell>
          <table:table-cell table:style-name="ce288" office:value-type="string" calcext:value-type="string">
            <text:p>rol1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3</text:p>
          </table:table-cell>
          <table:table-cell table:style-name="ce168" office:value-type="string" calcext:value-type="string">
            <text:p>LSRW</text:p>
          </table:table-cell>
          <table:table-cell table:style-name="ce288" office:value-type="string" calcext:value-type="string">
            <text:p>l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4</text:p>
          </table:table-cell>
          <table:table-cell table:style-name="ce168" office:value-type="string" calcext:value-type="string">
            <text:p>RORW</text:p>
          </table:table-cell>
          <table:table-cell table:style-name="ce288" office:value-type="string" calcext:value-type="string">
            <text:p>ro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5</text:p>
          </table:table-cell>
          <table:table-cell table:style-name="ce168" office:value-type="string" calcext:value-type="string">
            <text:p>ASRW</text:p>
          </table:table-cell>
          <table:table-cell table:style-name="ce288" office:value-type="string" calcext:value-type="string">
            <text:p>as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6</text:p>
          </table:table-cell>
          <table:table-cell table:style-name="ce168" office:value-type="string" calcext:value-type="string">
            <text:p>ASLW</text:p>
          </table:table-cell>
          <table:table-cell table:style-name="ce288" office:value-type="string" calcext:value-type="string">
            <text:p>as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7</text:p>
          </table:table-cell>
          <table:table-cell table:style-name="ce168" office:value-type="string" calcext:value-type="string">
            <text:p>ROLW</text:p>
          </table:table-cell>
          <table:table-cell table:style-name="ce288" office:value-type="string" calcext:value-type="string">
            <text:p>rol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8</text:p>
          </table:table-cell>
          <table:table-cell table:style-name="ce168" office:value-type="string" calcext:value-type="string">
            <text:p>JMP</text:p>
          </table:table-cell>
          <table:table-cell table:style-name="ce288" office:value-type="string" calcext:value-type="string">
            <text:p>jmp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9</text:p>
          </table:table-cell>
          <table:table-cell table:style-name="ce168" office:value-type="string" calcext:value-type="string">
            <text:p>JSR</text:p>
          </table:table-cell>
          <table:table-cell table:style-name="ce288" office:value-type="string" calcext:value-type="string">
            <text:p>j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A</text:p>
          </table:table-cell>
          <table:table-cell table:style-name="ce168" office:value-type="string" calcext:value-type="string">
            <text:p>BSR</text:p>
          </table:table-cell>
          <table:table-cell table:style-name="ce288" office:value-type="string" calcext:value-type="string">
            <text:p>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B</text:p>
          </table:table-cell>
          <table:table-cell table:style-name="ce168" office:value-type="string" calcext:value-type="string">
            <text:p>LBSR</text:p>
          </table:table-cell>
          <table:table-cell table:style-name="ce288" office:value-type="string" calcext:value-type="string">
            <text:p>lbsr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AC</text:p>
          </table:table-cell>
          <table:table-cell table:style-name="ce168" office:value-type="string" calcext:value-type="string">
            <text:p>DECB, JNZ</text:p>
          </table:table-cell>
          <table:table-cell table:style-name="ce288" office:value-type="string" calcext:value-type="string">
            <text:p>dec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AD</text:p>
          </table:table-cell>
          <table:table-cell table:style-name="ce168" office:value-type="string" calcext:value-type="string">
            <text:p>DECX, JNZ</text:p>
          </table:table-cell>
          <table:table-cell table:style-name="ce288" office:value-type="string" calcext:value-type="string">
            <text:p>decxbjnz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E</text:p>
          </table:table-cell>
          <table:table-cell table:style-name="ce168" office:value-type="string" calcext:value-type="string">
            <text:p>NOP</text:p>
          </table:table-cell>
          <table:table-cell table:style-name="ce288" office:value-type="string" calcext:value-type="string">
            <text:p>br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AF</text:p>
          </table:table-cell>
          <table:table-cell table:style-name="ce168" office:value-type="string" calcext:value-type="string">
            <text:p>-</text:p>
          </table:table-cell>
          <table:table-cell table:style-name="ce288"/>
          <table:table-cell table:style-name="ce295"/>
          <table:table-cell table:number-columns-repeated="3"/>
        </table:table-row>
        <table:table-row table:style-name="ro7">
          <table:table-cell/>
          <table:table-cell table:style-name="ce152" office:value-type="string" calcext:value-type="string">
            <text:p>B0</text:p>
          </table:table-cell>
          <table:table-cell table:style-name="ce276" office:value-type="string" calcext:value-type="string">
            <text:p>ABX</text:p>
          </table:table-cell>
          <table:table-cell table:style-name="ce290" office:value-type="string" calcext:value-type="string">
            <text:p>abx</text:p>
          </table:table-cell>
          <table:table-cell table:style-name="ce290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B1</text:p>
          </table:table-cell>
          <table:table-cell table:style-name="ce168" office:value-type="string" calcext:value-type="string">
            <text:p>DAA</text:p>
          </table:table-cell>
          <table:table-cell table:style-name="ce288" office:value-type="string" calcext:value-type="string">
            <text:p>daa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B2</text:p>
          </table:table-cell>
          <table:table-cell table:style-name="ce168" office:value-type="string" calcext:value-type="string">
            <text:p>SEX</text:p>
          </table:table-cell>
          <table:table-cell table:style-name="ce288" office:value-type="string" calcext:value-type="string">
            <text:p>sex</text:p>
          </table:table-cell>
          <table:table-cell table:style-name="ce295"/>
          <table:table-cell table:number-columns-repeated="2"/>
          <table:table-cell table:style-name="ce296"/>
        </table:table-row>
        <table:table-row table:style-name="ro7">
          <table:table-cell/>
          <table:table-cell table:style-name="ce149" office:value-type="string" calcext:value-type="string">
            <text:p>B3</text:p>
          </table:table-cell>
          <table:table-cell table:style-name="ce168" office:value-type="string" calcext:value-type="string">
            <text:p>MUL</text:p>
          </table:table-cell>
          <table:table-cell table:style-name="ce288" office:value-type="string" calcext:value-type="string">
            <text:p>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4</text:p>
          </table:table-cell>
          <table:table-cell table:style-name="ce168" office:value-type="string" calcext:value-type="string">
            <text:p>LMUL</text:p>
          </table:table-cell>
          <table:table-cell table:style-name="ce288" office:value-type="string" calcext:value-type="string">
            <text:p>lmul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5</text:p>
          </table:table-cell>
          <table:table-cell table:style-name="ce168" office:value-type="string" calcext:value-type="string">
            <text:p>DIV X,B</text:p>
          </table:table-cell>
          <table:table-cell table:style-name="ce288" office:value-type="string" calcext:value-type="string">
            <text:p>div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6</text:p>
          </table:table-cell>
          <table:table-cell table:style-name="ce168" office:value-type="string" calcext:value-type="string">
            <text:p>BMOVE Y,X,U</text:p>
          </table:table-cell>
          <table:table-cell table:style-name="ce288" office:value-type="string" calcext:value-type="string">
            <text:p>b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7</text:p>
          </table:table-cell>
          <table:table-cell table:style-name="ce168" office:value-type="string" calcext:value-type="string">
            <text:p>MOVE Y,X,U</text:p>
          </table:table-cell>
          <table:table-cell table:style-name="ce288" office:value-type="string" calcext:value-type="string">
            <text:p>move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8</text:p>
          </table:table-cell>
          <table:table-cell table:style-name="ce280" office:value-type="string" calcext:value-type="string">
            <text:p>LSRD</text:p>
          </table:table-cell>
          <table:table-cell table:style-name="ce288" office:value-type="string" calcext:value-type="string">
            <text:p>l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9</text:p>
          </table:table-cell>
          <table:table-cell table:style-name="ce280" office:value-type="string" calcext:value-type="string">
            <text:p>LSRD (idx)</text:p>
          </table:table-cell>
          <table:table-cell table:style-name="ce288" office:value-type="string" calcext:value-type="string">
            <text:p>l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A</text:p>
          </table:table-cell>
          <table:table-cell table:style-name="ce280" office:value-type="string" calcext:value-type="string">
            <text:p>RORD</text:p>
          </table:table-cell>
          <table:table-cell table:style-name="ce288" office:value-type="string" calcext:value-type="string">
            <text:p>ro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B</text:p>
          </table:table-cell>
          <table:table-cell table:style-name="ce280" office:value-type="string" calcext:value-type="string">
            <text:p>RORD (idx)</text:p>
          </table:table-cell>
          <table:table-cell table:style-name="ce288" office:value-type="string" calcext:value-type="string">
            <text:p>ro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C</text:p>
          </table:table-cell>
          <table:table-cell table:style-name="ce280" office:value-type="string" calcext:value-type="string">
            <text:p>ASRD</text:p>
          </table:table-cell>
          <table:table-cell table:style-name="ce288" office:value-type="string" calcext:value-type="string">
            <text:p>asr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D</text:p>
          </table:table-cell>
          <table:table-cell table:style-name="ce280" office:value-type="string" calcext:value-type="string">
            <text:p>ASRD (idx)</text:p>
          </table:table-cell>
          <table:table-cell table:style-name="ce288" office:value-type="string" calcext:value-type="string">
            <text:p>asr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E</text:p>
          </table:table-cell>
          <table:table-cell table:style-name="ce280" office:value-type="string" calcext:value-type="string">
            <text:p>ASLD</text:p>
          </table:table-cell>
          <table:table-cell table:style-name="ce288" office:value-type="string" calcext:value-type="string">
            <text:p>asld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BF</text:p>
          </table:table-cell>
          <table:table-cell table:style-name="ce280" office:value-type="string" calcext:value-type="string">
            <text:p>ASLD (idx)</text:p>
          </table:table-cell>
          <table:table-cell table:style-name="ce288" office:value-type="string" calcext:value-type="string">
            <text:p>as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3" office:value-type="string" calcext:value-type="string">
            <text:p>C0</text:p>
          </table:table-cell>
          <table:table-cell table:style-name="ce281" office:value-type="string" calcext:value-type="string">
            <text:p>ROLD</text:p>
          </table:table-cell>
          <table:table-cell table:style-name="ce291" office:value-type="string" calcext:value-type="string">
            <text:p>rold</text:p>
          </table:table-cell>
          <table:table-cell table:style-name="ce158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C1</text:p>
          </table:table-cell>
          <table:table-cell table:style-name="ce280" office:value-type="string" calcext:value-type="string">
            <text:p>ROLD (idx)</text:p>
          </table:table-cell>
          <table:table-cell table:style-name="ce288" office:value-type="string" calcext:value-type="string">
            <text:p>rold1</text:p>
          </table:table-cell>
          <table:table-cell table:style-name="ce295" office:value-type="string" calcext:value-type="string">
            <text:p>shift count from operand</text:p>
          </table:table-cell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2</text:p>
          </table:table-cell>
          <table:table-cell table:style-name="ce168" office:value-type="string" calcext:value-type="string">
            <text:p>CLRD</text:p>
          </table:table-cell>
          <table:table-cell table:style-name="ce288" office:value-type="string" calcext:value-type="string">
            <text:p>negw, 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3</text:p>
          </table:table-cell>
          <table:table-cell table:style-name="ce168" office:value-type="string" calcext:value-type="string">
            <text:p>CLRW</text:p>
          </table:table-cell>
          <table:table-cell table:style-name="ce288" office:value-type="string" calcext:value-type="string">
            <text:p>clr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4</text:p>
          </table:table-cell>
          <table:table-cell table:style-name="ce168" office:value-type="string" calcext:value-type="string">
            <text:p>NEGD</text:p>
          </table:table-cell>
          <table:table-cell table:style-name="ce288" office:value-type="string" calcext:value-type="string">
            <text:p>neg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5</text:p>
          </table:table-cell>
          <table:table-cell table:style-name="ce168" office:value-type="string" calcext:value-type="string">
            <text:p>NEGW</text:p>
          </table:table-cell>
          <table:table-cell table:style-name="ce288" office:value-type="string" calcext:value-type="string">
            <text:p>neg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6</text:p>
          </table:table-cell>
          <table:table-cell table:style-name="ce168" office:value-type="string" calcext:value-type="string">
            <text:p>INCD</text:p>
          </table:table-cell>
          <table:table-cell table:style-name="ce288" office:value-type="string" calcext:value-type="string">
            <text:p>in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7</text:p>
          </table:table-cell>
          <table:table-cell table:style-name="ce168" office:value-type="string" calcext:value-type="string">
            <text:p>INCW</text:p>
          </table:table-cell>
          <table:table-cell table:style-name="ce288" office:value-type="string" calcext:value-type="string">
            <text:p>in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8</text:p>
          </table:table-cell>
          <table:table-cell table:style-name="ce168" office:value-type="string" calcext:value-type="string">
            <text:p>DECD</text:p>
          </table:table-cell>
          <table:table-cell table:style-name="ce288" office:value-type="string" calcext:value-type="string">
            <text:p>dec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9</text:p>
          </table:table-cell>
          <table:table-cell table:style-name="ce168" office:value-type="string" calcext:value-type="string">
            <text:p>DECW</text:p>
          </table:table-cell>
          <table:table-cell table:style-name="ce288" office:value-type="string" calcext:value-type="string">
            <text:p>dec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A</text:p>
          </table:table-cell>
          <table:table-cell table:style-name="ce168" office:value-type="string" calcext:value-type="string">
            <text:p>TSTD</text:p>
          </table:table-cell>
          <table:table-cell table:style-name="ce288" office:value-type="string" calcext:value-type="string">
            <text:p>ts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CB</text:p>
          </table:table-cell>
          <table:table-cell table:style-name="ce168" office:value-type="string" calcext:value-type="string">
            <text:p>TSTW</text:p>
          </table:table-cell>
          <table:table-cell table:style-name="ce288" office:value-type="string" calcext:value-type="string">
            <text:p>tstw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CC</text:p>
          </table:table-cell>
          <table:table-cell table:style-name="ce168" office:value-type="string" calcext:value-type="string">
            <text:p>ABSA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CD</text:p>
          </table:table-cell>
          <table:table-cell table:style-name="ce168" office:value-type="string" calcext:value-type="string">
            <text:p>ABSB</text:p>
          </table:table-cell>
          <table:table-cell table:style-name="ce288" office:value-type="string" calcext:value-type="string">
            <text:p>abs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CE</text:p>
          </table:table-cell>
          <table:table-cell table:style-name="ce168" office:value-type="string" calcext:value-type="string">
            <text:p>ABSD</text:p>
          </table:table-cell>
          <table:table-cell table:style-name="ce288" office:value-type="string" calcext:value-type="string">
            <text:p>abs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1" office:value-type="string" calcext:value-type="string">
            <text:p>CF</text:p>
          </table:table-cell>
          <table:table-cell table:style-name="ce168" office:value-type="string" calcext:value-type="string">
            <text:p>BSETA X,U</text:p>
          </table:table-cell>
          <table:table-cell table:style-name="ce288" office:value-type="string" calcext:value-type="string">
            <text:p>bset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53" office:value-type="string" calcext:value-type="string">
            <text:p>D0</text:p>
          </table:table-cell>
          <table:table-cell table:style-name="ce279" office:value-type="string" calcext:value-type="string">
            <text:p>BSETD X,U</text:p>
          </table:table-cell>
          <table:table-cell table:style-name="ce289" office:value-type="string" calcext:value-type="string">
            <text:p>bsetd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68" office:value-type="string" calcext:value-type="string">
            <text:p>IRQ</text:p>
          </table:table-cell>
          <table:table-cell table:style-name="ce288" office:value-type="string" calcext:value-type="string">
            <text:p>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FIRQ</text:p>
          </table:table-cell>
          <table:table-cell table:style-name="ce292" office:value-type="string" calcext:value-type="string">
            <text:p>firq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NMI</text:p>
          </table:table-cell>
          <table:table-cell table:style-name="ce292" office:value-type="string" calcext:value-type="string">
            <text:p>nmi</text:p>
          </table:table-cell>
          <table:table-cell table:style-name="ce295"/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IRQ then FIRQ</text:p>
          </table:table-cell>
          <table:table-cell table:style-name="ce292"/>
          <table:table-cell table:style-name="ce295" office:value-type="string" calcext:value-type="string">
            <text:p>FIRQ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IRQ then NMI</text:p>
          </table:table-cell>
          <table:table-cell table:style-name="ce292"/>
          <table:table-cell table:style-name="ce295" office:value-type="string" calcext:value-type="string">
            <text:p>NMI service should interrupt the IRQ service</text:p>
          </table:table-cell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FIRQ then NMI</text:p>
          </table:table-cell>
          <table:table-cell table:style-name="ce292"/>
          <table:table-cell table:style-name="ce295" office:value-type="string" calcext:value-type="string">
            <text:p>NMI service should interrupt the FIRQ service</text:p>
          </table:table-cell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NMI then IRQ</text:p>
          </table:table-cell>
          <table:table-cell table:style-name="ce292"/>
          <table:table-cell table:style-name="ce295" office:value-type="string" calcext:value-type="string">
            <text:p>IRQ should be ignored until NMI is finished</text:p>
          </table:table-cell>
          <table:table-cell table:number-columns-repeated="3"/>
        </table:table-row>
        <table:table-row table:style-name="ro7">
          <table:table-cell/>
          <table:table-cell table:style-name="ce149" office:value-type="string" calcext:value-type="string">
            <text:p>-</text:p>
          </table:table-cell>
          <table:table-cell table:style-name="ce149" office:value-type="string" calcext:value-type="string">
            <text:p>NMI then FIRQ</text:p>
          </table:table-cell>
          <table:table-cell table:style-name="ce292"/>
          <table:table-cell table:style-name="ce295" office:value-type="string" calcext:value-type="string">
            <text:p>FIRQ should be ignored until NMI is finished</text:p>
          </table:table-cell>
          <table:table-cell table:number-columns-repeated="3"/>
        </table:table-row>
        <table:table-row table:style-name="ro7" table:number-rows-repeated="1048364">
          <table:table-cell table:number-columns-repeated="8"/>
        </table:table-row>
        <table:table-row table:style-name="ro7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/00/0000</text:date>, <text:time style:data-style-name="N2" text:time-value="16:23:18.35235823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1T15:17:53.170975559</meta:creation-date>
    <dc:date>2023-04-07T16:32:10.265284369</dc:date>
    <meta:editing-duration>P9DT23H9M17S</meta:editing-duration>
    <meta:editing-cycles>66</meta:editing-cycles>
    <meta:generator>LibreOffice/6.4.7.2$Linux_X86_64 LibreOffice_project/40$Build-2</meta:generator>
    <dc:creator>Pepe </dc:creator>
    <meta:document-statistic meta:table-count="7" meta:cell-count="6093" meta:object-count="0"/>
  </office:meta>
</office:document-meta>
</file>